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ANTTCHART" style:family="table">
      <style:table-properties style:width="17.013cm" fo:margin-left="0cm" table:align="left"/>
    </style:style>
    <style:style style:name="GANTTCHART.A" style:family="table-column">
      <style:table-column-properties style:column-width="0.794cm"/>
    </style:style>
    <style:style style:name="GANTTCHART.B" style:family="table-column">
      <style:table-column-properties style:column-width="3.916cm"/>
    </style:style>
    <style:style style:name="GANTTCHART.C" style:family="table-column">
      <style:table-column-properties style:column-width="1.773cm"/>
    </style:style>
    <style:style style:name="GANTTCHART.D" style:family="table-column">
      <style:table-column-properties style:column-width="2.223cm"/>
    </style:style>
    <style:style style:name="GANTTCHART.E" style:family="table-column">
      <style:table-column-properties style:column-width="0.407cm"/>
    </style:style>
    <style:style style:name="GANTTCHART.F" style:family="table-column">
      <style:table-column-properties style:column-width="1.683cm"/>
    </style:style>
    <style:style style:name="GANTTCHART.G" style:family="table-column">
      <style:table-column-properties style:column-width="2.117cm"/>
    </style:style>
    <style:style style:name="GANTTCHART.H" style:family="table-column">
      <style:table-column-properties style:column-width="2.09cm"/>
    </style:style>
    <style:style style:name="GANTTCHART.I" style:family="table-column">
      <style:table-column-properties style:column-width="2.011cm"/>
    </style:style>
    <style:style style:name="GANTTCHART.A1" style:family="table-cell">
      <style:table-cell-properties fo:padding="0.097cm" fo:border-left="0.05pt solid #000000" fo:border-right="none" fo:border-top="0.05pt solid #000000" fo:border-bottom="0.05pt solid #000000"/>
    </style:style>
    <style:style style:name="GANTTCHART.F1" style:family="table-cell">
      <style:table-cell-properties fo:padding="0.097cm" fo:border="0.05pt solid #000000"/>
    </style:style>
    <style:style style:name="GANTTCHART.A2" style:family="table-cell">
      <style:table-cell-properties fo:padding="0.097cm" fo:border-left="0.05pt solid #000000" fo:border-right="none" fo:border-top="none" fo:border-bottom="0.05pt solid #000000"/>
    </style:style>
    <style:style style:name="GANTTCHART.I2" style:family="table-cell">
      <style:table-cell-properties fo:padding="0.097cm" fo:border-left="0.05pt solid #000000" fo:border-right="0.05pt solid #000000" fo:border-top="none" fo:border-bottom="0.05pt solid #000000"/>
    </style:style>
    <style:style style:name="Table1" style:family="table">
      <style:table-properties style:width="17cm" table:align="left" fo:background-color="#ffffff">
        <style:background-image/>
      </style:table-properties>
    </style:style>
    <style:style style:name="Table1.A" style:family="table-column">
      <style:table-column-properties style:column-width="3.2cm"/>
    </style:style>
    <style:style style:name="Table1.B" style:family="table-column">
      <style:table-column-properties style:column-width="2.404cm"/>
    </style:style>
    <style:style style:name="Table1.C" style:family="table-column">
      <style:table-column-properties style:column-width="1.3cm"/>
    </style:style>
    <style:style style:name="Table1.D" style:family="table-column">
      <style:table-column-properties style:column-width="1.588cm"/>
    </style:style>
    <style:style style:name="Table1.E" style:family="table-column">
      <style:table-column-properties style:column-width="8.509cm"/>
    </style:style>
    <style:style style:name="Table1.A1" style:family="table-cell">
      <style:table-cell-properties style:vertical-align="middle" fo:background-color="#e5e5e5" fo:padding="0.049cm" fo:border="0.5pt solid #000000">
        <style:background-image/>
      </style:table-cell-properties>
    </style:style>
    <style:style style:name="Table1.A2" style:family="table-cell">
      <style:table-cell-properties style:vertical-align="middle" fo:background-color="#ffffff" fo:padding="0.049cm" fo:border="0.5pt solid #000000">
        <style:background-image/>
      </style:table-cell-properties>
    </style:style>
    <style:style style:name="Table2" style:family="table">
      <style:table-properties style:width="15.445cm" table:align="left" fo:background-color="#ffffff">
        <style:background-image/>
      </style:table-properties>
    </style:style>
    <style:style style:name="Table2.A" style:family="table-column">
      <style:table-column-properties style:column-width="2.125cm"/>
    </style:style>
    <style:style style:name="Table2.B" style:family="table-column">
      <style:table-column-properties style:column-width="1.533cm"/>
    </style:style>
    <style:style style:name="Table2.C" style:family="table-column">
      <style:table-column-properties style:column-width="1.503cm"/>
    </style:style>
    <style:style style:name="Table2.D" style:family="table-column">
      <style:table-column-properties style:column-width="1.505cm"/>
    </style:style>
    <style:style style:name="Table2.E" style:family="table-column">
      <style:table-column-properties style:column-width="1.644cm"/>
    </style:style>
    <style:style style:name="Table2.F" style:family="table-column">
      <style:table-column-properties style:column-width="2.275cm"/>
    </style:style>
    <style:style style:name="Table2.G" style:family="table-column">
      <style:table-column-properties style:column-width="1.856cm"/>
    </style:style>
    <style:style style:name="Table2.H" style:family="table-column">
      <style:table-column-properties style:column-width="0.956cm"/>
    </style:style>
    <style:style style:name="Table2.I" style:family="table-column">
      <style:table-column-properties style:column-width="2.048cm"/>
    </style:style>
    <style:style style:name="Table2.A1" style:family="table-cell">
      <style:table-cell-properties style:vertical-align="middle" fo:background-color="#e5e5e5" fo:padding="0.049cm" fo:border="0.5pt solid #000000">
        <style:background-image/>
      </style:table-cell-properties>
    </style:style>
    <style:style style:name="Table2.A2" style:family="table-cell">
      <style:table-cell-properties style:vertical-align="middle" fo:background-color="#ffffff" fo:padding="0.049cm" fo:border="0.5pt solid #000000">
        <style:background-image/>
      </style:table-cell-properties>
    </style:style>
    <style:style style:name="Table3" style:family="table">
      <style:table-properties style:width="17.013cm" fo:margin-left="0cm" table:align="left" fo:background-color="#ffffff">
        <style:background-image/>
      </style:table-properties>
    </style:style>
    <style:style style:name="Table3.A" style:family="table-column">
      <style:table-column-properties style:column-width="2.91cm"/>
    </style:style>
    <style:style style:name="Table3.B" style:family="table-column">
      <style:table-column-properties style:column-width="2.487cm"/>
    </style:style>
    <style:style style:name="Table3.C" style:family="table-column">
      <style:table-column-properties style:column-width="1.296cm"/>
    </style:style>
    <style:style style:name="Table3.D" style:family="table-column">
      <style:table-column-properties style:column-width="1.614cm"/>
    </style:style>
    <style:style style:name="Table3.E" style:family="table-column">
      <style:table-column-properties style:column-width="8.705cm"/>
    </style:style>
    <style:style style:name="Table3.A1" style:family="table-cell">
      <style:table-cell-properties style:vertical-align="middle" fo:background-color="#e5e5e5" fo:padding="0.049cm" fo:border="0.5pt solid #000000">
        <style:background-image/>
      </style:table-cell-properties>
    </style:style>
    <style:style style:name="Table3.A2" style:family="table-cell">
      <style:table-cell-properties style:vertical-align="middle" fo:background-color="#ffffff" fo:padding="0.049cm" fo:border="0.5pt solid #000000">
        <style:background-image/>
      </style:table-cell-properties>
    </style:style>
    <style:style style:name="Table4" style:family="table">
      <style:table-properties style:width="17.013cm" fo:margin-left="0cm" table:align="left" fo:background-color="#ffffff">
        <style:background-image/>
      </style:table-properties>
    </style:style>
    <style:style style:name="Table4.A" style:family="table-column">
      <style:table-column-properties style:column-width="3.122cm"/>
    </style:style>
    <style:style style:name="Table4.B" style:family="table-column">
      <style:table-column-properties style:column-width="1.766cm"/>
    </style:style>
    <style:style style:name="Table4.C" style:family="table-column">
      <style:table-column-properties style:column-width="1.503cm"/>
    </style:style>
    <style:style style:name="Table4.D" style:family="table-column">
      <style:table-column-properties style:column-width="1.505cm"/>
    </style:style>
    <style:style style:name="Table4.E" style:family="table-column">
      <style:table-column-properties style:column-width="1.97cm"/>
    </style:style>
    <style:style style:name="Table4.F" style:family="table-column">
      <style:table-column-properties style:column-width="2.275cm"/>
    </style:style>
    <style:style style:name="Table4.G" style:family="table-column">
      <style:table-column-properties style:column-width="1.856cm"/>
    </style:style>
    <style:style style:name="Table4.H" style:family="table-column">
      <style:table-column-properties style:column-width="1.693cm"/>
    </style:style>
    <style:style style:name="Table4.I" style:family="table-column">
      <style:table-column-properties style:column-width="1.323cm"/>
    </style:style>
    <style:style style:name="Table4.A1" style:family="table-cell">
      <style:table-cell-properties style:vertical-align="middle" fo:background-color="#e5e5e5" fo:padding="0.049cm" fo:border="0.5pt solid #000000">
        <style:background-image/>
      </style:table-cell-properties>
    </style:style>
    <style:style style:name="Table4.A2" style:family="table-cell">
      <style:table-cell-properties style:vertical-align="middle" fo:background-color="#ffffff" fo:padding="0.049cm" fo:border="0.5pt solid #000000">
        <style:background-image/>
      </style:table-cell-properties>
    </style:style>
    <style:style style:name="Table4.A19" style:family="table-cell">
      <style:table-cell-properties style:vertical-align="middle" fo:padding="0.049cm" fo:border="0.5pt solid #000000"/>
    </style:style>
    <style:style style:name="Table4.B19" style:family="table-cell">
      <style:table-cell-properties style:vertical-align="middle" fo:padding="0.049cm" fo:border="0.5pt solid #000000"/>
    </style:style>
    <style:style style:name="Table4.C19" style:family="table-cell">
      <style:table-cell-properties style:vertical-align="middle" fo:padding="0.049cm" fo:border="0.5pt solid #000000"/>
    </style:style>
    <style:style style:name="Table4.D19" style:family="table-cell">
      <style:table-cell-properties style:vertical-align="middle" fo:padding="0.049cm" fo:border="0.5pt solid #000000"/>
    </style:style>
    <style:style style:name="Table4.E19" style:family="table-cell">
      <style:table-cell-properties style:vertical-align="middle" fo:padding="0.049cm" fo:border="0.5pt solid #000000"/>
    </style:style>
    <style:style style:name="Table4.F19" style:family="table-cell">
      <style:table-cell-properties style:vertical-align="middle" fo:padding="0.049cm" fo:border="0.5pt solid #000000"/>
    </style:style>
    <style:style style:name="Table4.G19" style:family="table-cell">
      <style:table-cell-properties style:vertical-align="middle" fo:padding="0.049cm" fo:border="0.5pt solid #000000"/>
    </style:style>
    <style:style style:name="Table4.H19" style:family="table-cell">
      <style:table-cell-properties style:vertical-align="middle" fo:padding="0.049cm" fo:border="0.5pt solid #000000"/>
    </style:style>
    <style:style style:name="Table4.I19" style:family="table-cell">
      <style:table-cell-properties fo:padding="0.049cm" fo:border="none"/>
    </style:style>
    <style:style style:name="Table5" style:family="table">
      <style:table-properties style:width="17.013cm" fo:margin-left="0cm" table:align="left" fo:background-color="#ffffff">
        <style:background-image/>
      </style:table-properties>
    </style:style>
    <style:style style:name="Table5.A" style:family="table-column">
      <style:table-column-properties style:column-width="4.207cm"/>
    </style:style>
    <style:style style:name="Table5.B" style:family="table-column">
      <style:table-column-properties style:column-width="2.805cm"/>
    </style:style>
    <style:style style:name="Table5.C" style:family="table-column">
      <style:table-column-properties style:column-width="1.191cm"/>
    </style:style>
    <style:style style:name="Table5.D" style:family="table-column">
      <style:table-column-properties style:column-width="1.693cm"/>
    </style:style>
    <style:style style:name="Table5.E" style:family="table-column">
      <style:table-column-properties style:column-width="7.117cm"/>
    </style:style>
    <style:style style:name="Table5.A1" style:family="table-cell">
      <style:table-cell-properties style:vertical-align="middle" fo:background-color="#e5e5e5" fo:padding="0.049cm" fo:border="0.5pt solid #000000">
        <style:background-image/>
      </style:table-cell-properties>
    </style:style>
    <style:style style:name="Table5.A2" style:family="table-cell">
      <style:table-cell-properties style:vertical-align="middle" fo:background-color="#ffffff" fo:padding="0.049cm" fo:border="0.5pt solid #000000">
        <style:background-image/>
      </style:table-cell-properties>
    </style:style>
    <style:style style:name="Table6" style:family="table">
      <style:table-properties style:width="16.189cm" table:align="left" fo:background-color="#ffffff">
        <style:background-image/>
      </style:table-properties>
    </style:style>
    <style:style style:name="Table6.A" style:family="table-column">
      <style:table-column-properties style:column-width="2.27cm"/>
    </style:style>
    <style:style style:name="Table6.B" style:family="table-column">
      <style:table-column-properties style:column-width="1.533cm"/>
    </style:style>
    <style:style style:name="Table6.C" style:family="table-column">
      <style:table-column-properties style:column-width="1.503cm"/>
    </style:style>
    <style:style style:name="Table6.D" style:family="table-column">
      <style:table-column-properties style:column-width="1.505cm"/>
    </style:style>
    <style:style style:name="Table6.E" style:family="table-column">
      <style:table-column-properties style:column-width="2.244cm"/>
    </style:style>
    <style:style style:name="Table6.F" style:family="table-column">
      <style:table-column-properties style:column-width="2.275cm"/>
    </style:style>
    <style:style style:name="Table6.G" style:family="table-column">
      <style:table-column-properties style:column-width="1.856cm"/>
    </style:style>
    <style:style style:name="Table6.H" style:family="table-column">
      <style:table-column-properties style:column-width="0.956cm"/>
    </style:style>
    <style:style style:name="Table6.I" style:family="table-column">
      <style:table-column-properties style:column-width="2.048cm"/>
    </style:style>
    <style:style style:name="Table6.A1" style:family="table-cell">
      <style:table-cell-properties style:vertical-align="middle" fo:background-color="#e5e5e5" fo:padding="0.049cm" fo:border="0.5pt solid #000000">
        <style:background-image/>
      </style:table-cell-properties>
    </style:style>
    <style:style style:name="Table6.A2" style:family="table-cell">
      <style:table-cell-properties style:vertical-align="middle" fo:background-color="#ffffff" fo:padding="0.049cm" fo:border="0.5pt solid #000000">
        <style:background-image/>
      </style:table-cell-properties>
    </style:style>
    <style:style style:name="Table7" style:family="table">
      <style:table-properties style:width="17.013cm" fo:margin-left="0cm" table:align="left" fo:background-color="#ffffff">
        <style:background-image/>
      </style:table-properties>
    </style:style>
    <style:style style:name="Table7.A" style:family="table-column">
      <style:table-column-properties style:column-width="2.699cm"/>
    </style:style>
    <style:style style:name="Table7.B" style:family="table-column">
      <style:table-column-properties style:column-width="2.514cm"/>
    </style:style>
    <style:style style:name="Table7.C" style:family="table-column">
      <style:table-column-properties style:column-width="1.296cm"/>
    </style:style>
    <style:style style:name="Table7.D" style:family="table-column">
      <style:table-column-properties style:column-width="1.588cm"/>
    </style:style>
    <style:style style:name="Table7.E" style:family="table-column">
      <style:table-column-properties style:column-width="8.916cm"/>
    </style:style>
    <style:style style:name="Table7.A1" style:family="table-cell">
      <style:table-cell-properties style:vertical-align="middle" fo:background-color="#e5e5e5" fo:padding="0.049cm" fo:border="0.5pt solid #000000">
        <style:background-image/>
      </style:table-cell-properties>
    </style:style>
    <style:style style:name="Table7.A2" style:family="table-cell">
      <style:table-cell-properties style:vertical-align="middle" fo:background-color="#ffffff" fo:padding="0.049cm" fo:border="0.5pt solid #000000">
        <style:background-image/>
      </style:table-cell-properties>
    </style:style>
    <style:style style:name="Table8" style:family="table">
      <style:table-properties style:width="15.445cm" table:align="left" fo:background-color="#ffffff">
        <style:background-image/>
      </style:table-properties>
    </style:style>
    <style:style style:name="Table8.A" style:family="table-column">
      <style:table-column-properties style:column-width="2.125cm"/>
    </style:style>
    <style:style style:name="Table8.B" style:family="table-column">
      <style:table-column-properties style:column-width="1.533cm"/>
    </style:style>
    <style:style style:name="Table8.C" style:family="table-column">
      <style:table-column-properties style:column-width="1.503cm"/>
    </style:style>
    <style:style style:name="Table8.D" style:family="table-column">
      <style:table-column-properties style:column-width="1.505cm"/>
    </style:style>
    <style:style style:name="Table8.E" style:family="table-column">
      <style:table-column-properties style:column-width="1.644cm"/>
    </style:style>
    <style:style style:name="Table8.F" style:family="table-column">
      <style:table-column-properties style:column-width="2.275cm"/>
    </style:style>
    <style:style style:name="Table8.G" style:family="table-column">
      <style:table-column-properties style:column-width="1.856cm"/>
    </style:style>
    <style:style style:name="Table8.H" style:family="table-column">
      <style:table-column-properties style:column-width="0.956cm"/>
    </style:style>
    <style:style style:name="Table8.I" style:family="table-column">
      <style:table-column-properties style:column-width="2.048cm"/>
    </style:style>
    <style:style style:name="Table8.A1" style:family="table-cell">
      <style:table-cell-properties style:vertical-align="middle" fo:background-color="#e5e5e5" fo:padding="0.049cm" fo:border="0.5pt solid #000000">
        <style:background-image/>
      </style:table-cell-properties>
    </style:style>
    <style:style style:name="Table8.A2" style:family="table-cell">
      <style:table-cell-properties style:vertical-align="middle" fo:background-color="#ffffff" fo:padding="0.049cm" fo:border="0.5pt solid #000000">
        <style:background-image/>
      </style:table-cell-properties>
    </style:style>
    <style:style style:name="Table9" style:family="table">
      <style:table-properties style:width="17.013cm" fo:margin-left="0cm" table:align="left" fo:background-color="#ffffff">
        <style:background-image/>
      </style:table-properties>
    </style:style>
    <style:style style:name="Table9.A" style:family="table-column">
      <style:table-column-properties style:column-width="2.408cm"/>
    </style:style>
    <style:style style:name="Table9.B" style:family="table-column">
      <style:table-column-properties style:column-width="2.381cm"/>
    </style:style>
    <style:style style:name="Table9.C" style:family="table-column">
      <style:table-column-properties style:column-width="1.217cm"/>
    </style:style>
    <style:style style:name="Table9.D" style:family="table-column">
      <style:table-column-properties style:column-width="1.482cm"/>
    </style:style>
    <style:style style:name="Table9.E" style:family="table-column">
      <style:table-column-properties style:column-width="9.525cm"/>
    </style:style>
    <style:style style:name="Table9.A1" style:family="table-cell">
      <style:table-cell-properties style:vertical-align="middle" fo:background-color="#e5e5e5" fo:padding="0.049cm" fo:border="0.5pt solid #000000">
        <style:background-image/>
      </style:table-cell-properties>
    </style:style>
    <style:style style:name="Table9.A2" style:family="table-cell">
      <style:table-cell-properties style:vertical-align="middle" fo:background-color="#ffffff" fo:padding="0.049cm" fo:border="0.5pt solid #000000">
        <style:background-image/>
      </style:table-cell-properties>
    </style:style>
    <style:style style:name="Table10" style:family="table">
      <style:table-properties style:width="15.445cm" table:align="left" fo:background-color="#ffffff">
        <style:background-image/>
      </style:table-properties>
    </style:style>
    <style:style style:name="Table10.A" style:family="table-column">
      <style:table-column-properties style:column-width="2.125cm"/>
    </style:style>
    <style:style style:name="Table10.B" style:family="table-column">
      <style:table-column-properties style:column-width="1.533cm"/>
    </style:style>
    <style:style style:name="Table10.C" style:family="table-column">
      <style:table-column-properties style:column-width="1.503cm"/>
    </style:style>
    <style:style style:name="Table10.D" style:family="table-column">
      <style:table-column-properties style:column-width="1.505cm"/>
    </style:style>
    <style:style style:name="Table10.E" style:family="table-column">
      <style:table-column-properties style:column-width="1.644cm"/>
    </style:style>
    <style:style style:name="Table10.F" style:family="table-column">
      <style:table-column-properties style:column-width="2.275cm"/>
    </style:style>
    <style:style style:name="Table10.G" style:family="table-column">
      <style:table-column-properties style:column-width="1.856cm"/>
    </style:style>
    <style:style style:name="Table10.H" style:family="table-column">
      <style:table-column-properties style:column-width="0.956cm"/>
    </style:style>
    <style:style style:name="Table10.I" style:family="table-column">
      <style:table-column-properties style:column-width="2.048cm"/>
    </style:style>
    <style:style style:name="Table10.A1" style:family="table-cell">
      <style:table-cell-properties style:vertical-align="middle" fo:background-color="#e5e5e5" fo:padding="0.049cm" fo:border="0.5pt solid #000000">
        <style:background-image/>
      </style:table-cell-properties>
    </style:style>
    <style:style style:name="Table10.A2" style:family="table-cell">
      <style:table-cell-properties style:vertical-align="middle" fo:background-color="#ffffff" fo:padding="0.049cm" fo:border="0.5pt solid #000000">
        <style:background-image/>
      </style:table-cell-properties>
    </style:style>
    <style:style style:name="Table11" style:family="table">
      <style:table-properties style:width="17.013cm" fo:margin-left="0cm" table:align="left" fo:background-color="#ffffff">
        <style:background-image/>
      </style:table-properties>
    </style:style>
    <style:style style:name="Table11.A" style:family="table-column">
      <style:table-column-properties style:column-width="2.99cm"/>
    </style:style>
    <style:style style:name="Table11.B" style:family="table-column">
      <style:table-column-properties style:column-width="2.408cm"/>
    </style:style>
    <style:style style:name="Table11.C" style:family="table-column">
      <style:table-column-properties style:column-width="1.191cm"/>
    </style:style>
    <style:style style:name="Table11.D" style:family="table-column">
      <style:table-column-properties style:column-width="1.508cm"/>
    </style:style>
    <style:style style:name="Table11.E" style:family="table-column">
      <style:table-column-properties style:column-width="8.916cm"/>
    </style:style>
    <style:style style:name="Table11.A1" style:family="table-cell">
      <style:table-cell-properties style:vertical-align="middle" fo:background-color="#e5e5e5" fo:padding="0.049cm" fo:border="0.5pt solid #000000">
        <style:background-image/>
      </style:table-cell-properties>
    </style:style>
    <style:style style:name="Table11.A2" style:family="table-cell">
      <style:table-cell-properties style:vertical-align="middle" fo:background-color="#ffffff" fo:padding="0.049cm" fo:border="0.5pt solid #000000">
        <style:background-image/>
      </style:table-cell-properties>
    </style:style>
    <style:style style:name="Table12" style:family="table">
      <style:table-properties style:width="15.746cm" table:align="left" fo:background-color="#ffffff">
        <style:background-image/>
      </style:table-properties>
    </style:style>
    <style:style style:name="Table12.A" style:family="table-column">
      <style:table-column-properties style:column-width="2.125cm"/>
    </style:style>
    <style:style style:name="Table12.B" style:family="table-column">
      <style:table-column-properties style:column-width="1.533cm"/>
    </style:style>
    <style:style style:name="Table12.C" style:family="table-column">
      <style:table-column-properties style:column-width="1.503cm"/>
    </style:style>
    <style:style style:name="Table12.D" style:family="table-column">
      <style:table-column-properties style:column-width="1.505cm"/>
    </style:style>
    <style:style style:name="Table12.E" style:family="table-column">
      <style:table-column-properties style:column-width="1.946cm"/>
    </style:style>
    <style:style style:name="Table12.F" style:family="table-column">
      <style:table-column-properties style:column-width="2.275cm"/>
    </style:style>
    <style:style style:name="Table12.G" style:family="table-column">
      <style:table-column-properties style:column-width="1.856cm"/>
    </style:style>
    <style:style style:name="Table12.H" style:family="table-column">
      <style:table-column-properties style:column-width="0.956cm"/>
    </style:style>
    <style:style style:name="Table12.I" style:family="table-column">
      <style:table-column-properties style:column-width="2.048cm"/>
    </style:style>
    <style:style style:name="Table12.A1" style:family="table-cell">
      <style:table-cell-properties style:vertical-align="middle" fo:background-color="#e5e5e5" fo:padding="0.049cm" fo:border="0.5pt solid #000000">
        <style:background-image/>
      </style:table-cell-properties>
    </style:style>
    <style:style style:name="Table12.A2" style:family="table-cell">
      <style:table-cell-properties style:vertical-align="middle" fo:background-color="#ffffff" fo:padding="0.049cm" fo:border="0.5pt solid #000000">
        <style:background-image/>
      </style:table-cell-properties>
    </style:style>
    <style:style style:name="Table13" style:family="table">
      <style:table-properties style:width="11.187cm" table:align="left" fo:background-color="#ffffff">
        <style:background-image/>
      </style:table-properties>
    </style:style>
    <style:style style:name="Table13.A" style:family="table-column">
      <style:table-column-properties style:column-width="1.67cm"/>
    </style:style>
    <style:style style:name="Table13.B" style:family="table-column">
      <style:table-column-properties style:column-width="2.35cm"/>
    </style:style>
    <style:style style:name="Table13.C" style:family="table-column">
      <style:table-column-properties style:column-width="0.956cm"/>
    </style:style>
    <style:style style:name="Table13.D" style:family="table-column">
      <style:table-column-properties style:column-width="1.519cm"/>
    </style:style>
    <style:style style:name="Table13.E" style:family="table-column">
      <style:table-column-properties style:column-width="4.692cm"/>
    </style:style>
    <style:style style:name="Table13.A1" style:family="table-cell">
      <style:table-cell-properties style:vertical-align="middle" fo:background-color="#e5e5e5" fo:padding="0.049cm" fo:border="0.5pt solid #000000">
        <style:background-image/>
      </style:table-cell-properties>
    </style:style>
    <style:style style:name="Table13.A2" style:family="table-cell">
      <style:table-cell-properties style:vertical-align="middle" fo:background-color="#ffffff" fo:padding="0.049cm" fo:border="0.5pt solid #000000">
        <style:background-image/>
      </style:table-cell-properties>
    </style:style>
    <style:style style:name="Table14" style:family="table">
      <style:table-properties style:width="15.995cm" table:align="left" fo:background-color="#ffffff">
        <style:background-image/>
      </style:table-properties>
    </style:style>
    <style:style style:name="Table14.A" style:family="table-column">
      <style:table-column-properties style:column-width="2.443cm"/>
    </style:style>
    <style:style style:name="Table14.B" style:family="table-column">
      <style:table-column-properties style:column-width="1.766cm"/>
    </style:style>
    <style:style style:name="Table14.C" style:family="table-column">
      <style:table-column-properties style:column-width="1.503cm"/>
    </style:style>
    <style:style style:name="Table14.D" style:family="table-column">
      <style:table-column-properties style:column-width="1.505cm"/>
    </style:style>
    <style:style style:name="Table14.E" style:family="table-column">
      <style:table-column-properties style:column-width="1.644cm"/>
    </style:style>
    <style:style style:name="Table14.F" style:family="table-column">
      <style:table-column-properties style:column-width="2.275cm"/>
    </style:style>
    <style:style style:name="Table14.G" style:family="table-column">
      <style:table-column-properties style:column-width="1.856cm"/>
    </style:style>
    <style:style style:name="Table14.H" style:family="table-column">
      <style:table-column-properties style:column-width="0.956cm"/>
    </style:style>
    <style:style style:name="Table14.I" style:family="table-column">
      <style:table-column-properties style:column-width="2.048cm"/>
    </style:style>
    <style:style style:name="Table14.A1" style:family="table-cell">
      <style:table-cell-properties style:vertical-align="middle" fo:background-color="#e5e5e5" fo:padding="0.049cm" fo:border="0.5pt solid #000000">
        <style:background-image/>
      </style:table-cell-properties>
    </style:style>
    <style:style style:name="Table14.A2" style:family="table-cell">
      <style:table-cell-properties style:vertical-align="middle" fo:padding="0.049cm" fo:border="0.5pt solid #000000"/>
    </style:style>
    <style:style style:name="Table14.B2" style:family="table-cell">
      <style:table-cell-properties style:vertical-align="middle" fo:padding="0.049cm" fo:border="0.5pt solid #000000"/>
    </style:style>
    <style:style style:name="Table14.C2" style:family="table-cell">
      <style:table-cell-properties style:vertical-align="middle" fo:padding="0.049cm" fo:border="0.5pt solid #000000"/>
    </style:style>
    <style:style style:name="Table14.D2" style:family="table-cell">
      <style:table-cell-properties style:vertical-align="middle" fo:padding="0.049cm" fo:border="0.5pt solid #000000"/>
    </style:style>
    <style:style style:name="Table14.E2" style:family="table-cell">
      <style:table-cell-properties style:vertical-align="middle" fo:padding="0.049cm" fo:border="0.5pt solid #000000"/>
    </style:style>
    <style:style style:name="Table14.F2" style:family="table-cell">
      <style:table-cell-properties style:vertical-align="middle" fo:padding="0.049cm" fo:border="0.5pt solid #000000"/>
    </style:style>
    <style:style style:name="Table14.G2" style:family="table-cell">
      <style:table-cell-properties style:vertical-align="middle" fo:padding="0.049cm" fo:border="0.5pt solid #000000"/>
    </style:style>
    <style:style style:name="Table14.H2" style:family="table-cell">
      <style:table-cell-properties style:vertical-align="middle" fo:padding="0.049cm" fo:border="0.5pt solid #000000"/>
    </style:style>
    <style:style style:name="Table14.I2" style:family="table-cell">
      <style:table-cell-properties fo:padding="0.049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101509" officeooo:paragraph-rsid="00101509"/>
    </style:style>
    <style:style style:name="P3" style:family="paragraph" style:parent-style-name="Text_20_body">
      <style:text-properties officeooo:rsid="00101509" officeooo:paragraph-rsid="00d35200"/>
    </style:style>
    <style:style style:name="P4" style:family="paragraph" style:parent-style-name="Text_20_body">
      <style:text-properties officeooo:rsid="0021a6a8" officeooo:paragraph-rsid="0021a6a8"/>
    </style:style>
    <style:style style:name="P5" style:family="paragraph" style:parent-style-name="Text_20_body">
      <style:text-properties officeooo:paragraph-rsid="00276e08"/>
    </style:style>
    <style:style style:name="P6" style:family="paragraph" style:parent-style-name="Text_20_body">
      <style:text-properties officeooo:paragraph-rsid="003f4b53"/>
    </style:style>
    <style:style style:name="P7" style:family="paragraph" style:parent-style-name="Text_20_body">
      <style:text-properties fo:font-weight="bold" officeooo:rsid="00866191" officeooo:paragraph-rsid="00866191" style:font-weight-asian="bold" style:font-weight-complex="bold"/>
    </style:style>
    <style:style style:name="P8" style:family="paragraph" style:parent-style-name="Text_20_body">
      <style:text-properties fo:font-weight="bold" officeooo:rsid="00866191" officeooo:paragraph-rsid="009e3b6f" style:font-weight-asian="bold" style:font-weight-complex="bold"/>
    </style:style>
    <style:style style:name="P9" style:family="paragraph" style:parent-style-name="Text_20_body">
      <style:text-properties fo:font-weight="bold" officeooo:rsid="0089bca7" officeooo:paragraph-rsid="0089bca7" style:font-weight-asian="bold" style:font-weight-complex="bold"/>
    </style:style>
    <style:style style:name="P10" style:family="paragraph" style:parent-style-name="Text_20_body">
      <style:text-properties fo:font-weight="bold" officeooo:rsid="008fe09d" officeooo:paragraph-rsid="008fe09d" style:font-weight-asian="bold" style:font-weight-complex="bold"/>
    </style:style>
    <style:style style:name="P11" style:family="paragraph" style:parent-style-name="Text_20_body">
      <style:text-properties fo:font-weight="bold" officeooo:rsid="00a3126f" officeooo:paragraph-rsid="00a3126f" style:font-weight-asian="bold" style:font-weight-complex="bold"/>
    </style:style>
    <style:style style:name="P12" style:family="paragraph" style:parent-style-name="Text_20_body">
      <style:text-properties fo:font-weight="bold" officeooo:rsid="00a3126f" officeooo:paragraph-rsid="00a68a61" style:font-weight-asian="bold" style:font-weight-complex="bold"/>
    </style:style>
    <style:style style:name="P13" style:family="paragraph" style:parent-style-name="Text_20_body">
      <style:text-properties fo:font-weight="bold" officeooo:rsid="00a3126f" officeooo:paragraph-rsid="00a87452" style:font-weight-asian="bold" style:font-weight-complex="bold"/>
    </style:style>
    <style:style style:name="P14" style:family="paragraph" style:parent-style-name="Text_20_body">
      <style:text-properties fo:font-weight="bold" officeooo:rsid="00a3126f" officeooo:paragraph-rsid="00ac6047" style:font-weight-asian="bold" style:font-weight-complex="bold"/>
    </style:style>
    <style:style style:name="P15" style:family="paragraph" style:parent-style-name="Text_20_body">
      <style:text-properties fo:font-weight="bold" officeooo:rsid="00a3126f" officeooo:paragraph-rsid="00ae8745" style:font-weight-asian="bold" style:font-weight-complex="bold"/>
    </style:style>
    <style:style style:name="P16" style:family="paragraph" style:parent-style-name="Text_20_body">
      <style:text-properties fo:font-weight="bold" officeooo:rsid="00a68960" officeooo:paragraph-rsid="00a68960" style:font-weight-asian="bold" style:font-weight-complex="bold"/>
    </style:style>
    <style:style style:name="P17" style:family="paragraph" style:parent-style-name="Text_20_body">
      <style:text-properties fo:font-weight="bold" officeooo:paragraph-rsid="00e74cb1" style:font-weight-asian="bold" style:font-weight-complex="bold"/>
    </style:style>
    <style:style style:name="P18" style:family="paragraph" style:parent-style-name="Text_20_body">
      <style:text-properties fo:font-weight="bold" officeooo:paragraph-rsid="0102ff81" style:font-weight-asian="bold" style:font-weight-complex="bold"/>
    </style:style>
    <style:style style:name="P19" style:family="paragraph" style:parent-style-name="Text_20_body">
      <style:text-properties fo:font-weight="normal" officeooo:rsid="005e54fd" officeooo:paragraph-rsid="005e54fd" style:font-weight-asian="normal" style:font-weight-complex="normal"/>
    </style:style>
    <style:style style:name="P20" style:family="paragraph" style:parent-style-name="Text_20_body">
      <style:text-properties fo:font-weight="normal" officeooo:rsid="004705cb" officeooo:paragraph-rsid="00610cd5" style:font-weight-asian="normal" style:font-weight-complex="normal"/>
    </style:style>
    <style:style style:name="P21" style:family="paragraph" style:parent-style-name="Text_20_body">
      <style:text-properties fo:font-weight="normal" officeooo:rsid="0048b08b" officeooo:paragraph-rsid="007bf425" style:font-weight-asian="normal" style:font-weight-complex="normal"/>
    </style:style>
    <style:style style:name="P22" style:family="paragraph" style:parent-style-name="Text_20_body">
      <style:text-properties fo:font-weight="normal" officeooo:rsid="00bead7c" officeooo:paragraph-rsid="00be18b6" style:font-weight-asian="normal" style:font-weight-complex="normal"/>
    </style:style>
    <style:style style:name="P23" style:family="paragraph" style:parent-style-name="Text_20_body">
      <style:text-properties fo:font-weight="normal" officeooo:rsid="00bead7c" officeooo:paragraph-rsid="00eb82cc" style:font-weight-asian="normal" style:font-weight-complex="normal"/>
    </style:style>
    <style:style style:name="P24" style:family="paragraph" style:parent-style-name="Text_20_body">
      <style:text-properties fo:font-weight="normal" officeooo:rsid="00c9b0e9" officeooo:paragraph-rsid="00c9b0e9" style:font-weight-asian="normal" style:font-weight-complex="normal"/>
    </style:style>
    <style:style style:name="P25" style:family="paragraph" style:parent-style-name="Text_20_body">
      <style:text-properties fo:font-weight="normal" officeooo:rsid="00c9b0e9" officeooo:paragraph-rsid="00f0d126" style:font-weight-asian="normal" style:font-weight-complex="normal"/>
    </style:style>
    <style:style style:name="P26" style:family="paragraph" style:parent-style-name="Text_20_body">
      <style:text-properties fo:font-weight="normal" officeooo:rsid="00ca70ff" officeooo:paragraph-rsid="00cb78dd" style:font-weight-asian="normal" style:font-weight-complex="normal"/>
    </style:style>
    <style:style style:name="P27" style:family="paragraph" style:parent-style-name="Text_20_body">
      <style:text-properties fo:font-weight="normal" officeooo:rsid="00ca70ff" officeooo:paragraph-rsid="00f0d126" style:font-weight-asian="normal" style:font-weight-complex="normal"/>
    </style:style>
    <style:style style:name="P28" style:family="paragraph" style:parent-style-name="Text_20_body">
      <style:text-properties fo:font-weight="normal" officeooo:rsid="00d0bbe2" officeooo:paragraph-rsid="00f0d126" style:font-weight-asian="normal" style:font-weight-complex="normal"/>
    </style:style>
    <style:style style:name="P29" style:family="paragraph" style:parent-style-name="Text_20_body">
      <style:text-properties officeooo:paragraph-rsid="00610cd5"/>
    </style:style>
    <style:style style:name="P30" style:family="paragraph" style:parent-style-name="Text_20_body">
      <style:text-properties officeooo:paragraph-rsid="007bf425"/>
    </style:style>
    <style:style style:name="P31" style:family="paragraph" style:parent-style-name="Text_20_body">
      <style:text-properties officeooo:paragraph-rsid="0084ae2f"/>
    </style:style>
    <style:style style:name="P32" style:family="paragraph" style:parent-style-name="Text_20_body">
      <style:text-properties officeooo:paragraph-rsid="00a3126f"/>
    </style:style>
    <style:style style:name="P33" style:family="paragraph" style:parent-style-name="Text_20_body">
      <style:text-properties fo:font-variant="normal" fo:text-transform="none" fo:color="#000000" style:font-name="Times New Roman" fo:font-size="14pt" fo:letter-spacing="normal" fo:font-style="normal" fo:font-weight="bold" officeooo:rsid="00a3126f" officeooo:paragraph-rsid="00a3126f" style:font-weight-asian="bold" style:font-weight-complex="bold"/>
    </style:style>
    <style:style style:name="P34" style:family="paragraph" style:parent-style-name="Text_20_body">
      <style:text-properties fo:font-variant="normal" fo:text-transform="none" fo:color="#000000" style:font-name="Times New Roman" fo:font-size="14pt" fo:letter-spacing="normal" fo:font-style="normal" fo:font-weight="bold" officeooo:rsid="00accfe6" officeooo:paragraph-rsid="00accfe6" style:font-weight-asian="bold" style:font-weight-complex="bold"/>
    </style:style>
    <style:style style:name="P35" style:family="paragraph" style:parent-style-name="Text_20_body">
      <style:text-properties fo:font-size="11pt" fo:font-weight="bold" officeooo:rsid="00ac6047" officeooo:paragraph-rsid="00ae8745" style:font-size-asian="11pt" style:font-weight-asian="bold" style:font-size-complex="11pt" style:font-weight-complex="bold"/>
    </style:style>
    <style:style style:name="P36" style:family="paragraph" style:parent-style-name="Text_20_body">
      <style:text-properties officeooo:paragraph-rsid="00b01675"/>
    </style:style>
    <style:style style:name="P37" style:family="paragraph" style:parent-style-name="Text_20_body">
      <style:text-properties officeooo:rsid="00b01675" officeooo:paragraph-rsid="00b01675"/>
    </style:style>
    <style:style style:name="P38" style:family="paragraph" style:parent-style-name="Text_20_body">
      <style:text-properties officeooo:paragraph-rsid="00c81a6d"/>
    </style:style>
    <style:style style:name="P39" style:family="paragraph" style:parent-style-name="Text_20_body">
      <style:text-properties officeooo:paragraph-rsid="00cc1808"/>
    </style:style>
    <style:style style:name="P40" style:family="paragraph" style:parent-style-name="Text_20_body">
      <style:text-properties officeooo:rsid="00b32d45" officeooo:paragraph-rsid="00e97e34"/>
    </style:style>
    <style:style style:name="P41" style:family="paragraph" style:parent-style-name="Text_20_body">
      <style:text-properties officeooo:paragraph-rsid="00d516a0"/>
    </style:style>
    <style:style style:name="P42" style:family="paragraph" style:parent-style-name="Text_20_body">
      <style:text-properties officeooo:rsid="002d790e" officeooo:paragraph-rsid="00d5b2f2"/>
    </style:style>
    <style:style style:name="P43" style:family="paragraph" style:parent-style-name="Text_20_body">
      <style:text-properties officeooo:rsid="0033056b" officeooo:paragraph-rsid="00d90c7c"/>
    </style:style>
    <style:style style:name="P44" style:family="paragraph" style:parent-style-name="Text_20_body">
      <style:text-properties officeooo:rsid="0033056b" officeooo:paragraph-rsid="00dbfd65"/>
    </style:style>
    <style:style style:name="P45" style:family="paragraph" style:parent-style-name="Text_20_body">
      <style:text-properties officeooo:rsid="0033056b" officeooo:paragraph-rsid="00e0f83f"/>
    </style:style>
    <style:style style:name="P46" style:family="paragraph" style:parent-style-name="Text_20_body">
      <style:text-properties officeooo:rsid="0033056b" officeooo:paragraph-rsid="00f4dd7a"/>
    </style:style>
    <style:style style:name="P47" style:family="paragraph" style:parent-style-name="Text_20_body">
      <style:text-properties officeooo:rsid="004705cb" officeooo:paragraph-rsid="00e56702"/>
    </style:style>
    <style:style style:name="P48" style:family="paragraph" style:parent-style-name="Text_20_body">
      <style:text-properties officeooo:paragraph-rsid="00e74cb1"/>
    </style:style>
    <style:style style:name="P49" style:family="paragraph" style:parent-style-name="Text_20_body">
      <style:text-properties officeooo:paragraph-rsid="00e97e34"/>
    </style:style>
    <style:style style:name="P50" style:family="paragraph" style:parent-style-name="Text_20_body">
      <style:text-properties officeooo:rsid="00b1f020" officeooo:paragraph-rsid="00eaa3a3"/>
    </style:style>
    <style:style style:name="P51" style:family="paragraph" style:parent-style-name="Text_20_body">
      <style:text-properties officeooo:rsid="00b1f020" officeooo:paragraph-rsid="00eb82cc"/>
    </style:style>
    <style:style style:name="P52" style:family="paragraph" style:parent-style-name="Text_20_body">
      <style:text-properties officeooo:rsid="00b1f020" officeooo:paragraph-rsid="00ecabca"/>
    </style:style>
    <style:style style:name="P53" style:family="paragraph" style:parent-style-name="Text_20_body">
      <style:text-properties officeooo:rsid="00b1f020" officeooo:paragraph-rsid="00eeea6c"/>
    </style:style>
    <style:style style:name="P54" style:family="paragraph" style:parent-style-name="Text_20_body">
      <style:text-properties officeooo:rsid="00b1f020" officeooo:paragraph-rsid="00ef360e"/>
    </style:style>
    <style:style style:name="P55" style:family="paragraph" style:parent-style-name="Text_20_body">
      <style:text-properties officeooo:paragraph-rsid="00ecabca"/>
    </style:style>
    <style:style style:name="P56" style:family="paragraph" style:parent-style-name="Text_20_body">
      <style:text-properties officeooo:rsid="00bf2fac" officeooo:paragraph-rsid="00eea088"/>
    </style:style>
    <style:style style:name="P57" style:family="paragraph" style:parent-style-name="Text_20_body">
      <style:text-properties officeooo:paragraph-rsid="00ef360e"/>
    </style:style>
    <style:style style:name="P58" style:family="paragraph" style:parent-style-name="Text_20_body">
      <style:text-properties officeooo:paragraph-rsid="00f0d126"/>
    </style:style>
    <style:style style:name="P59" style:family="paragraph" style:parent-style-name="Text_20_body">
      <style:text-properties officeooo:rsid="00610cd5" officeooo:paragraph-rsid="005e54fd"/>
    </style:style>
    <style:style style:name="P60" style:family="paragraph" style:parent-style-name="Text_20_body">
      <style:text-properties officeooo:paragraph-rsid="00b07684"/>
    </style:style>
    <style:style style:name="P61" style:family="paragraph" style:parent-style-name="Table_20_Contents">
      <style:paragraph-properties fo:text-align="center" style:justify-single-word="false"/>
      <style:text-properties fo:font-weight="bold" officeooo:rsid="0061b3b0" officeooo:paragraph-rsid="0061b3b0" style:font-weight-asian="bold" style:font-weight-complex="bold"/>
    </style:style>
    <style:style style:name="P62" style:family="paragraph" style:parent-style-name="Table_20_Contents">
      <style:paragraph-properties fo:text-align="center" style:justify-single-word="false"/>
      <style:text-properties fo:font-weight="bold" officeooo:rsid="006758c1" officeooo:paragraph-rsid="006758c1" style:font-weight-asian="bold" style:font-weight-complex="bold"/>
    </style:style>
    <style:style style:name="P63" style:family="paragraph" style:parent-style-name="Table_20_Contents">
      <style:paragraph-properties fo:text-align="center" style:justify-single-word="false"/>
      <style:text-properties fo:font-weight="bold" officeooo:rsid="007c50d6" officeooo:paragraph-rsid="007c50d6" style:font-weight-asian="bold" style:font-weight-complex="bold"/>
    </style:style>
    <style:style style:name="P64" style:family="paragraph" style:parent-style-name="Table_20_Contents">
      <style:text-properties fo:font-size="10pt" style:font-size-asian="10pt" style:font-size-complex="10pt"/>
    </style:style>
    <style:style style:name="P65" style:family="paragraph" style:parent-style-name="Table_20_Contents">
      <style:text-properties fo:font-size="10pt" officeooo:rsid="0063604e" officeooo:paragraph-rsid="0063604e" style:font-size-asian="10pt" style:font-size-complex="10pt"/>
    </style:style>
    <style:style style:name="P66" style:family="paragraph" style:parent-style-name="Table_20_Contents">
      <style:text-properties fo:font-size="10pt" officeooo:rsid="006514a8" officeooo:paragraph-rsid="006514a8" style:font-size-asian="10pt" style:font-size-complex="10pt"/>
    </style:style>
    <style:style style:name="P67" style:family="paragraph" style:parent-style-name="Table_20_Contents">
      <style:text-properties fo:font-size="10pt" officeooo:rsid="0066431b" officeooo:paragraph-rsid="0066431b" style:font-size-asian="10pt" style:font-size-complex="10pt"/>
    </style:style>
    <style:style style:name="P68" style:family="paragraph" style:parent-style-name="Table_20_Contents">
      <style:text-properties fo:font-size="10pt" officeooo:rsid="0069004a" officeooo:paragraph-rsid="0069004a" style:font-size-asian="10pt" style:font-size-complex="10pt"/>
    </style:style>
    <style:style style:name="P69" style:family="paragraph" style:parent-style-name="Table_20_Contents">
      <style:text-properties fo:font-size="10pt" officeooo:rsid="006c234a" officeooo:paragraph-rsid="006c234a" style:font-size-asian="10pt" style:font-size-complex="10pt"/>
    </style:style>
    <style:style style:name="P70" style:family="paragraph" style:parent-style-name="Table_20_Contents">
      <style:text-properties fo:font-size="10pt" officeooo:rsid="006d3182" officeooo:paragraph-rsid="006d3182" style:font-size-asian="10pt" style:font-size-complex="10pt"/>
    </style:style>
    <style:style style:name="P71" style:family="paragraph" style:parent-style-name="Table_20_Contents">
      <style:text-properties fo:font-size="10pt" officeooo:rsid="006eff54" officeooo:paragraph-rsid="006eff54" style:font-size-asian="10pt" style:font-size-complex="10pt"/>
    </style:style>
    <style:style style:name="P72" style:family="paragraph" style:parent-style-name="Table_20_Contents">
      <style:text-properties fo:font-size="10pt" officeooo:rsid="00708494" officeooo:paragraph-rsid="00708494" style:font-size-asian="10pt" style:font-size-complex="10pt"/>
    </style:style>
    <style:style style:name="P73" style:family="paragraph" style:parent-style-name="Table_20_Contents">
      <style:text-properties fo:font-size="10pt" officeooo:rsid="00716652" officeooo:paragraph-rsid="00716652" style:font-size-asian="10pt" style:font-size-complex="10pt"/>
    </style:style>
    <style:style style:name="P74" style:family="paragraph" style:parent-style-name="Table_20_Contents">
      <style:text-properties fo:font-size="10pt" officeooo:rsid="0072f59f" officeooo:paragraph-rsid="0072f59f" style:font-size-asian="10pt" style:font-size-complex="10pt"/>
    </style:style>
    <style:style style:name="P75" style:family="paragraph" style:parent-style-name="Table_20_Contents">
      <style:text-properties fo:font-size="10pt" officeooo:rsid="0074017a" officeooo:paragraph-rsid="0074017a" style:font-size-asian="10pt" style:font-size-complex="10pt"/>
    </style:style>
    <style:style style:name="P76" style:family="paragraph" style:parent-style-name="Table_20_Contents">
      <style:text-properties fo:font-size="10pt" officeooo:rsid="00750ddd" officeooo:paragraph-rsid="00750ddd" style:font-size-asian="10pt" style:font-size-complex="10pt"/>
    </style:style>
    <style:style style:name="P77" style:family="paragraph" style:parent-style-name="Table_20_Contents">
      <style:text-properties fo:font-size="10pt" officeooo:rsid="0076e609" officeooo:paragraph-rsid="0076e609" style:font-size-asian="10pt" style:font-size-complex="10pt"/>
    </style:style>
    <style:style style:name="P78" style:family="paragraph" style:parent-style-name="Table_20_Contents">
      <style:text-properties fo:font-size="10pt" officeooo:rsid="007880c2" officeooo:paragraph-rsid="007880c2" style:font-size-asian="10pt" style:font-size-complex="10pt"/>
    </style:style>
    <style:style style:name="P79" style:family="paragraph" style:parent-style-name="Table_20_Contents">
      <style:text-properties fo:font-size="10pt" officeooo:rsid="007ac8ec" officeooo:paragraph-rsid="007ac8ec" style:font-size-asian="10pt" style:font-size-complex="10pt"/>
    </style:style>
    <style:style style:name="P80" style:family="paragraph" style:parent-style-name="Table_20_Contents">
      <style:text-properties fo:font-size="10pt" officeooo:rsid="007b4cd9" officeooo:paragraph-rsid="007b4cd9" style:font-size-asian="10pt" style:font-size-complex="10pt"/>
    </style:style>
    <style:style style:name="P81" style:family="paragraph" style:parent-style-name="Table_20_Contents">
      <style:text-properties fo:font-size="10pt" officeooo:rsid="01053506" officeooo:paragraph-rsid="01053506" style:font-size-asian="10pt" style:font-size-complex="10pt"/>
    </style:style>
    <style:style style:name="P82" style:family="paragraph" style:parent-style-name="Table_20_Contents">
      <style:text-properties fo:color="#000000"/>
    </style:style>
    <style:style style:name="P83" style:family="paragraph" style:parent-style-name="Table_20_Contents">
      <style:text-properties fo:color="#000000" fo:font-style="italic"/>
    </style:style>
    <style:style style:name="P84" style:family="paragraph" style:parent-style-name="Table_20_Contents">
      <style:text-properties fo:font-size="2pt" style:font-size-asian="2pt" style:font-size-complex="2pt"/>
    </style:style>
    <style:style style:name="P85" style:family="paragraph" style:parent-style-name="Table_20_Contents">
      <style:text-properties fo:font-variant="normal" fo:text-transform="none" fo:color="#000000" style:font-name="Times New Roman" fo:font-size="14pt" fo:letter-spacing="normal" fo:font-style="normal" fo:font-weight="normal"/>
    </style:style>
    <style:style style:name="P86" style:family="paragraph" style:parent-style-name="Table_20_Contents">
      <style:text-properties fo:font-weight="normal" officeooo:rsid="00fe3b64" officeooo:paragraph-rsid="00fe3b64" style:font-weight-asian="normal" style:font-weight-complex="normal"/>
    </style:style>
    <style:style style:name="P87" style:family="paragraph" style:parent-style-name="Standard">
      <style:paragraph-properties fo:margin-top="0cm" fo:margin-bottom="0cm" style:contextual-spacing="false"/>
      <style:text-properties fo:font-size="2pt" style:font-size-asian="2pt" style:font-size-complex="2pt"/>
    </style:style>
    <style:style style:name="P88" style:family="paragraph" style:parent-style-name="Table_20_Heading">
      <style:text-properties fo:color="#000000" fo:font-weight="bold"/>
    </style:style>
    <style:style style:name="P89" style:family="paragraph" style:parent-style-name="Table_20_Contents">
      <style:paragraph-properties fo:margin-left="0cm" fo:margin-right="0cm" fo:text-indent="0cm" style:auto-text-indent="false"/>
      <style:text-properties fo:font-size="2pt" style:font-size-asian="2pt" style:font-size-complex="2pt"/>
    </style:style>
    <style:style style:name="P90" style:family="paragraph" style:parent-style-name="Table_20_Contents">
      <style:paragraph-properties fo:margin-left="0cm" fo:margin-right="0cm" fo:text-indent="0cm" style:auto-text-indent="false"/>
      <style:text-properties fo:font-variant="normal" fo:text-transform="none" fo:color="#000000" style:font-name="Times New Roman" fo:font-size="14pt" fo:letter-spacing="normal" fo:font-style="normal" fo:font-weight="normal"/>
    </style:style>
    <style:style style:name="P91" style:family="paragraph" style:parent-style-name="Table_20_Heading">
      <style:paragraph-properties fo:margin-left="0cm" fo:margin-right="0cm" fo:text-indent="0cm" style:auto-text-indent="false"/>
      <style:text-properties fo:color="#000000" fo:font-weight="bold"/>
    </style:style>
    <style:style style:name="P92" style:family="paragraph" style:parent-style-name="Text_20_body" style:list-style-name="WW8Num2">
      <style:text-properties officeooo:paragraph-rsid="00d516a0"/>
    </style:style>
    <style:style style:name="P93" style:family="paragraph" style:parent-style-name="Text_20_body" style:list-style-name="WW8Num2">
      <style:text-properties officeooo:rsid="0021a6a8" officeooo:paragraph-rsid="00d516a0"/>
    </style:style>
    <style:style style:name="P94" style:family="paragraph" style:parent-style-name="Text_20_body" style:list-style-name="L68">
      <style:text-properties officeooo:paragraph-rsid="00e57861"/>
    </style:style>
    <style:style style:name="P95" style:family="paragraph" style:parent-style-name="Text_20_body" style:list-style-name="L68">
      <style:text-properties officeooo:rsid="00435efd" officeooo:paragraph-rsid="00e57861"/>
    </style:style>
    <style:style style:name="P96" style:family="paragraph" style:parent-style-name="Text_20_body" style:list-style-name="WW8Num4">
      <style:text-properties officeooo:paragraph-rsid="00e74cb1"/>
    </style:style>
    <style:style style:name="P97" style:family="paragraph" style:parent-style-name="Text_20_body" style:list-style-name="WW8Num5">
      <style:text-properties officeooo:paragraph-rsid="00e74cb1"/>
    </style:style>
    <style:style style:name="P98" style:family="paragraph" style:parent-style-name="Text_20_body" style:list-style-name="WW8Num6">
      <style:text-properties officeooo:paragraph-rsid="00e74cb1"/>
    </style:style>
    <style:style style:name="P99" style:family="paragraph" style:parent-style-name="Text_20_body" style:list-style-name="WW8Num6">
      <style:text-properties fo:font-weight="normal" officeooo:rsid="005e54fd" officeooo:paragraph-rsid="00e74cb1" style:font-weight-asian="normal" style:font-weight-complex="normal"/>
    </style:style>
    <style:style style:name="P100" style:family="paragraph" style:parent-style-name="Text_20_body" style:list-style-name="WW8Num8">
      <style:text-properties fo:font-weight="normal" officeooo:rsid="00ce0b05" officeooo:paragraph-rsid="00f0d126" style:font-weight-asian="normal" style:font-weight-complex="normal"/>
    </style:style>
    <style:style style:name="P101" style:family="paragraph" style:parent-style-name="Text_20_body">
      <style:text-properties fo:font-weight="normal" officeooo:rsid="00c9b0e9" officeooo:paragraph-rsid="01154a3a" style:font-weight-asian="normal" style:font-weight-complex="normal"/>
    </style:style>
    <style:style style:name="P102" style:family="paragraph" style:parent-style-name="Text_20_body">
      <style:text-properties fo:font-weight="normal" officeooo:rsid="0116012d" officeooo:paragraph-rsid="0116012d" style:font-weight-asian="normal" style:font-weight-complex="normal"/>
    </style:style>
    <style:style style:name="P103" style:family="paragraph" style:parent-style-name="Text_20_body">
      <style:text-properties fo:font-weight="normal" officeooo:rsid="01188c0b" officeooo:paragraph-rsid="01188c0b" style:font-weight-asian="normal" style:font-weight-complex="normal"/>
    </style:style>
    <style:style style:name="P104" style:family="paragraph" style:parent-style-name="Text_20_body">
      <style:text-properties fo:font-weight="normal" officeooo:rsid="01199774" officeooo:paragraph-rsid="01199774" style:font-weight-asian="normal" style:font-weight-complex="normal"/>
    </style:style>
    <style:style style:name="P105" style:family="paragraph" style:parent-style-name="Text_20_body" style:list-style-name="WW8Num7">
      <style:text-properties officeooo:paragraph-rsid="00e97e34"/>
    </style:style>
    <style:style style:name="P106" style:family="paragraph" style:parent-style-name="Text_20_body" style:list-style-name="WW8Num8">
      <style:text-properties officeooo:paragraph-rsid="00f0d126"/>
    </style:style>
    <style:style style:name="P107" style:family="paragraph" style:parent-style-name="Text_20_body">
      <style:text-properties fo:font-weight="bold" officeooo:rsid="008fe09d" officeooo:paragraph-rsid="008fe09d" style:font-weight-asian="bold" style:font-weight-complex="bold"/>
    </style:style>
    <style:style style:name="P108" style:family="paragraph" style:parent-style-name="Heading_20_2">
      <style:text-properties officeooo:rsid="00f38bfc" officeooo:paragraph-rsid="00f38bfc"/>
    </style:style>
    <style:style style:name="P109" style:family="paragraph" style:parent-style-name="Heading_20_2">
      <style:text-properties officeooo:paragraph-rsid="000e17a7"/>
    </style:style>
    <style:style style:name="P110" style:family="paragraph" style:parent-style-name="Heading_20_2">
      <style:text-properties officeooo:rsid="00276e08" officeooo:paragraph-rsid="00d723b3"/>
    </style:style>
    <style:style style:name="P111" style:family="paragraph" style:parent-style-name="Heading_20_2">
      <style:text-properties officeooo:rsid="0085aa4e" officeooo:paragraph-rsid="00fc81f1"/>
    </style:style>
    <style:style style:name="P112" style:family="paragraph" style:parent-style-name="Heading_20_2">
      <style:text-properties officeooo:rsid="0085aa4e" officeooo:paragraph-rsid="0085aa4e"/>
    </style:style>
    <style:style style:name="P113" style:family="paragraph" style:parent-style-name="Heading_20_2">
      <style:text-properties officeooo:rsid="00fc81f1" officeooo:paragraph-rsid="00fc81f1"/>
    </style:style>
    <style:style style:name="P114" style:family="paragraph" style:parent-style-name="Heading_20_2">
      <style:text-properties officeooo:rsid="00c81a6d" officeooo:paragraph-rsid="00c81a6d"/>
    </style:style>
    <style:style style:name="P115" style:family="paragraph" style:parent-style-name="Heading_20_2">
      <style:text-properties officeooo:rsid="00cc3c9a" officeooo:paragraph-rsid="00cc3c9a"/>
    </style:style>
    <style:style style:name="P116" style:family="paragraph" style:parent-style-name="Heading_20_2">
      <style:text-properties officeooo:rsid="00cc3c9a" officeooo:paragraph-rsid="01154a3a"/>
    </style:style>
    <style:style style:name="P117" style:family="paragraph" style:parent-style-name="Heading_20_2">
      <style:paragraph-properties fo:break-before="page"/>
      <style:text-properties officeooo:paragraph-rsid="00d7f07d"/>
    </style:style>
    <style:style style:name="P118" style:family="paragraph" style:parent-style-name="Heading_20_2">
      <style:paragraph-properties fo:break-before="page"/>
      <style:text-properties officeooo:rsid="003f4b53" officeooo:paragraph-rsid="00f7b9fc"/>
    </style:style>
    <style:style style:name="P119" style:family="paragraph" style:parent-style-name="Heading_20_2">
      <style:paragraph-properties fo:break-before="page"/>
      <style:text-properties officeooo:rsid="01020bf5" officeooo:paragraph-rsid="00a3126f"/>
    </style:style>
    <style:style style:name="P120" style:family="paragraph" style:parent-style-name="Heading_20_2">
      <style:paragraph-properties fo:break-before="page"/>
      <style:text-properties officeooo:rsid="00b07684" officeooo:paragraph-rsid="00e97e34"/>
    </style:style>
    <style:style style:name="P121" style:family="paragraph" style:parent-style-name="Heading_20_3">
      <style:text-properties fo:font-variant="normal" fo:text-transform="none" fo:color="#000000" style:font-name="Times New Roman" fo:font-size="14pt" fo:letter-spacing="normal" fo:font-style="normal" fo:font-weight="bold" officeooo:rsid="00a9f5d6" officeooo:paragraph-rsid="00d0bf77" style:font-weight-asian="bold" style:font-weight-complex="bold"/>
    </style:style>
    <style:style style:name="P122" style:family="paragraph" style:parent-style-name="Heading_20_3">
      <style:text-properties fo:font-variant="normal" fo:text-transform="none" fo:color="#000000" style:font-name="Times New Roman" fo:font-size="14pt" fo:letter-spacing="normal" fo:font-style="normal" fo:font-weight="bold" officeooo:rsid="00a9f5d6" officeooo:paragraph-rsid="00a9f5d6" style:font-weight-asian="bold" style:font-weight-complex="bold"/>
    </style:style>
    <style:style style:name="P123" style:family="paragraph" style:parent-style-name="Heading_20_3">
      <style:text-properties fo:font-variant="normal" fo:text-transform="none" fo:color="#000000" style:font-name="Times New Roman" fo:font-size="14pt" fo:letter-spacing="normal" fo:font-style="normal" fo:font-weight="bold" officeooo:rsid="00a9f5d6" officeooo:paragraph-rsid="00d1bb99" style:font-weight-asian="bold" style:font-weight-complex="bold"/>
    </style:style>
    <style:style style:name="P124" style:family="paragraph" style:parent-style-name="Heading_20_3">
      <style:text-properties fo:font-variant="normal" fo:text-transform="none" fo:color="#000000" style:font-name="Times New Roman" fo:font-size="14pt" fo:letter-spacing="normal" fo:font-style="normal" fo:font-weight="normal"/>
    </style:style>
    <style:style style:name="P125" style:family="paragraph" style:parent-style-name="Heading_20_5">
      <style:text-properties officeooo:rsid="001c3d0c" officeooo:paragraph-rsid="001df527"/>
    </style:style>
    <style:style style:name="P126" style:family="paragraph" style:parent-style-name="Heading_20_5">
      <style:text-properties officeooo:rsid="001febdd" officeooo:paragraph-rsid="00d52216"/>
    </style:style>
    <style:style style:name="P127" style:family="paragraph" style:parent-style-name="Heading_20_5">
      <style:text-properties officeooo:paragraph-rsid="00d723b3"/>
    </style:style>
    <style:style style:name="P128" style:family="paragraph" style:parent-style-name="Heading_20_5">
      <style:text-properties officeooo:paragraph-rsid="00daed9a"/>
    </style:style>
    <style:style style:name="P129" style:family="paragraph" style:parent-style-name="Heading_20_5">
      <style:text-properties officeooo:paragraph-rsid="00dde632"/>
    </style:style>
    <style:style style:name="P130" style:family="paragraph" style:parent-style-name="Heading_20_5">
      <style:text-properties officeooo:paragraph-rsid="00e011e0"/>
    </style:style>
    <style:style style:name="P131" style:family="paragraph" style:parent-style-name="Heading_20_5">
      <style:text-properties officeooo:paragraph-rsid="00e2b21b"/>
    </style:style>
    <style:style style:name="P132" style:family="paragraph" style:parent-style-name="Heading_20_5">
      <style:text-properties officeooo:paragraph-rsid="00e74cb1"/>
    </style:style>
    <style:style style:name="P133" style:family="paragraph" style:parent-style-name="Heading_20_5">
      <style:text-properties officeooo:paragraph-rsid="00e8a74a"/>
    </style:style>
    <style:style style:name="P134" style:family="paragraph" style:parent-style-name="Heading_20_5">
      <style:text-properties officeooo:paragraph-rsid="007bf425"/>
    </style:style>
    <style:style style:name="P135" style:family="paragraph" style:parent-style-name="Heading_20_5">
      <style:text-properties officeooo:paragraph-rsid="00fd32de"/>
    </style:style>
    <style:style style:name="P136" style:family="paragraph" style:parent-style-name="Heading_20_5">
      <style:text-properties officeooo:paragraph-rsid="00fe3b64"/>
    </style:style>
    <style:style style:name="P137" style:family="paragraph" style:parent-style-name="Heading_20_5">
      <style:text-properties officeooo:paragraph-rsid="0084ae2f"/>
    </style:style>
    <style:style style:name="P138" style:family="paragraph" style:parent-style-name="Heading_20_5">
      <style:text-properties officeooo:paragraph-rsid="009e3b6f"/>
    </style:style>
    <style:style style:name="P139" style:family="paragraph" style:parent-style-name="Heading_20_5">
      <style:text-properties officeooo:paragraph-rsid="00a3126f"/>
    </style:style>
    <style:style style:name="P140" style:family="paragraph" style:parent-style-name="Heading_20_5">
      <style:text-properties officeooo:paragraph-rsid="00a68a61"/>
    </style:style>
    <style:style style:name="P141" style:family="paragraph" style:parent-style-name="Heading_20_5">
      <style:text-properties officeooo:paragraph-rsid="00a87452"/>
    </style:style>
    <style:style style:name="P142" style:family="paragraph" style:parent-style-name="Heading_20_5">
      <style:text-properties officeooo:paragraph-rsid="00ac6047"/>
    </style:style>
    <style:style style:name="P143" style:family="paragraph" style:parent-style-name="Heading_20_5">
      <style:text-properties officeooo:paragraph-rsid="00ae8745"/>
    </style:style>
    <style:style style:name="P144" style:family="paragraph" style:parent-style-name="Heading_20_5">
      <style:text-properties officeooo:paragraph-rsid="00e9ba4c"/>
    </style:style>
    <style:style style:name="P145" style:family="paragraph" style:parent-style-name="Heading_20_5">
      <style:text-properties officeooo:paragraph-rsid="00b3e0f9"/>
    </style:style>
    <style:style style:name="P146" style:family="paragraph" style:parent-style-name="Heading_20_5">
      <style:text-properties officeooo:paragraph-rsid="00b71e8d"/>
    </style:style>
    <style:style style:name="P147" style:family="paragraph" style:parent-style-name="Heading_20_5">
      <style:text-properties officeooo:paragraph-rsid="00bc521c"/>
    </style:style>
    <style:style style:name="P148" style:family="paragraph" style:parent-style-name="Heading_20_5">
      <style:text-properties officeooo:paragraph-rsid="00bf1ea0"/>
    </style:style>
    <style:style style:name="P149" style:family="paragraph" style:parent-style-name="Heading_20_5">
      <style:text-properties officeooo:paragraph-rsid="00c09f40"/>
    </style:style>
    <style:style style:name="P150" style:family="paragraph" style:parent-style-name="Heading_20_5">
      <style:text-properties officeooo:paragraph-rsid="00c45be7"/>
    </style:style>
    <style:style style:name="P151" style:family="paragraph" style:parent-style-name="Heading_20_5">
      <style:text-properties officeooo:paragraph-rsid="00f0d126"/>
    </style:style>
    <style:style style:name="P152" style:family="paragraph" style:parent-style-name="Heading_20_5">
      <style:text-properties officeooo:paragraph-rsid="00cc1808"/>
    </style:style>
    <style:style style:name="P153" style:family="paragraph" style:parent-style-name="Heading_20_5">
      <style:text-properties officeooo:paragraph-rsid="00d0bbe2"/>
    </style:style>
    <style:style style:name="P154" style:family="paragraph" style:parent-style-name="Heading_20_5">
      <style:text-properties officeooo:paragraph-rsid="0116012d"/>
    </style:style>
    <style:style style:name="P155" style:family="paragraph" style:parent-style-name="Heading_20_1">
      <style:text-properties officeooo:paragraph-rsid="009edb29"/>
    </style:style>
    <style:style style:name="P156" style:family="paragraph">
      <style:paragraph-properties fo:text-align="center"/>
    </style:style>
    <style:style style:name="P157"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a3126f" style:font-weight-asian="bold" style:font-weight-complex="bold"/>
    </style:style>
    <style:style style:name="T3" style:family="text">
      <style:text-properties fo:font-weight="bold" officeooo:rsid="00b9120c" style:font-weight-asian="bold" style:font-weight-complex="bold"/>
    </style:style>
    <style:style style:name="T4" style:family="text">
      <style:text-properties officeooo:rsid="007bf425"/>
    </style:style>
    <style:style style:name="T5" style:family="text">
      <style:text-properties officeooo:rsid="0085aa4e"/>
    </style:style>
    <style:style style:name="T6" style:family="text">
      <style:text-properties officeooo:rsid="009e3b6f"/>
    </style:style>
    <style:style style:name="T7" style:family="text">
      <style:text-properties officeooo:rsid="009edb29"/>
    </style:style>
    <style:style style:name="T8" style:family="text">
      <style:text-properties officeooo:rsid="00a3126f"/>
    </style:style>
    <style:style style:name="T9" style:family="text">
      <style:text-properties officeooo:rsid="00a68960"/>
    </style:style>
    <style:style style:name="T10" style:family="text">
      <style:text-properties officeooo:rsid="00a77b5d"/>
    </style:style>
    <style:style style:name="T11" style:family="text">
      <style:text-properties officeooo:rsid="00abf2ab"/>
    </style:style>
    <style:style style:name="T12" style:family="text">
      <style:text-properties officeooo:rsid="00ac6047"/>
    </style:style>
    <style:style style:name="T13" style:family="text">
      <style:text-properties officeooo:rsid="00accfe6"/>
    </style:style>
    <style:style style:name="T14" style:family="text">
      <style:text-properties officeooo:rsid="00b51f64"/>
    </style:style>
    <style:style style:name="T15" style:family="text">
      <style:text-properties officeooo:rsid="00b7b591"/>
    </style:style>
    <style:style style:name="T16" style:family="text">
      <style:text-properties fo:font-weight="normal" officeooo:rsid="00b9120c" style:font-weight-asian="normal" style:font-weight-complex="normal"/>
    </style:style>
    <style:style style:name="T17" style:family="text">
      <style:text-properties officeooo:rsid="00be18b6"/>
    </style:style>
    <style:style style:name="T18" style:family="text">
      <style:text-properties officeooo:rsid="00bf1ea0"/>
    </style:style>
    <style:style style:name="T19" style:family="text">
      <style:text-properties officeooo:rsid="00bf2fac"/>
    </style:style>
    <style:style style:name="T20" style:family="text">
      <style:text-properties officeooo:rsid="00c09f40"/>
    </style:style>
    <style:style style:name="T21" style:family="text">
      <style:text-properties officeooo:rsid="00c45be7"/>
    </style:style>
    <style:style style:name="T22" style:family="text">
      <style:text-properties officeooo:rsid="00c95082"/>
    </style:style>
    <style:style style:name="T23" style:family="text">
      <style:text-properties officeooo:rsid="00c9b0e9"/>
    </style:style>
    <style:style style:name="T24" style:family="text">
      <style:text-properties officeooo:rsid="00cb78dd"/>
    </style:style>
    <style:style style:name="T25" style:family="text">
      <style:text-properties officeooo:rsid="00cc3c9a"/>
    </style:style>
    <style:style style:name="T26" style:family="text">
      <style:text-properties officeooo:rsid="00e42a8f"/>
    </style:style>
    <style:style style:name="T27" style:family="text">
      <style:text-properties officeooo:rsid="00f38bfc"/>
    </style:style>
    <style:style style:name="T28" style:family="text">
      <style:text-properties officeooo:rsid="00f40278"/>
    </style:style>
    <style:style style:name="T29" style:family="text">
      <style:text-properties officeooo:rsid="00f4dd7a"/>
    </style:style>
    <style:style style:name="T30" style:family="text">
      <style:text-properties officeooo:rsid="00f5c18c"/>
    </style:style>
    <style:style style:name="T31" style:family="text">
      <style:text-properties officeooo:rsid="00f96d5a"/>
    </style:style>
    <style:style style:name="T32" style:family="text">
      <style:text-properties officeooo:rsid="00fd32de"/>
    </style:style>
    <style:style style:name="T33" style:family="text">
      <style:text-properties officeooo:rsid="00fe3b64"/>
    </style:style>
    <style:style style:name="T34" style:family="text">
      <style:text-properties officeooo:rsid="00fffdbe"/>
    </style:style>
    <style:style style:name="T35" style:family="text">
      <style:text-properties officeooo:rsid="0101d683"/>
    </style:style>
    <style:style style:name="T36" style:family="text">
      <style:text-properties officeooo:rsid="01036894"/>
    </style:style>
    <style:style style:name="T37" style:family="text">
      <style:text-properties officeooo:rsid="01046002"/>
    </style:style>
    <style:style style:name="T38" style:family="text">
      <style:text-properties officeooo:rsid="01053506"/>
    </style:style>
    <style:style style:name="T39" style:family="text">
      <style:text-properties officeooo:rsid="0113fbe7"/>
    </style:style>
    <style:style style:name="T40" style:family="text">
      <style:text-properties officeooo:rsid="0116012d"/>
    </style:style>
    <style:style style:name="T41" style:family="text">
      <style:text-properties style:text-position="super 58%"/>
    </style:style>
    <style:style style:name="T42" style:family="text">
      <style:text-properties style:text-position="0% 100%"/>
    </style:style>
    <style:style style:name="T43"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Arrowheads_20_1" draw:marker-end="Arrowheads_20_1" draw:fill="solid"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style>
    <style:style style:name="gr6" style:family="graphic">
      <style:graphic-properties draw:textarea-horizontal-align="center" draw:textarea-vertical-align="middle" style:run-through="foreground"/>
    </style:style>
    <style:style style:name="gr7" style:family="graphic">
      <style:graphic-properties draw:marker-end="Arrowheads_20_2" draw:textarea-horizontal-align="center" draw:textarea-vertical-align="middle" style:run-through="foreground"/>
    </style:style>
    <style:style style:name="gr8" style:family="graphic">
      <style:graphic-properties draw:marker-end="Arrowheads_20_2" draw:textarea-horizontal-align="center" draw:textarea-vertical-align="middle" style:run-through="foreground"/>
    </style:style>
    <style:style style:name="gr9" style:family="graphic">
      <style:graphic-properties style:run-through="foreground"/>
    </style:style>
    <style:style style:name="gr10" style:family="graphic">
      <style:graphic-properties draw:marker-end="" draw:textarea-horizontal-align="center" draw:textarea-vertical-align="middle" style:run-through="foreground"/>
    </style:style>
    <style:style style:name="gr11" style:family="graphic">
      <style:graphic-properties draw:stroke="none" svg:stroke-color="#000000" draw:marker-end="" draw:fill="none" draw:fill-color="#ffffff" fo:min-height="0.635cm" style:run-through="foreground"/>
    </style:style>
    <style:style style:name="gr12" style:family="graphic">
      <style:graphic-properties draw:stroke="none" svg:stroke-color="#000000" draw:marker-end="" draw:fill="none" draw:fill-color="#ffffff" fo:min-height="0.663cm" style:run-through="foreground"/>
    </style:style>
    <style:style style:name="gr13" style:family="graphic">
      <style:graphic-properties draw:marker-start="" draw:marker-end="Arrowheads_20_2" draw:textarea-horizontal-align="center" draw:textarea-vertical-align="middle" style:run-through="foreground"/>
    </style:style>
    <style:style style:name="gr14" style:family="graphic">
      <style:graphic-properties draw:marker-start="" draw:marker-end="Arrowheads_20_2" draw:textarea-horizontal-align="center" draw:textarea-vertical-align="middle" style:run-through="foreground"/>
    </style:style>
    <style:style style:name="gr15" style:family="graphic">
      <style:graphic-properties draw:marker-start="" draw:marker-end="" draw:textarea-horizontal-align="center" draw:textarea-vertical-align="middle" style:run-through="foreground"/>
    </style:style>
    <style:style style:name="gr1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2"><draw:line text:anchor-type="paragraph" draw:z-index="1" draw:style-name="gr2" draw:text-style-name="P156" svg:x1="-0.019cm" svg:y1="4.906cm" svg:x2="17.232cm" svg:y2="4.906cm"><text:p/></draw:line>i. TITLE OF THE PROJECT</text:h>
      <text:h text:style-name="P155" text:outline-level="1"><draw:line text:anchor-type="paragraph" draw:z-index="50" draw:style-name="gr2" draw:text-style-name="P156" svg:x1="-0.019cm" svg:y1="-0.122cm" svg:x2="17.232cm" svg:y2="-0.122cm"><text:p/></draw:line>Market Analysis Distribution</text:h>
      <text:h text:style-name="P109" text:outline-level="2"/>
      <text:h text:style-name="P109" text:outline-level="2"><text:span text:style-name="T27">ii. </text:span>INTRODUCTION AND OBJECTIVES <text:span text:style-name="T27">OF THE PROJECT</text:span></text:h>
      <text:p text:style-name="P2"/>
      <text:h text:style-name="P125" text:outline-level="5">Introduction:</text:h>
      <text:p text:style-name="P3"><draw:line text:anchor-type="paragraph" draw:z-index="0" draw:style-name="gr1" draw:text-style-name="P156" svg:x1="0.007cm" svg:y1="-0.093cm" svg:x2="9.167cm" svg:y2="-0.093cm"><text:p/></draw:line>The Market Analysis Distribution (MAD) is an online application which distributes stock, currency, mutual funds, debentures and other market research and analysis data. Basically MAD works like a market-place application, any analyst whether it is an individual or a company both can upload there market research data on the application and they can also decide whether it is free of cost or it should be a paid data and if it is a paid data then they can decide the price for that data to display to clients (customers). And any registered client (customer) can purchase that market analysis data by paying the amount of that data price via <text:span text:style-name="T1">paypal</text:span>. An analyst can get registered to site simple by purchasing a simple membership plan. The MAD also have clients (customers) and analyst interaction program where any client can contact to any analyst using private message functionality and they can ask any question related to that analysis, but this facility has some conditions that I will describe below in the project.</text:p>
      <text:h text:style-name="P126" text:outline-level="5"><draw:line text:anchor-type="paragraph" draw:z-index="3" draw:style-name="gr1" draw:text-style-name="P156" svg:x1="0.007cm" svg:y1="0.753cm" svg:x2="9.167cm" svg:y2="0.753cm"><text:p/></draw:line>Objectives:</text:h>
      <text:p text:style-name="P41">Objectives of this application are as following: -</text:p>
      <text:list xml:id="list1216977699798259402" text:style-name="WW8Num2">
        <text:list-item>
          <text:p text:style-name="P92">Sharing market research data for stock, currency, mutual funds, debentures and IPO etc.</text:p>
        </text:list-item>
        <text:list-item>
          <text:p text:style-name="P92">Analyst can provide worldwide services with few simple steps and he can gain commission.</text:p>
        </text:list-item>
        <text:list-item>
          <text:p text:style-name="P92">Let clients avail the services of analyst so that client can earn major profit.</text:p>
        </text:list-item>
        <text:list-item>
          <text:p text:style-name="P92">Earning commission on each research data sale.</text:p>
        </text:list-item>
        <text:list-item>
          <text:p text:style-name="P93">Create a big network of investors, so that we can provide more service in future on the same application.</text:p>
        </text:list-item>
      </text:list>
      <text:p text:style-name="P4"/>
      <text:h text:style-name="P110" text:outline-level="2"><draw:line text:anchor-type="paragraph" draw:z-index="2" draw:style-name="gr2" draw:text-style-name="P156" svg:x1="-0.019cm" svg:y1="1.205cm" svg:x2="17.232cm" svg:y2="1.205cm"><text:p/></draw:line><text:span text:style-name="T27">iii. </text:span>PROJECT CATEGORY</text:h>
      <text:p text:style-name="P5"/>
      <text:h text:style-name="P127" text:outline-level="5"><draw:line text:anchor-type="paragraph" draw:z-index="4" draw:style-name="gr1" draw:text-style-name="P156" svg:x1="0.007cm" svg:y1="0.753cm" svg:x2="9.167cm" svg:y2="0.753cm"><text:p/></draw:line>Categories:</text:h>
      <text:p text:style-name="P42">Market-place, Knowledge Sharing, Business Network</text:p>
      <text:h text:style-name="P117" text:outline-level="2"><draw:line text:anchor-type="paragraph" draw:z-index="5" draw:style-name="gr2" draw:text-style-name="P156" svg:x1="-0.019cm" svg:y1="1.808cm" svg:x2="17.232cm" svg:y2="1.808cm"><text:p/></draw:line><text:span text:style-name="T28">iv. TOOLS/PLATFORM </text:span>HARDWARE &amp; SOFTWARE REQUIREMEN<text:span text:style-name="T28">T SPECIFICATION</text:span><text:bookmark-start text:name="__DdeLink__123_1102283085"/></text:h>
      <text:p text:style-name="Text_20_body"/>
      <text:h text:style-name="P128" text:outline-level="5"><draw:line text:anchor-type="paragraph" draw:z-index="6" draw:style-name="gr1" draw:text-style-name="P156" svg:x1="0.007cm" svg:y1="0.753cm" svg:x2="9.167cm" svg:y2="0.753cm"><text:p/></draw:line>Hardware Configuration for server:</text:h>
      <text:p text:style-name="P43"><text:bookmark-end text:name="__DdeLink__123_1102283085"/><text:span text:style-name="T1">Processor: -</text:span> Minimum Dual-core<text:line-break/><text:span text:style-name="T1">Random Access Memory: -</text:span> Minimum 2 GB<text:line-break/><text:span text:style-name="T1">Hard Disk Drive: -</text:span> Minimum 80 GB<text:line-break/></text:p>
      <text:h text:style-name="P129" text:outline-level="5"><draw:line text:anchor-type="paragraph" draw:z-index="7" draw:style-name="gr1" draw:text-style-name="P156" svg:x1="0.007cm" svg:y1="0.753cm" svg:x2="9.167cm" svg:y2="0.753cm"><text:p/></draw:line>Network Configuration for server:</text:h>
      <text:p text:style-name="P44"><text:span text:style-name="T1">Internet Protocol: -</text:span> One static IP for configuring web application to that IP<text:line-break/><text:span text:style-name="T1">Internet: -</text:span> Bandwidth minimum up to 2Mbps<text:line-break/></text:p>
      <text:h text:style-name="P130" text:outline-level="5"><draw:line text:anchor-type="paragraph" draw:z-index="8" draw:style-name="gr1" draw:text-style-name="P156" svg:x1="0.007cm" svg:y1="0.753cm" svg:x2="9.167cm" svg:y2="0.753cm"><text:p/></draw:line><text:span text:style-name="T29">Tools/Platform </text:span>Software Configuration for server:</text:h>
      <text:p text:style-name="P46"><text:span text:style-name="T1">Operating System: -</text:span> Should be any server operating system. Ubuntu (Linux) preferred.<text:line-break/><text:span text:style-name="T1">Server: -</text:span> Apache 2.4 +<text:line-break/><text:span text:style-name="T1">Database: -</text:span> Mysql 5 +<text:line-break/><text:span text:style-name="T1">Script: -</text:span> php 5.3 +</text:p>
      <text:p text:style-name="P46"><text:line-break/>(<text:span text:style-name="T1">Note: -</text:span> If we are using dedicated server so we need the above minimal requirement.)</text:p>
      <text:p text:style-name="P45"/>
      <text:h text:style-name="P118" text:outline-level="2"><draw:line text:anchor-type="paragraph" draw:z-index="9" draw:style-name="gr2" draw:text-style-name="P156" svg:x1="-0.019cm" svg:y1="1.782cm" svg:x2="17.232cm" svg:y2="1.782cm"><text:p/></draw:line><text:span text:style-name="T30">v. </text:span>PROBLEM DEFIN<text:span text:style-name="T26">I</text:span>TION &amp; REQUIREMENT SPECIFICATION <text:span text:style-name="T31">PROJECT PLANNING AND SCHEDULING </text:span></text:h>
      <text:p text:style-name="P6"/>
      <text:h text:style-name="P131" text:outline-level="5"><draw:line text:anchor-type="paragraph" draw:z-index="10" draw:style-name="gr1" draw:text-style-name="P156" svg:x1="0.007cm" svg:y1="0.753cm" svg:x2="9.167cm" svg:y2="0.753cm"><text:p/></draw:line>Problem Definition:</text:h>
      <text:p text:style-name="P47">Here is the list of problems definition: -</text:p>
      <text:list xml:id="list4414017216653564062" text:style-name="L68">
        <text:list-item>
          <text:p text:style-name="P94">How to provide an online system such as market-place where a stock, currency and other market analyst can provide their analysis services, so that a custom can buy their data and can earn maximum profit from the market. And amount that is being paid for the analysis services will be distributed between web application owner and the analyst. </text:p>
        </text:list-item>
        <text:list-item>
          <text:p text:style-name="P95">How can we make it a transparent web application so that an analyst and the client (customer, who buys the analysis data) can communicate each other using a private message queue?</text:p>
        </text:list-item>
      </text:list>
      <text:h text:style-name="P132" text:outline-level="5"><draw:line text:anchor-type="paragraph" draw:z-index="11" draw:style-name="gr1" draw:text-style-name="P156" svg:x1="0.007cm" svg:y1="0.753cm" svg:x2="9.167cm" svg:y2="0.753cm"><text:p/></draw:line>Requirement Specification:</text:h>
      <text:p text:style-name="P48">Below is the list of project goal &amp; requirement specification: -</text:p>
      <text:p text:style-name="P17">Visitor Features</text:p>
      <text:list xml:id="list2734281712463481924" text:style-name="WW8Num4">
        <text:list-item>
          <text:p text:style-name="P96">One can register on the site or he can login directly if he is an existing user.</text:p>
        </text:list-item>
        <text:list-item>
          <text:p text:style-name="P96">One can see all the news feeds related to market information.</text:p>
        </text:list-item>
        <text:list-item>
          <text:p text:style-name="P96">One can subscribe to news feeds related to market information, so that he/she will receive news feeds on mail.</text:p>
        </text:list-item>
        <text:list-item>
          <text:p text:style-name="P96">One can see the latest analysis data.</text:p>
        </text:list-item>
        <text:list-item>
          <text:p text:style-name="P96">One can see the list of analyst who is associated with the website.</text:p>
        </text:list-item>
        <text:list-item>
          <text:p text:style-name="P96">One can select a data and he can buy that particular data for some price.</text:p>
        </text:list-item>
        <text:list-item>
          <text:p text:style-name="P96">One can give the star rating, reviews and comments to the analysis data.</text:p>
        </text:list-item>
        <text:list-item>
          <text:p text:style-name="P96">One can see the list of analyst and he can visit to any analyst profile page where he can see all the analysis of that analyst and also he can see the star rating of each analysis data right to that particular data row.</text:p>
        </text:list-item>
        <text:list-item>
          <text:p text:style-name="P96">One can see all his history orders in a special user menu.</text:p>
        </text:list-item>
      </text:list>
      <text:p text:style-name="P17">Analyst Features</text:p>
      <text:list xml:id="list1293671169439198593" text:style-name="WW8Num5">
        <text:list-item>
          <text:p text:style-name="P97">Analyst can register on the site or he can login directly if he is an existing user.</text:p>
        </text:list-item>
        <text:list-item>
          <text:p text:style-name="P97">Analyst can purchase a membership plan to get enable data posting options and other paid options.</text:p>
        </text:list-item>
        <text:list-item>
          <text:p text:style-name="P97"><text:soft-page-break/>Analyst can post any analysis and he can also add video link, graph images and data.</text:p>
        </text:list-item>
        <text:list-item>
          <text:p text:style-name="P97">Analyst can manage their data via CRUD business operations.</text:p>
        </text:list-item>
        <text:list-item>
          <text:p text:style-name="P97">Analyst can see the list of his client (customer) and he can see profile of any customer via just clicking on his profile name.</text:p>
        </text:list-item>
        <text:list-item>
          <text:p text:style-name="P97">Analyst can message to any of his client via a special message management system on the website.</text:p>
        </text:list-item>
        <text:list-item>
          <text:p text:style-name="P97">Analyst can post news feed also and he can manage his news feed via CRUD business operations.</text:p>
        </text:list-item>
        <text:list-item>
          <text:p text:style-name="P97">Analyst can see all the orders which placed for his/her analysis data only.</text:p>
        </text:list-item>
      </text:list>
      <text:p text:style-name="P17">Admin Features</text:p>
      <text:list xml:id="list7589223819394847577" text:style-name="WW8Num6">
        <text:list-item>
          <text:p text:style-name="P98">Admin will be in-build user so that no one can directly registered on the site become an admin user.</text:p>
        </text:list-item>
        <text:list-item>
          <text:p text:style-name="P98">Admin can manage everything. He can perform all the operations which analyst or visitor can do.</text:p>
        </text:list-item>
        <text:list-item>
          <text:p text:style-name="P98">Admin can manage (CRUD) each user from a special admin menu.</text:p>
        </text:list-item>
        <text:list-item>
          <text:p text:style-name="P98">Admin can manage all content from a special admin menu.</text:p>
        </text:list-item>
        <text:list-item>
          <text:p text:style-name="P98">Admin can manage term, categories, types and tag names from admin menu.</text:p>
        </text:list-item>
        <text:list-item>
          <text:p text:style-name="P98">Admin can create and manage (CRUD) membership plans from admin menu.</text:p>
        </text:list-item>
        <text:list-item>
          <text:p text:style-name="P98">Admin can configure all the settings from admin menu.</text:p>
        </text:list-item>
        <text:list-item>
          <text:p text:style-name="P98">Admin can manage all orders and paid data from admin menu.</text:p>
        </text:list-item>
        <text:list-item>
          <text:p text:style-name="P98">Admin can see all the messages between any analyst and any client.</text:p>
        </text:list-item>
        <text:list-item>
          <text:p text:style-name="P98">Admin can change the theme layout configuration from admin menu.</text:p>
        </text:list-item>
        <text:list-item>
          <text:p text:style-name="P99">Admin can change site information from admin menu.</text:p>
        </text:list-item>
      </text:list>
      <text:p text:style-name="P19"/>
      <text:p text:style-name="P19"/>
      <text:p text:style-name="P19"/>
      <text:p text:style-name="P19"/>
      <text:p text:style-name="P19"/>
      <text:p text:style-name="P19"/>
      <text:p text:style-name="P59"/>
      <text:h text:style-name="P133" text:outline-level="5"><draw:line text:anchor-type="paragraph" draw:z-index="12" draw:style-name="gr1" draw:text-style-name="P156" svg:x1="0.007cm" svg:y1="0.515cm" svg:x2="9.167cm" svg:y2="0.515cm"><text:p/></draw:line><text:soft-page-break/>Gantt Chart:</text:h>
      <text:p text:style-name="P29"/>
      <table:table table:name="GANTTCHART" table:style-name="GANTTCHART">
        <table:table-column table:style-name="GANTTCHART.A"/>
        <table:table-column table:style-name="GANTTCHART.B"/>
        <table:table-column table:style-name="GANTTCHART.C"/>
        <table:table-column table:style-name="GANTTCHART.D"/>
        <table:table-column table:style-name="GANTTCHART.E"/>
        <table:table-column table:style-name="GANTTCHART.F"/>
        <table:table-column table:style-name="GANTTCHART.G"/>
        <table:table-column table:style-name="GANTTCHART.H"/>
        <table:table-column table:style-name="GANTTCHART.I"/>
        <table:table-row>
          <table:table-cell table:style-name="GANTTCHART.A1" table:number-columns-spanned="3" office:value-type="string">
            <text:p text:style-name="P63"><draw:rect text:anchor-type="paragraph" draw:z-index="14" draw:style-name="gr3" draw:text-style-name="P157" svg:width="2.202cm" svg:height="0.346cm" svg:x="8.795cm" svg:y="2.542cm"><text:p/></draw:rect>Chart Data</text:p>
          </table:table-cell>
          <table:covered-table-cell/>
          <table:covered-table-cell/>
          <table:table-cell table:style-name="GANTTCHART.A1" table:number-columns-spanned="2" office:value-type="string">
            <text:p text:style-name="P62"/>
          </table:table-cell>
          <table:covered-table-cell/>
          <table:table-cell table:style-name="GANTTCHART.F1" table:number-columns-spanned="4" office:value-type="string">
            <text:p text:style-name="P62">Chart</text:p>
          </table:table-cell>
          <table:covered-table-cell/>
          <table:covered-table-cell/>
          <table:covered-table-cell/>
        </table:table-row>
        <table:table-row>
          <table:table-cell table:style-name="GANTTCHART.A2" office:value-type="string">
            <text:p text:style-name="P61">ID</text:p>
          </table:table-cell>
          <table:table-cell table:style-name="GANTTCHART.A2" office:value-type="string">
            <text:p text:style-name="P61">Tast Name</text:p>
          </table:table-cell>
          <table:table-cell table:style-name="GANTTCHART.A2" office:value-type="string">
            <text:p text:style-name="P61">Time</text:p>
          </table:table-cell>
          <table:table-cell table:style-name="GANTTCHART.A2" office:value-type="string">
            <text:p text:style-name="P68"><text:span text:style-name="T38">Nov</text:span> 201<text:span text:style-name="T38">4</text:span> </text:p>
          </table:table-cell>
          <table:table-cell table:style-name="GANTTCHART.A2" table:number-columns-spanned="2" office:value-type="string">
            <text:p text:style-name="P68"><text:span text:style-name="T38">Dec</text:span> 201<text:span text:style-name="T38">4</text:span></text:p>
          </table:table-cell>
          <table:covered-table-cell/>
          <table:table-cell table:style-name="GANTTCHART.A2" office:value-type="string">
            <text:p text:style-name="P68"><text:span text:style-name="T38">Jan</text:span> 2015</text:p>
          </table:table-cell>
          <table:table-cell table:style-name="GANTTCHART.A2" office:value-type="string">
            <text:p text:style-name="P81">Feb 2015</text:p>
          </table:table-cell>
          <table:table-cell table:style-name="GANTTCHART.I2" office:value-type="string">
            <text:p text:style-name="P68"><text:span text:style-name="T38">Mar</text:span> 2015</text:p>
          </table:table-cell>
        </table:table-row>
        <table:table-row>
          <table:table-cell table:style-name="GANTTCHART.A2" office:value-type="string">
            <text:p text:style-name="P65"><draw:rect text:anchor-type="paragraph" draw:z-index="16" draw:style-name="gr3" draw:text-style-name="P156" svg:width="0.461cm" svg:height="0.345cm" svg:x="14.69cm" svg:y="2.965cm"><text:p/></draw:rect>1</text:p>
          </table:table-cell>
          <table:table-cell table:style-name="GANTTCHART.A2" office:value-type="string">
            <text:p text:style-name="P66">Requirement Analysis</text:p>
          </table:table-cell>
          <table:table-cell table:style-name="GANTTCHART.A2" office:value-type="string">
            <text:p text:style-name="P67"><text:span text:style-name="T38">15</text:span> Days</text:p>
          </table:table-cell>
          <table:table-cell table:style-name="GANTTCHART.A2" office:value-type="string">
            <text:p text:style-name="P64"><draw:rect text:anchor-type="paragraph" draw:z-index="13" draw:style-name="gr3" draw:text-style-name="P156" svg:width="1.086cm" svg:height="0.318cm" svg:x="0.122cm" svg:y="0.004cm"><text:p/></draw:rect><draw:rect text:anchor-type="paragraph" draw:z-index="17" draw:style-name="gr3" draw:text-style-name="P156" svg:width="0.976cm" svg:height="0.345cm" svg:x="8.684cm" svg:y="3.593cm"><text:p/></draw:rect></text:p>
          </table:table-cell>
          <table:table-cell table:style-name="GANTTCHART.A2" table:number-columns-spanned="2" office:value-type="string">
            <text:p text:style-name="P64"/>
          </table:table-cell>
          <table:covered-table-cell/>
          <table:table-cell table:style-name="GANTTCHART.A2" office:value-type="string">
            <text:p text:style-name="P64"/>
          </table:table-cell>
          <table:table-cell table:style-name="GANTTCHART.A2" office:value-type="string">
            <text:p text:style-name="P64"/>
          </table:table-cell>
          <table:table-cell table:style-name="GANTTCHART.I2" office:value-type="string">
            <text:p text:style-name="P64"/>
          </table:table-cell>
        </table:table-row>
        <table:table-row>
          <table:table-cell table:style-name="GANTTCHART.A2" office:value-type="string">
            <text:p text:style-name="P69">2</text:p>
          </table:table-cell>
          <table:table-cell table:style-name="GANTTCHART.A2" office:value-type="string">
            <text:p text:style-name="P70">Prepare a flow and logic </text:p>
          </table:table-cell>
          <table:table-cell table:style-name="GANTTCHART.A2" office:value-type="string">
            <text:p text:style-name="P70"><text:span text:style-name="T38">15</text:span> Days</text:p>
          </table:table-cell>
          <table:table-cell table:style-name="GANTTCHART.A2" office:value-type="string">
            <text:p text:style-name="P64"><draw:rect text:anchor-type="paragraph" draw:z-index="54" draw:style-name="gr3" draw:text-style-name="P156" svg:width="1.086cm" svg:height="0.318cm" svg:x="1.207cm" svg:y="0.004cm"><text:p/></draw:rect></text:p>
          </table:table-cell>
          <table:table-cell table:style-name="GANTTCHART.A2" table:number-columns-spanned="2" office:value-type="string">
            <text:p text:style-name="P64"/>
          </table:table-cell>
          <table:covered-table-cell/>
          <table:table-cell table:style-name="GANTTCHART.A2" office:value-type="string">
            <text:p text:style-name="P64"/>
          </table:table-cell>
          <table:table-cell table:style-name="GANTTCHART.A2" office:value-type="string">
            <text:p text:style-name="P64"/>
          </table:table-cell>
          <table:table-cell table:style-name="GANTTCHART.I2" office:value-type="string">
            <text:p text:style-name="P64"/>
          </table:table-cell>
        </table:table-row>
        <table:table-row>
          <table:table-cell table:style-name="GANTTCHART.A2" office:value-type="string">
            <text:p text:style-name="P71">3</text:p>
          </table:table-cell>
          <table:table-cell table:style-name="GANTTCHART.A2" office:value-type="string">
            <text:p text:style-name="P72">Prepare a design for app.</text:p>
          </table:table-cell>
          <table:table-cell table:style-name="GANTTCHART.A2" office:value-type="string">
            <text:p text:style-name="P73">30 Days</text:p>
          </table:table-cell>
          <table:table-cell table:style-name="GANTTCHART.A2" office:value-type="string">
            <text:p text:style-name="P64"/>
          </table:table-cell>
          <table:table-cell table:style-name="GANTTCHART.A2" table:number-columns-spanned="2" office:value-type="string">
            <text:p text:style-name="P64"/>
          </table:table-cell>
          <table:covered-table-cell/>
          <table:table-cell table:style-name="GANTTCHART.A2" office:value-type="string">
            <text:p text:style-name="P64"/>
          </table:table-cell>
          <table:table-cell table:style-name="GANTTCHART.A2" office:value-type="string">
            <text:p text:style-name="P64"/>
          </table:table-cell>
          <table:table-cell table:style-name="GANTTCHART.I2" office:value-type="string">
            <text:p text:style-name="P64"/>
          </table:table-cell>
        </table:table-row>
        <table:table-row>
          <table:table-cell table:style-name="GANTTCHART.A2" office:value-type="string">
            <text:p text:style-name="P74">4</text:p>
          </table:table-cell>
          <table:table-cell table:style-name="GANTTCHART.A2" office:value-type="string">
            <text:p text:style-name="P75">Design amendments</text:p>
          </table:table-cell>
          <table:table-cell table:style-name="GANTTCHART.A2" office:value-type="string">
            <text:p text:style-name="P75"><text:span text:style-name="T38">10</text:span> Days</text:p>
          </table:table-cell>
          <table:table-cell table:style-name="GANTTCHART.A2" office:value-type="string">
            <text:p text:style-name="P64"/>
          </table:table-cell>
          <table:table-cell table:style-name="GANTTCHART.A2" table:number-columns-spanned="2" office:value-type="string">
            <text:p text:style-name="P64"/>
          </table:table-cell>
          <table:covered-table-cell/>
          <table:table-cell table:style-name="GANTTCHART.A2" office:value-type="string">
            <text:p text:style-name="P64"><draw:rect text:anchor-type="paragraph" draw:z-index="55" draw:style-name="gr3" draw:text-style-name="P156" svg:width="0.821cm" svg:height="0.318cm" svg:x="0.148cm" svg:y="0.004cm"><text:p/></draw:rect></text:p>
          </table:table-cell>
          <table:table-cell table:style-name="GANTTCHART.A2" office:value-type="string">
            <text:p text:style-name="P64"/>
          </table:table-cell>
          <table:table-cell table:style-name="GANTTCHART.I2" office:value-type="string">
            <text:p text:style-name="P64"/>
          </table:table-cell>
        </table:table-row>
        <table:table-row>
          <table:table-cell table:style-name="GANTTCHART.A2" office:value-type="string">
            <text:p text:style-name="P76">5</text:p>
          </table:table-cell>
          <table:table-cell table:style-name="GANTTCHART.A2" office:value-type="string">
            <text:p text:style-name="P77">Beta Implementation</text:p>
          </table:table-cell>
          <table:table-cell table:style-name="GANTTCHART.A2" office:value-type="string">
            <text:p text:style-name="P78">45 Days</text:p>
          </table:table-cell>
          <table:table-cell table:style-name="GANTTCHART.A2" office:value-type="string">
            <text:p text:style-name="P64"/>
          </table:table-cell>
          <table:table-cell table:style-name="GANTTCHART.A2" table:number-columns-spanned="2" office:value-type="string">
            <text:p text:style-name="P64"/>
          </table:table-cell>
          <table:covered-table-cell/>
          <table:table-cell table:style-name="GANTTCHART.A2" office:value-type="string">
            <text:p text:style-name="P64"><draw:rect text:anchor-type="paragraph" draw:z-index="15" draw:style-name="gr3" draw:text-style-name="P156" svg:width="2.996cm" svg:height="0.345cm" svg:x="0.937cm" svg:y="0.011cm"><text:p/></draw:rect></text:p>
          </table:table-cell>
          <table:table-cell table:style-name="GANTTCHART.A2" office:value-type="string">
            <text:p text:style-name="P64"/>
          </table:table-cell>
          <table:table-cell table:style-name="GANTTCHART.I2" office:value-type="string">
            <text:p text:style-name="P64"/>
          </table:table-cell>
        </table:table-row>
        <table:table-row>
          <table:table-cell table:style-name="GANTTCHART.A2" office:value-type="string">
            <text:p text:style-name="P79">6</text:p>
          </table:table-cell>
          <table:table-cell table:style-name="GANTTCHART.A2" office:value-type="string">
            <text:p text:style-name="P79">Testing</text:p>
          </table:table-cell>
          <table:table-cell table:style-name="GANTTCHART.A2" office:value-type="string">
            <text:p text:style-name="P79">7 Days</text:p>
          </table:table-cell>
          <table:table-cell table:style-name="GANTTCHART.A2" office:value-type="string">
            <text:p text:style-name="P64"/>
          </table:table-cell>
          <table:table-cell table:style-name="GANTTCHART.A2" table:number-columns-spanned="2" office:value-type="string">
            <text:p text:style-name="P64"/>
          </table:table-cell>
          <table:covered-table-cell/>
          <table:table-cell table:style-name="GANTTCHART.A2" office:value-type="string">
            <text:p text:style-name="P64"/>
          </table:table-cell>
          <table:table-cell table:style-name="GANTTCHART.A2" office:value-type="string">
            <text:p text:style-name="P64"/>
          </table:table-cell>
          <table:table-cell table:style-name="GANTTCHART.I2" office:value-type="string">
            <text:p text:style-name="P64"/>
          </table:table-cell>
        </table:table-row>
        <table:table-row>
          <table:table-cell table:style-name="GANTTCHART.A2" office:value-type="string">
            <text:p text:style-name="P79">7</text:p>
          </table:table-cell>
          <table:table-cell table:style-name="GANTTCHART.A2" office:value-type="string">
            <text:p text:style-name="P79">Final Implementation</text:p>
          </table:table-cell>
          <table:table-cell table:style-name="GANTTCHART.A2" office:value-type="string">
            <text:p text:style-name="P80"><text:span text:style-name="T7">10</text:span> Days</text:p>
          </table:table-cell>
          <table:table-cell table:style-name="GANTTCHART.A2" office:value-type="string">
            <text:p text:style-name="P64"/>
          </table:table-cell>
          <table:table-cell table:style-name="GANTTCHART.A2" table:number-columns-spanned="2" office:value-type="string">
            <text:p text:style-name="P64"/>
          </table:table-cell>
          <table:covered-table-cell/>
          <table:table-cell table:style-name="GANTTCHART.A2" office:value-type="string">
            <text:p text:style-name="P64"/>
          </table:table-cell>
          <table:table-cell table:style-name="GANTTCHART.A2" office:value-type="string">
            <text:p text:style-name="P64"/>
          </table:table-cell>
          <table:table-cell table:style-name="GANTTCHART.I2" office:value-type="string">
            <text:p text:style-name="P64"/>
          </table:table-cell>
        </table:table-row>
      </table:table>
      <text:p text:style-name="P20"/>
      <text:h text:style-name="P134" text:outline-level="5"><draw:line text:anchor-type="paragraph" draw:z-index="18" draw:style-name="gr1" draw:text-style-name="P156" svg:x1="0.007cm" svg:y1="0.753cm" svg:x2="9.167cm" svg:y2="0.753cm"><text:p/></draw:line><text:span text:style-name="T4">Pert Chart</text:span>:</text:h>
      <text:p text:style-name="P30"/>
      <text:p text:style-name="P21"><draw:g text:anchor-type="paragraph" draw:z-index="19" draw:style-name="gr4"><draw:custom-shape draw:style-name="gr5" svg:width="2.329cm" svg:height="0.715cm" svg:x="-0.019cm" svg:y="1.384cm"><text:p><text:s text:c="3"/>Start</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draw:style-name="gr5" svg:width="2.329cm" svg:height="0.715cm" svg:x="1.918cm" svg:y="4.48cm"><text:p><text:s text:c="2"/>Finish</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rect draw:style-name="gr6" draw:text-style-name="P157" svg:width="2.573cm" svg:height="0.985cm" svg:x="7.141cm" svg:y="1.278cm"><text:p text:style-name="P156"><text:span text:style-name="T43">Design</text:span></text:p></draw:rect><draw:rect draw:style-name="gr6" draw:text-style-name="P156" svg:width="2.567cm" svg:height="0.98cm" svg:x="11.025cm" svg:y="1.273cm"><text:p text:style-name="P156">Amendments</text:p></draw:rect><draw:rect draw:style-name="gr6" draw:text-style-name="P156" svg:width="2.567cm" svg:height="0.98cm" svg:x="3.348cm" svg:y="0.347cm"><text:p text:style-name="P156">Analysis</text:p></draw:rect><draw:rect draw:style-name="gr6" draw:text-style-name="P156" svg:width="2.567cm" svg:height="0.98cm" svg:x="3.341cm" svg:y="2.204cm"><text:p text:style-name="P156">Flow &amp; Logic</text:p></draw:rect><draw:rect draw:style-name="gr6" draw:text-style-name="P156" svg:width="2.985cm" svg:height="0.98cm" svg:x="13.268cm" svg:y="4.369cm"><text:p text:style-name="P156">Implementation</text:p></draw:rect><draw:rect draw:style-name="gr6" draw:text-style-name="P157" svg:width="2.573cm" svg:height="0.985cm" svg:x="5.818cm" svg:y="4.358cm"><text:p text:style-name="P156"><text:span text:style-name="T43">Final Touch</text:span></text:p></draw:rect><draw:rect draw:style-name="gr6" draw:text-style-name="P157" svg:width="2.573cm" svg:height="0.985cm" svg:x="9.469cm" svg:y="4.369cm"><text:p text:style-name="P156"><text:span text:style-name="T43">Testing</text:span></text:p></draw:rect><draw:line draw:style-name="gr7" draw:text-style-name="P156" svg:x1="2.309cm" svg:y1="1.728cm" svg:x2="3.346cm" svg:y2="0.908cm"><text:p/></draw:line><draw:line draw:style-name="gr7" draw:text-style-name="P156" svg:x1="2.309cm" svg:y1="1.725cm" svg:x2="3.341cm" svg:y2="2.466cm"><text:p/></draw:line><draw:line draw:style-name="gr7" draw:text-style-name="P156" svg:x1="5.913cm" svg:y1="1.165cm" svg:x2="7.141cm" svg:y2="1.673cm"><text:p/></draw:line><draw:line draw:style-name="gr7" draw:text-style-name="P156" svg:x1="5.909cm" svg:y1="2.573cm" svg:x2="7.142cm" svg:y2="2.017cm"><text:p/></draw:line><draw:line draw:style-name="gr7" draw:text-style-name="P156" svg:x1="9.712cm" svg:y1="1.808cm" svg:x2="11.024cm" svg:y2="1.808cm"><text:p/></draw:line><draw:line draw:style-name="gr7" draw:text-style-name="P156" svg:x1="13.238cm" svg:y1="2.252cm" svg:x2="14.852cm" svg:y2="4.369cm"><text:p/></draw:line><draw:line draw:style-name="gr7" draw:text-style-name="P156" svg:x1="13.27cm" svg:y1="4.807cm" svg:x2="12.042cm" svg:y2="4.796cm"><text:p/></draw:line><draw:line draw:style-name="gr7" draw:text-style-name="P156" svg:x1="9.469cm" svg:y1="4.807cm" svg:x2="8.389cm" svg:y2="4.796cm"><text:p/></draw:line><draw:line draw:style-name="gr7" draw:text-style-name="P156" svg:x1="5.818cm" svg:y1="4.808cm" svg:x2="4.246cm" svg:y2="4.85cm"><text:p/></draw:line></draw:g></text:p>
      <text:p text:style-name="P21"/>
      <text:p text:style-name="P21"/>
      <text:p text:style-name="P21"/>
      <text:p text:style-name="P21"/>
      <text:p text:style-name="P21"/>
      <text:p text:style-name="P21"/>
      <text:h text:style-name="P111" text:outline-level="2"><draw:line text:anchor-type="paragraph" draw:z-index="51" draw:style-name="gr2" draw:text-style-name="P156" svg:x1="-0.019cm" svg:y1="2.337cm" svg:x2="17.232cm" svg:y2="2.337cm"><text:p/></draw:line></text:h>
      <text:h text:style-name="P113" text:outline-level="2">vi. SCOPE OF THE SOLUTION</text:h>
      <text:h text:style-name="P135" text:outline-level="5"><draw:line text:anchor-type="paragraph" draw:z-index="52" draw:style-name="gr1" draw:text-style-name="P156" svg:x1="0.007cm" svg:y1="0.753cm" svg:x2="9.167cm" svg:y2="0.753cm"><text:p/></draw:line><text:span text:style-name="T32">Process</text:span>:</text:h>
      <text:p text:style-name="P86">Currently our industry uses old method of on peper data analysis which takes a lot of paper to store information and many person to manage those paper. But on this online system we can process our documents online so no need to maintain large number of papers.</text:p>
      <text:h text:style-name="P136" text:outline-level="5"><draw:line text:anchor-type="paragraph" draw:z-index="53" draw:style-name="gr1" draw:text-style-name="P156" svg:x1="0.007cm" svg:y1="0.753cm" svg:x2="9.167cm" svg:y2="0.753cm"><text:p/></draw:line><text:span text:style-name="T33">Peoples</text:span>:</text:h>
      <text:p text:style-name="P86">In our current system a customer have to go to a analyst to make analysis of any equity or asset to make some conclusion for any decision on that. But now using this system they can buy any analysis data for any equity online from any analyst. So there is no boundation for hiring any analyst for one month or two. They can pay for that what and they do not have to pay for any other.</text:p>
      <text:p text:style-name="P21"/>
      <text:p text:style-name="P21"/>
      <text:h text:style-name="P112" text:outline-level="2"><draw:line text:anchor-type="paragraph" draw:z-index="20" draw:style-name="gr2" draw:text-style-name="P156" svg:x1="-0.019cm" svg:y1="0.729cm" svg:x2="17.232cm" svg:y2="0.729cm"><text:p/></draw:line><text:soft-page-break/><text:span text:style-name="T34">vii.</text:span> <text:span text:style-name="T35">ANALYSIS</text:span></text:h>
      <text:p text:style-name="P31"/>
      <text:h text:style-name="P137" text:outline-level="5"><draw:line text:anchor-type="paragraph" draw:z-index="21" draw:style-name="gr1" draw:text-style-name="P156" svg:x1="0.007cm" svg:y1="0.753cm" svg:x2="9.167cm" svg:y2="0.753cm"><text:p/></draw:line><text:span text:style-name="T5">Data Flow Diagram</text:span>:</text:h>
      <text:p text:style-name="P7">Level 0</text:p>
      <text:p text:style-name="P7"><draw:g text:anchor-type="paragraph" draw:z-index="22" draw:style-name="gr4"><draw:rect draw:style-name="gr8" draw:text-style-name="P156" svg:width="3.361cm" svg:height="1.191cm" svg:x="0.669cm" svg:y="3.502cm"><text:p text:style-name="P156">Customers</text:p></draw:rect><draw:rect draw:style-name="gr8" draw:text-style-name="P156" svg:width="3.229cm" svg:height="1.244cm" svg:x="11.014cm" svg:y="1.993cm"><text:p text:style-name="P156">MAD</text:p></draw:rect><draw:rect draw:style-name="gr8" draw:text-style-name="P156" svg:width="3.229cm" svg:height="1.244cm" svg:x="0.669cm" svg:y="0.353cm"><text:p text:style-name="P156">Analyst</text:p></draw:rect><draw:g draw:style-name="gr9"><draw:g draw:style-name="gr9"><draw:line draw:style-name="gr10" draw:text-style-name="P156" svg:x1="10.829cm" svg:y1="7.073cm" svg:x2="14.983cm" svg:y2="7.073cm"><text:p/></draw:line><draw:line draw:style-name="gr10" draw:text-style-name="P156" svg:x1="10.829cm" svg:y1="6.073cm" svg:x2="14.983cm" svg:y2="6.073cm"><text:p/></draw:line></draw:g><draw:frame draw:style-name="gr11" svg:width="2.911cm" svg:height="0.636cm" svg:x="12.152cm" svg:y="6.306cm"><draw:text-box><text:p>Database</text:p></draw:text-box></draw:frame></draw:g><draw:ellipse draw:style-name="gr8" draw:text-style-name="P156" svg:width="3.123cm" svg:height="1.8cm" svg:x="6.384cm" svg:y="0.009cm"><text:p text:style-name="P156">Post Data</text:p></draw:ellipse><draw:line draw:style-name="gr7" draw:text-style-name="P156" svg:x1="3.9cm" svg:y1="0.857cm" svg:x2="6.414cm" svg:y2="0.857cm"><text:p/></draw:line><draw:path draw:style-name="gr7" draw:text-style-name="P157" svg:width="2.204cm" svg:height="0.81cm" draw:transform="skewX (0.00139626340159544) rotate (-0.244346095279207) translate (9.52950181392836cm 0.834649696699589cm)" svg:viewBox="0 0 2205 811" svg:d="M0 78c280 11 549-86 830-70 286 17 610-66 867 84 246 142 404 420 502 694l6 25"><text:p/></draw:path><draw:ellipse draw:style-name="gr8" draw:text-style-name="P156" svg:width="3.123cm" svg:height="1.8cm" svg:x="6.543cm" svg:y="3.237cm"><text:p text:style-name="P156">Get Data</text:p></draw:ellipse><draw:line draw:style-name="gr7" draw:text-style-name="P156" svg:x1="4.057cm" svg:y1="4.085cm" svg:x2="6.571cm" svg:y2="4.085cm"><text:p/></draw:line><draw:path draw:style-name="gr7" draw:text-style-name="P157" svg:width="1.589cm" svg:height="1.495cm" draw:transform="skewX (0.00139626340159549) rotate (-0.244346095279207) translate (10.0310557842167cm 2.84494278113521cm)" svg:viewBox="0 0 1590 1496" svg:d="M0 1495c280 8 898-115 1258-205 294-240 114-1392 332-1283"><text:p/></draw:path><draw:line draw:style-name="gr7" draw:text-style-name="P156" svg:x1="12.656cm" svg:y1="3.237cm" svg:x2="12.656cm" svg:y2="6.073cm"><text:p/></draw:line><draw:line draw:style-name="gr7" draw:text-style-name="P156" svg:x1="13.179cm" svg:y1="6.026cm" svg:x2="13.179cm" svg:y2="3.237cm"><text:p/></draw:line></draw:g></text:p>
      <text:p text:style-name="P7"/>
      <text:p text:style-name="P7"/>
      <text:p text:style-name="P7"/>
      <text:p text:style-name="P7"/>
      <text:p text:style-name="P7"/>
      <text:p text:style-name="P7"/>
      <text:p text:style-name="P7"/>
      <text:p text:style-name="P7"/>
      <text:p text:style-name="P7"/>
      <text:p text:style-name="P9"><draw:g text:anchor-type="paragraph" draw:z-index="23" draw:style-name="gr4"><draw:rect draw:style-name="gr8" draw:text-style-name="P156" svg:width="3.361cm" svg:height="1.244cm" svg:x="-0.099cm" svg:y="8.239cm"><text:p text:style-name="P156">Customers</text:p></draw:rect><draw:rect draw:style-name="gr8" draw:text-style-name="P156" svg:width="2.535cm" svg:height="1.301cm" svg:x="0.303cm" svg:y="1.467cm"><text:p text:style-name="P156">Analyst</text:p></draw:rect><draw:ellipse draw:style-name="gr8" draw:text-style-name="P156" svg:width="3.123cm" svg:height="1.879cm" svg:x="4.669cm" svg:y="1.247cm"><text:p text:style-name="P156">Register on site</text:p></draw:ellipse><draw:line draw:style-name="gr7" draw:text-style-name="P156" svg:x1="2.838cm" svg:y1="2.131cm" svg:x2="4.743cm" svg:y2="2.131cm"><text:p/></draw:line><draw:path draw:style-name="gr7" draw:text-style-name="P157" svg:width="4.415cm" svg:height="0.986cm" draw:transform="skewX (-0.0188495559215388) rotate (-0.254643537865973) translate (7.79109722222225cm 2.04851494749321cm)" svg:viewBox="0 0 4416 987" svg:d="M0 0c281 9 4416 987 4416 987"><text:p/></draw:path><draw:ellipse draw:style-name="gr8" draw:text-style-name="P157" svg:width="3.125cm" svg:height="1.881cm" svg:x="5.907cm" svg:y="6.001cm"><text:p text:style-name="P156"><text:span text:style-name="T43">Get Data</text:span></text:p></draw:ellipse><draw:path draw:style-name="gr7" draw:text-style-name="P157" svg:width="2.78cm" svg:height="4.786cm" draw:transform="skewX (-0.0188495559215387) rotate (-0.254818070791172) translate (10.2798897023184cm 4.71721221222251cm)" svg:viewBox="0 0 2781 4787" svg:d="M0 4787c281 8 2562-4899 2781-4785"><text:p/></draw:path><draw:g draw:style-name="gr9"><draw:rect draw:style-name="gr8" draw:text-style-name="P156" svg:width="3.229cm" svg:height="1.301cm" svg:x="11.834cm" svg:y="4.12cm"><text:p text:style-name="P156">MAD</text:p></draw:rect><draw:g draw:style-name="gr9"><draw:g draw:style-name="gr9"><draw:line draw:style-name="gr10" draw:text-style-name="P156" svg:x1="11.649cm" svg:y1="9.427cm" svg:x2="15.803cm" svg:y2="9.427cm"><text:p/></draw:line><draw:line draw:style-name="gr10" draw:text-style-name="P156" svg:x1="11.649cm" svg:y1="8.383cm" svg:x2="15.803cm" svg:y2="8.383cm"><text:p/></draw:line></draw:g><draw:frame draw:style-name="gr12" svg:width="2.911cm" svg:height="0.664cm" svg:x="12.971cm" svg:y="8.625cm"><draw:text-box><text:p>Database</text:p></draw:text-box></draw:frame></draw:g><draw:line draw:style-name="gr7" draw:text-style-name="P156" svg:x1="13.474cm" svg:y1="5.42cm" svg:x2="13.474cm" svg:y2="8.383cm"><text:p/></draw:line><draw:line draw:style-name="gr7" draw:text-style-name="P156" svg:x1="13.998cm" svg:y1="8.333cm" svg:x2="13.998cm" svg:y2="5.42cm"><text:p/></draw:line></draw:g><draw:ellipse draw:style-name="gr8" draw:text-style-name="P156" svg:width="3.123cm" svg:height="1.881cm" svg:x="3.446cm" svg:y="3.872cm"><text:p text:style-name="P156">Post Data</text:p></draw:ellipse><draw:line draw:style-name="gr7" draw:text-style-name="P156" svg:x1="2.494cm" svg:y1="2.766cm" svg:x2="3.679cm" svg:y2="4.397cm"><text:p/></draw:line><draw:line draw:style-name="gr7" draw:text-style-name="P156" svg:x1="6.569cm" svg:y1="4.801cm" svg:x2="11.834cm" svg:y2="4.915cm"><text:p/></draw:line><draw:ellipse draw:style-name="gr8" draw:text-style-name="P156" svg:width="3.123cm" svg:height="1.879cm" svg:x="6.039cm" svg:y="8.433cm"><text:p text:style-name="P156">Register on site</text:p></draw:ellipse><draw:line draw:style-name="gr7" draw:text-style-name="P156" svg:x1="3.261cm" svg:y1="9.262cm" svg:x2="6.039cm" svg:y2="9.279cm"><text:p/></draw:line><draw:line draw:style-name="gr7" draw:text-style-name="P156" svg:x1="3.261cm" svg:y1="8.792cm" svg:x2="6.039cm" svg:y2="7.15cm"><text:p/></draw:line><draw:line draw:style-name="gr7" draw:text-style-name="P156" svg:x1="9.031cm" svg:y1="6.841cm" svg:x2="11.809cm" svg:y2="5.199cm"><text:p/></draw:line></draw:g>Level 1</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text:soft-page-break/>Level 2</text:p>
      <text:p text:style-name="P10"/>
      <text:p text:style-name="P10"><draw:g text:anchor-type="paragraph" draw:z-index="24" draw:style-name="gr4"><draw:line draw:style-name="gr13" draw:text-style-name="P156" svg:x1="7.989cm" svg:y1="1.028cm" svg:x2="7.989cm" svg:y2="3.074cm"><text:p/></draw:line><draw:g draw:style-name="gr9"><draw:rect draw:style-name="gr6" draw:text-style-name="P156" svg:width="3.176cm" svg:height="1.297cm" svg:x="6.35cm" svg:y="-0.288cm"><text:p text:style-name="P156">Customer</text:p></draw:rect><draw:ellipse draw:style-name="gr6" draw:text-style-name="P156" svg:width="2.534cm" svg:height="1.945cm" svg:x="6.817cm" svg:y="3.055cm"><text:p text:style-name="P156">Register<text:line-break/>on site</text:p></draw:ellipse><draw:ellipse draw:style-name="gr6" draw:text-style-name="P156" svg:width="2.534cm" svg:height="1.945cm" svg:x="1.771cm" svg:y="2.963cm"><text:p text:style-name="P156">Search for <text:line-break/>the data</text:p></draw:ellipse><draw:ellipse draw:style-name="gr6" draw:text-style-name="P156" svg:width="2.534cm" svg:height="1.945cm" svg:x="6.93cm" svg:y="6.247cm"><text:p text:style-name="P156">Pay for<text:line-break/>data</text:p></draw:ellipse><draw:ellipse draw:style-name="gr6" draw:text-style-name="P156" svg:width="2.534cm" svg:height="1.945cm" svg:x="11.79cm" svg:y="5.986cm"><text:p text:style-name="P156">Get data</text:p></draw:ellipse><draw:line draw:style-name="gr13" draw:text-style-name="P156" svg:x1="7.46cm" svg:y1="1.008cm" svg:x2="4.135cm" svg:y2="3.41cm"><text:p/></draw:line><draw:line draw:style-name="gr13" draw:text-style-name="P156" svg:x1="8.001cm" svg:y1="4.997cm" svg:x2="8.084cm" svg:y2="6.246cm"><text:p/></draw:line><draw:rect draw:style-name="gr14" draw:text-style-name="P156" svg:width="4.384cm" svg:height="1.306cm" svg:x="8.463cm" svg:y="10.112cm"><text:p text:style-name="P156">MAD Application</text:p></draw:rect><draw:line draw:style-name="gr13" draw:text-style-name="P157" svg:x1="5.2cm" svg:y1="10.509cm" svg:x2="8.463cm" svg:y2="10.509cm"><text:p/></draw:line><draw:g draw:style-name="gr9"><draw:g draw:style-name="gr9"><draw:g draw:style-name="gr9"><draw:line draw:style-name="gr10" draw:text-style-name="P156" svg:x1="1.046cm" svg:y1="11.22cm" svg:x2="5.2cm" svg:y2="11.22cm"><text:p/></draw:line><draw:line draw:style-name="gr10" draw:text-style-name="P156" svg:x1="1.046cm" svg:y1="10.174cm" svg:x2="5.2cm" svg:y2="10.174cm"><text:p/></draw:line></draw:g><draw:frame draw:style-name="gr12" svg:width="2.911cm" svg:height="0.664cm" svg:x="2.369cm" svg:y="10.421cm"><draw:text-box><text:p>Database</text:p></draw:text-box></draw:frame></draw:g><draw:line draw:style-name="gr15" draw:text-style-name="P156" svg:x1="5.2cm" svg:y1="10.174cm" svg:x2="5.2cm" svg:y2="11.22cm"><text:p/></draw:line></draw:g><draw:line draw:style-name="gr13" draw:text-style-name="P157" svg:x1="8.463cm" svg:y1="10.98cm" svg:x2="5.2cm" svg:y2="10.98cm"><text:p/></draw:line><draw:line draw:style-name="gr13" draw:text-style-name="P156" svg:x1="12.714cm" svg:y1="5.986cm" svg:x2="9.179cm" svg:y2="1.008cm"><text:p/></draw:line><draw:line draw:style-name="gr13" draw:text-style-name="P157" svg:x1="11.977cm" svg:y1="10.112cm" svg:x2="13.168cm" svg:y2="7.93cm"><text:p/></draw:line><draw:line draw:style-name="gr13" draw:text-style-name="P157" svg:x1="8.916cm" svg:y1="10.112cm" svg:x2="3.286cm" svg:y2="4.907cm"><text:p/></draw:line><draw:line draw:style-name="gr13" draw:text-style-name="P157" svg:x1="9.463cm" svg:y1="7.182cm" svg:x2="11.79cm" svg:y2="7.078cm"><text:p/></draw:line><draw:line draw:style-name="gr13" draw:text-style-name="P157" svg:x1="8.916cm" svg:y1="8.031cm" svg:x2="10.126cm" svg:y2="10.109cm"><text:p/></draw:line><draw:rect draw:style-name="gr6" draw:text-style-name="P156" svg:width="3.176cm" svg:height="1.297cm" svg:x="6.124cm" svg:y="20.598cm"><text:p text:style-name="P156">Analyst</text:p></draw:rect><draw:ellipse draw:style-name="gr6" draw:text-style-name="P156" svg:width="2.534cm" svg:height="2.218cm" svg:x="6.382cm" svg:y="16.64cm"><text:p text:style-name="P156">Register<text:line-break/>on site</text:p></draw:ellipse><draw:ellipse draw:style-name="gr6" draw:text-style-name="P156" svg:width="2.534cm" svg:height="2.393cm" svg:x="1.563cm" svg:y="16.471cm"><text:p text:style-name="P156">Purchase<text:line-break/>Membership<text:line-break/>Plan</text:p></draw:ellipse><draw:line draw:style-name="gr13" draw:text-style-name="P156" svg:x1="7.631cm" svg:y1="20.596cm" svg:x2="7.649cm" svg:y2="18.855cm"><text:p/></draw:line><draw:line draw:style-name="gr13" draw:text-style-name="P156" svg:x1="6.382cm" svg:y1="17.866cm" svg:x2="4.096cm" svg:y2="17.757cm"><text:p/></draw:line><draw:line draw:style-name="gr13" draw:text-style-name="P156" svg:x1="3.53cm" svg:y1="16.677cm" svg:x2="8.802cm" svg:y2="11.415cm"><text:p/></draw:line><draw:ellipse draw:style-name="gr6" draw:text-style-name="P156" svg:width="2.534cm" svg:height="2.218cm" svg:x="10.105cm" svg:y="16.64cm"><text:p text:style-name="P156">Login</text:p></draw:ellipse><draw:line draw:style-name="gr13" draw:text-style-name="P156" svg:x1="8.915cm" svg:y1="17.621cm" svg:x2="10.106cm" svg:y2="17.593cm"><text:p/></draw:line><draw:ellipse draw:style-name="gr6" draw:text-style-name="P156" svg:width="2.534cm" svg:height="2.218cm" svg:x="11.391cm" svg:y="13.638cm"><text:p text:style-name="P156">Post Data</text:p></draw:ellipse><draw:line draw:style-name="gr13" draw:text-style-name="P156" svg:x1="11.92cm" svg:y1="16.64cm" svg:x2="12.317cm" svg:y2="15.827cm"><text:p/></draw:line><draw:line draw:style-name="gr13" draw:text-style-name="P156" svg:x1="10.749cm" svg:y1="16.795cm" svg:x2="9.463cm" svg:y2="11.415cm"><text:p/></draw:line><draw:line draw:style-name="gr13" draw:text-style-name="P156" svg:x1="12.545cm" svg:y1="13.636cm" svg:x2="11.617cm" svg:y2="11.415cm"><text:p/></draw:line></draw:g></draw: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8" text:outline-level="5"><draw:line text:anchor-type="paragraph" draw:z-index="25" draw:style-name="gr1" draw:text-style-name="P156" svg:x1="0.007cm" svg:y1="0.559cm" svg:x2="9.167cm" svg:y2="0.559cm"><text:p/></draw:line><text:soft-page-break/><text:span text:style-name="T6">ER Diagram</text:span>:</text:h>
      <text:p text:style-name="P8"/>
      <text:p text:style-name="P8"><draw:ellipse text:anchor-type="paragraph" draw:z-index="57" draw:style-name="gr16" draw:text-style-name="P156" svg:width="2.752cm" svg:height="1.271cm" svg:x="0.854cm" svg:y="0.067cm"><text:p text:style-name="P156">uid</text:p></draw:ellipse><draw:ellipse text:anchor-type="paragraph" draw:z-index="58" draw:style-name="gr16" draw:text-style-name="P156" svg:width="2.752cm" svg:height="1.271cm" svg:x="4.32cm" svg:y="0.014cm"><text:p text:style-name="P156">name</text:p></draw:ellipse><draw:ellipse text:anchor-type="paragraph" draw:z-index="59" draw:style-name="gr16" draw:text-style-name="P156" svg:width="2.752cm" svg:height="1.271cm" svg:x="8.103cm" svg:y="-0.012cm"><text:p text:style-name="P156">email</text:p></draw:ellipse><draw:ellipse text:anchor-type="paragraph" draw:z-index="61" draw:style-name="gr16" draw:text-style-name="P156" svg:width="2.752cm" svg:height="1.271cm" svg:x="11.702cm" svg:y="0.067cm"><text:p text:style-name="P156">address</text:p></draw:ellipse></text:p>
      <text:p text:style-name="P10"><draw:line text:anchor-type="paragraph" draw:z-index="62" draw:style-name="gr17" draw:text-style-name="P156" svg:x1="3.05cm" svg:y1="0.374cm" svg:x2="6.384cm" svg:y2="1.962cm"><text:p/></draw:line><draw:line text:anchor-type="paragraph" draw:z-index="63" draw:style-name="gr17" draw:text-style-name="P156" svg:x1="6.013cm" svg:y1="0.453cm" svg:x2="7.018cm" svg:y2="1.406cm"><text:p/></draw:line><draw:line text:anchor-type="paragraph" draw:z-index="64" draw:style-name="gr17" draw:text-style-name="P156" svg:x1="9.506cm" svg:y1="0.427cm" svg:x2="8.384cm" svg:y2="1.406cm"><text:p/></draw:line></text:p>
      <text:p text:style-name="P10"><draw:line text:anchor-type="paragraph" draw:z-index="65" draw:style-name="gr17" draw:text-style-name="P156" svg:x1="13.051cm" svg:y1="-0.325cm" svg:x2="9.215cm" svg:y2="1.077cm"><text:p/></draw:line></text:p>
      <text:p text:style-name="P10"><draw:rect text:anchor-type="paragraph" draw:z-index="56" draw:style-name="gr16" draw:text-style-name="P156" svg:width="2.832cm" svg:height="1.297cm" svg:x="6.384cm" svg:y="-0.256cm"><text:p text:style-name="P156">User</text:p></draw:rect><draw:ellipse text:anchor-type="paragraph" draw:z-index="60" draw:style-name="gr16" draw:text-style-name="P156" svg:width="5.425cm" svg:height="2.107cm" svg:x="11.49cm" svg:y="-0.113cm"><text:p text:style-name="P156">role</text:p><text:p text:style-name="P156">(Customer/Analyst/Admin)</text:p></draw:ellipse><draw:line text:anchor-type="paragraph" draw:z-index="66" draw:style-name="gr17" draw:text-style-name="P156" svg:x1="9.215cm" svg:y1="0.406cm" svg:x2="11.49cm" svg:y2="0.829cm"><text:p/></draw:line></text:p>
      <text:p text:style-name="P10"><draw:line text:anchor-type="paragraph" draw:z-index="77" draw:style-name="gr17" draw:text-style-name="P156" svg:x1="16.623cm" svg:y1="7.221cm" svg:x2="16.776cm" svg:y2="0.464cm"><text:p/></draw:line></text:p>
      <text:p text:style-name="P10"/>
      <text:p text:style-name="P10"/>
      <text:p text:style-name="P10"><draw:ellipse text:anchor-type="paragraph" draw:z-index="69" draw:style-name="gr16" draw:text-style-name="P156" svg:width="2.752cm" svg:height="1.271cm" svg:x="9.035cm" svg:y="0.136cm"><text:p text:style-name="P156">nid</text:p></draw:ellipse><draw:ellipse text:anchor-type="paragraph" draw:z-index="92" draw:style-name="gr16" draw:text-style-name="P156" svg:width="2.752cm" svg:height="1.271cm" svg:x="-0.067cm" svg:y="-2.621cm"><text:p text:style-name="P156">flagid</text:p></draw:ellipse></text:p>
      <text:p text:style-name="P10"><draw:ellipse text:anchor-type="paragraph" draw:z-index="70" draw:style-name="gr16" draw:text-style-name="P156" svg:width="2.752cm" svg:height="1.271cm" svg:x="13.03cm" svg:y="-0.198cm"><text:p text:style-name="P156">title</text:p></draw:ellipse></text:p>
      <text:p text:style-name="P10"><draw:line text:anchor-type="paragraph" draw:z-index="86" draw:style-name="gr17" draw:text-style-name="P156" svg:x1="14.818cm" svg:y1="11.455cm" svg:x2="12.998cm" svg:y2="11.18cm"><text:p/></draw:line><draw:ellipse text:anchor-type="paragraph" draw:z-index="85" draw:style-name="gr16" draw:text-style-name="P156" svg:width="2.752cm" svg:height="1.271cm" svg:x="14.818cm" svg:y="10.957cm"><text:p text:style-name="P156">amount</text:p></draw:ellipse><draw:line text:anchor-type="paragraph" draw:z-index="82" draw:style-name="gr17" draw:text-style-name="P156" svg:x1="11.93cm" svg:y1="8.962cm" svg:x2="11.882cm" svg:y2="10.359cm"><text:p/></draw:line><draw:ellipse text:anchor-type="paragraph" draw:z-index="81" draw:style-name="gr16" draw:text-style-name="P156" svg:width="2.752cm" svg:height="1.271cm" svg:x="10.717cm" svg:y="7.692cm"><text:p text:style-name="P156">orderid</text:p></draw:ellipse><draw:rect text:anchor-type="paragraph" draw:z-index="79" draw:style-name="gr16" draw:text-style-name="P156" svg:width="2.832cm" svg:height="1.297cm" svg:x="10.167cm" svg:y="10.359cm"><text:p text:style-name="P156">Order</text:p></draw:rect><draw:custom-shape text:anchor-type="paragraph" draw:z-index="76" draw:style-name="gr18" svg:width="3.202cm" svg:height="3.387cm" svg:x="15.035cm" svg:y="3.067cm"><text:p>IsAnalyst</text:p><text:p>OR</text:p><text:p>IsAdm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5" draw:style-name="gr17" draw:text-style-name="P156" svg:x1="11.146cm" svg:y1="4.364cm" svg:x2="11.199cm" svg:y2="2.655cm"><text:p/></draw:line><draw:ellipse text:anchor-type="paragraph" draw:z-index="74" draw:style-name="gr16" draw:text-style-name="P156" svg:width="2.752cm" svg:height="1.271cm" svg:x="9.902cm" svg:y="4.364cm"><text:p text:style-name="P156">authorid</text:p></draw:ellipse><draw:line text:anchor-type="paragraph" draw:z-index="73" draw:style-name="gr17" draw:text-style-name="P156" svg:x1="13.612cm" svg:y1="1.427cm" svg:x2="11.998cm" svg:y2="2.305cm"><text:p/></draw:line><draw:ellipse text:anchor-type="paragraph" draw:z-index="72" draw:style-name="gr16" draw:text-style-name="P156" svg:width="2.752cm" svg:height="1.271cm" svg:x="13.612cm" svg:y="0.75cm"><text:p text:style-name="P156">body</text:p></draw:ellipse><draw:line text:anchor-type="paragraph" draw:z-index="71" draw:style-name="gr17" draw:text-style-name="P156" svg:x1="13.533cm" svg:y1="0.078cm" svg:x2="11.416cm" svg:y2="1.359cm"><text:p/></draw:line><draw:line text:anchor-type="paragraph" draw:z-index="68" draw:style-name="gr17" draw:text-style-name="P156" svg:x1="10.304cm" svg:y1="-0.256cm" svg:x2="9.643cm" svg:y2="1.332cm"><text:p/></draw:line><draw:rect text:anchor-type="paragraph" draw:z-index="67" draw:style-name="gr16" draw:text-style-name="P156" svg:width="2.832cm" svg:height="1.297cm" svg:x="9.167cm" svg:y="1.358cm"><text:p text:style-name="P156">Content</text:p></draw:rect><draw:line text:anchor-type="paragraph" draw:z-index="78" draw:style-name="gr17" draw:text-style-name="P156" svg:x1="12.654cm" svg:y1="4.946cm" svg:x2="15.035cm" svg:y2="4.745cm"><text:p/></draw:line><draw:line text:anchor-type="paragraph" draw:z-index="91" draw:style-name="gr17" draw:text-style-name="P156" svg:x1="2.309cm" svg:y1="-3.24cm" svg:x2="3.373cm" svg:y2="-1.663cm"><text:p/></draw:line></text:p>
      <text:p text:style-name="P10"><draw:ellipse text:anchor-type="paragraph" draw:z-index="94" draw:style-name="gr16" draw:text-style-name="P156" svg:width="3.308cm" svg:height="1.271cm" svg:x="-0.998cm" svg:y="-3.267cm"><text:p text:style-name="P156">name (favourite)</text:p></draw:ellipse></text:p>
      <text:p text:style-name="P10"><draw:rect text:anchor-type="paragraph" draw:z-index="90" draw:style-name="gr16" draw:text-style-name="P156" svg:width="2.832cm" svg:height="1.297cm" svg:x="2.738cm" svg:y="-3.325cm"><text:p text:style-name="P156">Flag</text:p></draw:rect><draw:line text:anchor-type="paragraph" draw:z-index="93" draw:style-name="gr17" draw:text-style-name="P156" svg:x1="1.674cm" svg:y1="-3.103cm" svg:x2="2.738cm" svg:y2="-2.325cm"><text:p/></draw:line></text:p>
      <text:p text:style-name="P10"><draw:line text:anchor-type="paragraph" draw:z-index="96" draw:style-name="gr17" draw:text-style-name="P156" svg:x1="1.939cm" svg:y1="-1.79cm" svg:x2="3.103cm" svg:y2="-2.859cm"><text:p/></draw:line><draw:line text:anchor-type="paragraph" draw:z-index="98" draw:style-name="gr17" draw:text-style-name="P156" svg:x1="3.605cm" svg:y1="-1.525cm" svg:x2="4.134cm" svg:y2="-2.859cm"><text:p/></draw:line><draw:line text:anchor-type="paragraph" draw:z-index="100" draw:style-name="gr17" draw:text-style-name="P156" svg:x1="3.912cm" svg:y1="0.941cm" svg:x2="3.912cm" svg:y2="-0.25cm"><text:p/></draw:line></text:p>
      <text:p text:style-name="P10"><draw:ellipse text:anchor-type="paragraph" draw:z-index="95" draw:style-name="gr16" draw:text-style-name="P156" svg:width="2.647cm" svg:height="1.271cm" svg:x="-0.707cm" svg:y="-3.113cm"><text:p text:style-name="P156">nid</text:p></draw:ellipse><draw:custom-shape text:anchor-type="paragraph" draw:z-index="99" draw:style-name="gr18" svg:width="3.202cm" svg:height="3.387cm" svg:x="2.335cm" svg:y="0.109cm"><text:p>Not Author</text:p><draw:enhanced-geometry svg:viewBox="0 0 21600 21600" draw:glue-points="10800 0 0 10800 10800 21600 21600 10800" draw:text-areas="5400 5400 16200 16200" draw:type="diamond" draw:enhanced-path="M 10800 0 L 21600 10800 10800 21600 0 10800 10800 0 Z N"/></draw:custom-shape></text:p>
      <text:p text:style-name="P10"><draw:ellipse text:anchor-type="paragraph" draw:z-index="97" draw:style-name="gr16" draw:text-style-name="P156" svg:width="2.647cm" svg:height="1.271cm" svg:x="2.494cm" svg:y="-3.182cm"><text:p text:style-name="P156">uid</text:p></draw:ellipse><text:tab/><text:tab/><text:tab/><text:tab/><text:tab/><text:span text:style-name="T39">True<text:tab/><text:tab/><text:tab/><text:tab/><text:tab/> <text:s text:c="3"/>True</text:span></text:p>
      <text:p text:style-name="P10"><draw:line text:anchor-type="paragraph" draw:z-index="101" draw:style-name="gr17" draw:text-style-name="P156" svg:x1="5.537cm" svg:y1="0.126cm" svg:x2="9.903cm" svg:y2="0.041cm"><text:p/></draw:line></text:p>
      <text:p text:style-name="P10"/>
      <text:p text:style-name="P10"><draw:line text:anchor-type="paragraph" draw:z-index="89" draw:style-name="gr17" draw:text-style-name="P156" svg:x1="16.702cm" svg:y1="2.057cm" svg:x2="16.649cm" svg:y2="-0.192cm"><text:p/></draw:line><text:tab/><text:tab/><text:tab/><text:tab/><text:tab/><text:tab/><text:tab/><text:tab/><text:tab/><text:tab/><text:tab/><text:tab/> <text:s text:c="3"/><text:span text:style-name="T39">False</text:span></text:p>
      <text:p text:style-name="P10"/>
      <text:p text:style-name="P10"><draw:ellipse text:anchor-type="paragraph" draw:z-index="83" draw:style-name="gr16" draw:text-style-name="P156" svg:width="2.752cm" svg:height="1.271cm" svg:x="15.226cm" svg:y="0.385cm"><text:p text:style-name="P156">uid</text:p></draw:ellipse><draw:ellipse text:anchor-type="paragraph" draw:z-index="110" draw:style-name="gr16" draw:text-style-name="P156" svg:width="2.752cm" svg:height="1.271cm" svg:x="6.881cm" svg:y="0.062cm"><text:p text:style-name="P156">nid</text:p></draw:ellipse></text:p>
      <text:p text:style-name="P10"><draw:line text:anchor-type="paragraph" draw:z-index="84" draw:style-name="gr17" draw:text-style-name="P156" svg:x1="15.226cm" svg:y1="0.295cm" svg:x2="12.998cm" svg:y2="1.443cm"><text:p/></draw:line><draw:ellipse text:anchor-type="paragraph" draw:z-index="104" draw:style-name="gr16" draw:text-style-name="P156" svg:width="2.752cm" svg:height="1.271cm" svg:x="-0.395cm" svg:y="-0.293cm"><text:p text:style-name="P156">pid</text:p></draw:ellipse></text:p>
      <text:p text:style-name="P10"><draw:line text:anchor-type="paragraph" draw:z-index="80" draw:style-name="gr17" draw:text-style-name="P156" svg:x1="8.924cm" svg:y1="-0.436cm" svg:x2="10.168cm" svg:y2="0.522cm"><text:p/></draw:line><draw:line text:anchor-type="paragraph" draw:z-index="103" draw:style-name="gr17" draw:text-style-name="P156" svg:x1="1.113cm" svg:y1="0.146cm" svg:x2="1.991cm" svg:y2="1.264cm"><text:p/></draw:line></text:p>
      <text:p text:style-name="P10"><draw:rect text:anchor-type="paragraph" draw:z-index="102" draw:style-name="gr16" draw:text-style-name="P156" svg:width="2.832cm" svg:height="1.297cm" svg:x="1.991cm" svg:y="0.434cm"><text:p text:style-name="P156">Payment</text:p></draw:rect><draw:ellipse text:anchor-type="paragraph" draw:z-index="111" draw:style-name="gr16" draw:text-style-name="P156" svg:width="2.752cm" svg:height="1.271cm" svg:x="5.532cm" svg:y="0.046cm"><text:p text:style-name="P156">pid</text:p></draw:ellipse><draw:line text:anchor-type="paragraph" draw:z-index="112" draw:style-name="gr17" draw:text-style-name="P156" svg:x1="8.283cm" svg:y1="0.601cm" svg:x2="10.199cm" svg:y2="0.183cm"><text:p/></draw:line></text:p>
      <text:p text:style-name="P10"><draw:line text:anchor-type="paragraph" draw:z-index="88" draw:style-name="gr17" draw:text-style-name="P156" svg:x1="12.782cm" svg:y1="1.433cm" svg:x2="12.099cm" svg:y2="0.025cm"><text:p/></draw:line><draw:ellipse text:anchor-type="paragraph" draw:z-index="106" draw:style-name="gr16" draw:text-style-name="P156" svg:width="2.752cm" svg:height="1.271cm" svg:x="-1.342cm" svg:y="-0.118cm"><text:p text:style-name="P156">amount</text:p></draw:ellipse><draw:line text:anchor-type="paragraph" draw:z-index="109" draw:style-name="gr17" draw:text-style-name="P156" svg:x1="4.822cm" svg:y1="0.654cm" svg:x2="5.775cm" svg:y2="0.22cm"><text:p/></draw:line></text:p>
      <text:p text:style-name="P10"><draw:line text:anchor-type="paragraph" draw:z-index="105" draw:style-name="gr17" draw:text-style-name="P156" svg:x1="1.113cm" svg:y1="-0.314cm" svg:x2="1.991cm" svg:y2="-0.314cm"><text:p/></draw:line><draw:line text:anchor-type="paragraph" draw:z-index="107" draw:style-name="gr17" draw:text-style-name="P156" svg:x1="2.865cm" svg:y1="1.401cm" svg:x2="3.103cm" svg:y2="0.069cm"><text:p/></draw:line></text:p>
      <text:p text:style-name="P10"><draw:ellipse text:anchor-type="paragraph" draw:z-index="87" draw:style-name="gr16" draw:text-style-name="P156" svg:width="3.493cm" svg:height="1.271cm" svg:x="10.929cm" svg:y="-0.229cm"><text:p text:style-name="P156">Billing address</text:p></draw:ellipse><draw:ellipse text:anchor-type="paragraph" draw:z-index="108" draw:style-name="gr16" draw:text-style-name="P156" svg:width="2.752cm" svg:height="1.271cm" svg:x="1.092cm" svg:y="0.543cm"><text:p text:style-name="P156">method</text:p></draw:ellipse></text:p>
      <text:h text:style-name="P119" text:outline-level="2"><draw:line text:anchor-type="paragraph" draw:z-index="26" draw:style-name="gr2" draw:text-style-name="P156" svg:x1="-0.019cm" svg:y1="2.364cm" svg:x2="17.232cm" svg:y2="2.364cm"><text:p/></draw:line>viii. A COMPLETE DATABASE AND TABLES DETAIL <text:s/>WITH PRIMARY AND FOREIGN KEYS AND PROPER CONSTRAINTS IN THE FIELD</text:h>
      <text:p text:style-name="P32"/>
      <text:h text:style-name="P139" text:outline-level="5"><draw:line text:anchor-type="paragraph" draw:z-index="27" draw:style-name="gr1" draw:text-style-name="P156" svg:x1="0.007cm" svg:y1="0.753cm" svg:x2="9.167cm" svg:y2="0.753cm"><text:p/></draw:line><text:span text:style-name="T8">User Table &amp; Index</text:span>:</text:h>
      <text:p text:style-name="P11">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88">Column</text:p>
            </table:table-cell>
            <table:table-cell table:style-name="Table1.A1" office:value-type="string">
              <text:p text:style-name="P88">Type</text:p>
            </table:table-cell>
            <table:table-cell table:style-name="Table1.A1" office:value-type="string">
              <text:p text:style-name="P88">Null</text:p>
            </table:table-cell>
            <table:table-cell table:style-name="Table1.A1" office:value-type="string">
              <text:p text:style-name="P88">Default</text:p>
            </table:table-cell>
            <table:table-cell table:style-name="Table1.A1" office:value-type="string">
              <text:p text:style-name="P88">Comments</text:p>
            </table:table-cell>
          </table:table-row>
        </table:table-header-rows>
        <table:table-row>
          <table:table-cell table:style-name="Table1.A2" office:value-type="string">
            <text:p text:style-name="P82">uid</text:p>
          </table:table-cell>
          <table:table-cell table:style-name="Table1.A2" office:value-type="string">
            <text:p text:style-name="P82">int(10)</text:p>
          </table:table-cell>
          <table:table-cell table:style-name="Table1.A2" office:value-type="string">
            <text:p text:style-name="P82">No</text:p>
          </table:table-cell>
          <table:table-cell table:style-name="Table1.A2" office:value-type="string">
            <text:p text:style-name="P82">0</text:p>
          </table:table-cell>
          <table:table-cell table:style-name="Table1.A2" office:value-type="string">
            <text:p text:style-name="P82">Primary Key: Unique user ID.</text:p>
          </table:table-cell>
        </table:table-row>
        <table:table-row>
          <table:table-cell table:style-name="Table1.A2" office:value-type="string">
            <text:p text:style-name="P82">name</text:p>
          </table:table-cell>
          <table:table-cell table:style-name="Table1.A2" office:value-type="string">
            <text:p text:style-name="P82">varchar(60)</text:p>
          </table:table-cell>
          <table:table-cell table:style-name="Table1.A2" office:value-type="string">
            <text:p text:style-name="P82">No</text:p>
          </table:table-cell>
          <table:table-cell table:style-name="Table1.A2" office:value-type="string">
            <text:p text:style-name="P82"/>
          </table:table-cell>
          <table:table-cell table:style-name="Table1.A2" office:value-type="string">
            <text:p text:style-name="P82">Unique user name.</text:p>
          </table:table-cell>
        </table:table-row>
        <table:table-row>
          <table:table-cell table:style-name="Table1.A2" office:value-type="string">
            <text:p text:style-name="P82">pass</text:p>
          </table:table-cell>
          <table:table-cell table:style-name="Table1.A2" office:value-type="string">
            <text:p text:style-name="P82">varchar(128)</text:p>
          </table:table-cell>
          <table:table-cell table:style-name="Table1.A2" office:value-type="string">
            <text:p text:style-name="P82">No</text:p>
          </table:table-cell>
          <table:table-cell table:style-name="Table1.A2" office:value-type="string">
            <text:p text:style-name="P82"/>
          </table:table-cell>
          <table:table-cell table:style-name="Table1.A2" office:value-type="string">
            <text:p text:style-name="P82">User’s password (hashed).</text:p>
          </table:table-cell>
        </table:table-row>
        <table:table-row>
          <table:table-cell table:style-name="Table1.A2" office:value-type="string">
            <text:p text:style-name="P82">mail</text:p>
          </table:table-cell>
          <table:table-cell table:style-name="Table1.A2" office:value-type="string">
            <text:p text:style-name="P82">varchar(254)</text:p>
          </table:table-cell>
          <table:table-cell table:style-name="Table1.A2" office:value-type="string">
            <text:p text:style-name="P82">Yes</text:p>
          </table:table-cell>
          <table:table-cell table:style-name="Table1.A2" office:value-type="string">
            <text:p text:style-name="P82"/>
          </table:table-cell>
          <table:table-cell table:style-name="Table1.A2" office:value-type="string">
            <text:p text:style-name="P82">User’s e-mail address.</text:p>
          </table:table-cell>
        </table:table-row>
        <table:table-row>
          <table:table-cell table:style-name="Table1.A2" office:value-type="string">
            <text:p text:style-name="P82">theme</text:p>
          </table:table-cell>
          <table:table-cell table:style-name="Table1.A2" office:value-type="string">
            <text:p text:style-name="P82">varchar(255)</text:p>
          </table:table-cell>
          <table:table-cell table:style-name="Table1.A2" office:value-type="string">
            <text:p text:style-name="P82">No</text:p>
          </table:table-cell>
          <table:table-cell table:style-name="Table1.A2" office:value-type="string">
            <text:p text:style-name="P82"/>
          </table:table-cell>
          <table:table-cell table:style-name="Table1.A2" office:value-type="string">
            <text:p text:style-name="P82">User’s default theme.</text:p>
          </table:table-cell>
        </table:table-row>
        <table:table-row>
          <table:table-cell table:style-name="Table1.A2" office:value-type="string">
            <text:p text:style-name="P82">signature</text:p>
          </table:table-cell>
          <table:table-cell table:style-name="Table1.A2" office:value-type="string">
            <text:p text:style-name="P82">varchar(255)</text:p>
          </table:table-cell>
          <table:table-cell table:style-name="Table1.A2" office:value-type="string">
            <text:p text:style-name="P82">No</text:p>
          </table:table-cell>
          <table:table-cell table:style-name="Table1.A2" office:value-type="string">
            <text:p text:style-name="P82"/>
          </table:table-cell>
          <table:table-cell table:style-name="Table1.A2" office:value-type="string">
            <text:p text:style-name="P82">User’s signature.</text:p>
          </table:table-cell>
        </table:table-row>
        <table:table-row>
          <table:table-cell table:style-name="Table1.A2" office:value-type="string">
            <text:p text:style-name="P82">signature_format</text:p>
          </table:table-cell>
          <table:table-cell table:style-name="Table1.A2" office:value-type="string">
            <text:p text:style-name="P82">varchar(255)</text:p>
          </table:table-cell>
          <table:table-cell table:style-name="Table1.A2" office:value-type="string">
            <text:p text:style-name="P82">Yes</text:p>
          </table:table-cell>
          <table:table-cell table:style-name="Table1.A2" office:value-type="string">
            <text:p text:style-name="P83">NULL</text:p>
          </table:table-cell>
          <table:table-cell table:style-name="Table1.A2" office:value-type="string">
            <text:p text:style-name="P82">The filter_format.format of the signature.</text:p>
          </table:table-cell>
        </table:table-row>
        <table:table-row>
          <table:table-cell table:style-name="Table1.A2" office:value-type="string">
            <text:p text:style-name="P82">created</text:p>
          </table:table-cell>
          <table:table-cell table:style-name="Table1.A2" office:value-type="string">
            <text:p text:style-name="P82">int(11)</text:p>
          </table:table-cell>
          <table:table-cell table:style-name="Table1.A2" office:value-type="string">
            <text:p text:style-name="P82">No</text:p>
          </table:table-cell>
          <table:table-cell table:style-name="Table1.A2" office:value-type="string">
            <text:p text:style-name="P82">0</text:p>
          </table:table-cell>
          <table:table-cell table:style-name="Table1.A2" office:value-type="string">
            <text:p text:style-name="P82">Timestamp for when user was created.</text:p>
          </table:table-cell>
        </table:table-row>
        <table:table-row>
          <table:table-cell table:style-name="Table1.A2" office:value-type="string">
            <text:p text:style-name="P82">access</text:p>
          </table:table-cell>
          <table:table-cell table:style-name="Table1.A2" office:value-type="string">
            <text:p text:style-name="P82">int(11)</text:p>
          </table:table-cell>
          <table:table-cell table:style-name="Table1.A2" office:value-type="string">
            <text:p text:style-name="P82">No</text:p>
          </table:table-cell>
          <table:table-cell table:style-name="Table1.A2" office:value-type="string">
            <text:p text:style-name="P82">0</text:p>
          </table:table-cell>
          <table:table-cell table:style-name="Table1.A2" office:value-type="string">
            <text:p text:style-name="P82">Timestamp for previous time user accessed the site.</text:p>
          </table:table-cell>
        </table:table-row>
        <table:table-row>
          <table:table-cell table:style-name="Table1.A2" office:value-type="string">
            <text:p text:style-name="P82">login</text:p>
          </table:table-cell>
          <table:table-cell table:style-name="Table1.A2" office:value-type="string">
            <text:p text:style-name="P82">int(11)</text:p>
          </table:table-cell>
          <table:table-cell table:style-name="Table1.A2" office:value-type="string">
            <text:p text:style-name="P82">No</text:p>
          </table:table-cell>
          <table:table-cell table:style-name="Table1.A2" office:value-type="string">
            <text:p text:style-name="P82">0</text:p>
          </table:table-cell>
          <table:table-cell table:style-name="Table1.A2" office:value-type="string">
            <text:p text:style-name="P82">Timestamp for user’s last login.</text:p>
          </table:table-cell>
        </table:table-row>
        <table:table-row>
          <table:table-cell table:style-name="Table1.A2" office:value-type="string">
            <text:p text:style-name="P82">status</text:p>
          </table:table-cell>
          <table:table-cell table:style-name="Table1.A2" office:value-type="string">
            <text:p text:style-name="P82">tinyint(4)</text:p>
          </table:table-cell>
          <table:table-cell table:style-name="Table1.A2" office:value-type="string">
            <text:p text:style-name="P82">No</text:p>
          </table:table-cell>
          <table:table-cell table:style-name="Table1.A2" office:value-type="string">
            <text:p text:style-name="P82">0</text:p>
          </table:table-cell>
          <table:table-cell table:style-name="Table1.A2" office:value-type="string">
            <text:p text:style-name="P82">Whether the user is active(1) or blocked(0).</text:p>
          </table:table-cell>
        </table:table-row>
        <table:table-row>
          <table:table-cell table:style-name="Table1.A2" office:value-type="string">
            <text:p text:style-name="P82">timezone</text:p>
          </table:table-cell>
          <table:table-cell table:style-name="Table1.A2" office:value-type="string">
            <text:p text:style-name="P82">varchar(32)</text:p>
          </table:table-cell>
          <table:table-cell table:style-name="Table1.A2" office:value-type="string">
            <text:p text:style-name="P82">Yes</text:p>
          </table:table-cell>
          <table:table-cell table:style-name="Table1.A2" office:value-type="string">
            <text:p text:style-name="P83">NULL</text:p>
          </table:table-cell>
          <table:table-cell table:style-name="Table1.A2" office:value-type="string">
            <text:p text:style-name="P82">User’s time zone.</text:p>
          </table:table-cell>
        </table:table-row>
        <table:table-row>
          <table:table-cell table:style-name="Table1.A2" office:value-type="string">
            <text:p text:style-name="P82">language</text:p>
          </table:table-cell>
          <table:table-cell table:style-name="Table1.A2" office:value-type="string">
            <text:p text:style-name="P82">varchar(12)</text:p>
          </table:table-cell>
          <table:table-cell table:style-name="Table1.A2" office:value-type="string">
            <text:p text:style-name="P82">No</text:p>
          </table:table-cell>
          <table:table-cell table:style-name="Table1.A2" office:value-type="string">
            <text:p text:style-name="P82"/>
          </table:table-cell>
          <table:table-cell table:style-name="Table1.A2" office:value-type="string">
            <text:p text:style-name="P82">User’s default language.</text:p>
          </table:table-cell>
        </table:table-row>
        <table:table-row>
          <table:table-cell table:style-name="Table1.A2" office:value-type="string">
            <text:p text:style-name="P82">picture</text:p>
          </table:table-cell>
          <table:table-cell table:style-name="Table1.A2" office:value-type="string">
            <text:p text:style-name="P82">int(11)</text:p>
          </table:table-cell>
          <table:table-cell table:style-name="Table1.A2" office:value-type="string">
            <text:p text:style-name="P82">No</text:p>
          </table:table-cell>
          <table:table-cell table:style-name="Table1.A2" office:value-type="string">
            <text:p text:style-name="P82">0</text:p>
          </table:table-cell>
          <table:table-cell table:style-name="Table1.A2" office:value-type="string">
            <text:p text:style-name="P82">Foreign key: file_managed.fid of user’s picture.</text:p>
          </table:table-cell>
        </table:table-row>
        <table:table-row>
          <table:table-cell table:style-name="Table1.A2" office:value-type="string">
            <text:p text:style-name="P82">init</text:p>
          </table:table-cell>
          <table:table-cell table:style-name="Table1.A2" office:value-type="string">
            <text:p text:style-name="P82">varchar(254)</text:p>
          </table:table-cell>
          <table:table-cell table:style-name="Table1.A2" office:value-type="string">
            <text:p text:style-name="P82">Yes</text:p>
          </table:table-cell>
          <table:table-cell table:style-name="Table1.A2" office:value-type="string">
            <text:p text:style-name="P82"/>
          </table:table-cell>
          <table:table-cell table:style-name="Table1.A2" office:value-type="string">
            <text:p text:style-name="P82">E-mail address used for initial account creation.</text:p>
          </table:table-cell>
        </table:table-row>
        <table:table-row>
          <table:table-cell table:style-name="Table1.A2" office:value-type="string">
            <text:p text:style-name="P82">data</text:p>
          </table:table-cell>
          <table:table-cell table:style-name="Table1.A2" office:value-type="string">
            <text:p text:style-name="P82">longblob</text:p>
          </table:table-cell>
          <table:table-cell table:style-name="Table1.A2" office:value-type="string">
            <text:p text:style-name="P82">Yes</text:p>
          </table:table-cell>
          <table:table-cell table:style-name="Table1.A2" office:value-type="string">
            <text:p text:style-name="P83">NULL</text:p>
          </table:table-cell>
          <table:table-cell table:style-name="Table1.A2" office:value-type="string">
            <text:p text:style-name="P82">A serialized array of name value pairs that are related to the user. Any form values posted during user edit are stored and are loaded into the $user object during user_load(). Use of this field is discouraged and it will likely disappear in a future...</text:p>
          </table:table-cell>
        </table:table-row>
      </table:table>
      <text:p text:style-name="P11"/>
      <text:p text:style-name="P33">Index</text:p>
      <text:p text:style-name="P87"><text:bookmark text:name="table_index"/></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P88">Keyname</text:p>
            </table:table-cell>
            <table:table-cell table:style-name="Table2.A1" office:value-type="string">
              <text:p text:style-name="P88">Type</text:p>
            </table:table-cell>
            <table:table-cell table:style-name="Table2.A1" office:value-type="string">
              <text:p text:style-name="P88">Unique</text:p>
            </table:table-cell>
            <table:table-cell table:style-name="Table2.A1" office:value-type="string">
              <text:p text:style-name="P88">Packed</text:p>
            </table:table-cell>
            <table:table-cell table:style-name="Table2.A1" office:value-type="string">
              <text:p text:style-name="P88">Column</text:p>
            </table:table-cell>
            <table:table-cell table:style-name="Table2.A1" office:value-type="string">
              <text:p text:style-name="P88">Cardinality</text:p>
            </table:table-cell>
            <table:table-cell table:style-name="Table2.A1" office:value-type="string">
              <text:p text:style-name="P88">Collation</text:p>
            </table:table-cell>
            <table:table-cell table:style-name="Table2.A1" office:value-type="string">
              <text:p text:style-name="P88">Null</text:p>
            </table:table-cell>
            <table:table-cell table:style-name="Table2.A1" office:value-type="string">
              <text:p text:style-name="P88">Comment</text:p>
            </table:table-cell>
          </table:table-row>
        </table:table-header-rows>
        <table:table-row>
          <table:table-cell table:style-name="Table2.A2" office:value-type="string">
            <text:p text:style-name="P82">PRIMARY</text:p>
          </table:table-cell>
          <table:table-cell table:style-name="Table2.A2" office:value-type="string">
            <text:p text:style-name="P82">BTREE</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uid</text:p>
          </table:table-cell>
          <table:table-cell table:style-name="Table2.A2" office:value-type="string">
            <text:p text:style-name="P82">2</text:p>
          </table:table-cell>
          <table:table-cell table:style-name="Table2.A2" office:value-type="string">
            <text:p text:style-name="P82">A</text:p>
          </table:table-cell>
          <table:table-cell table:style-name="Table2.A2" office:value-type="string">
            <text:p text:style-name="P82">No</text:p>
          </table:table-cell>
          <table:table-cell table:style-name="Table2.A2" office:value-type="string">
            <text:p text:style-name="P84"/>
          </table:table-cell>
        </table:table-row>
        <table:table-row>
          <table:table-cell table:style-name="Table2.A2" office:value-type="string">
            <text:p text:style-name="P82">name</text:p>
          </table:table-cell>
          <table:table-cell table:style-name="Table2.A2" office:value-type="string">
            <text:p text:style-name="P82">BTREE</text:p>
          </table:table-cell>
          <table:table-cell table:style-name="Table2.A2" office:value-type="string">
            <text:p text:style-name="P82">Yes</text:p>
          </table:table-cell>
          <table:table-cell table:style-name="Table2.A2" office:value-type="string">
            <text:p text:style-name="P82">No</text:p>
          </table:table-cell>
          <table:table-cell table:style-name="Table2.A2" office:value-type="string">
            <text:p text:style-name="P82">name</text:p>
          </table:table-cell>
          <table:table-cell table:style-name="Table2.A2" office:value-type="string">
            <text:p text:style-name="P82">2</text:p>
          </table:table-cell>
          <table:table-cell table:style-name="Table2.A2" office:value-type="string">
            <text:p text:style-name="P82">A</text:p>
          </table:table-cell>
          <table:table-cell table:style-name="Table2.A2" office:value-type="string">
            <text:p text:style-name="P82">No</text:p>
          </table:table-cell>
          <table:table-cell table:style-name="Table2.A2" office:value-type="string">
            <text:p text:style-name="P84"/>
          </table:table-cell>
        </table:table-row>
        <table:table-row>
          <table:table-cell table:style-name="Table2.A2" office:value-type="string">
            <text:p text:style-name="P82">access</text:p>
          </table:table-cell>
          <table:table-cell table:style-name="Table2.A2" office:value-type="string">
            <text:p text:style-name="P82">BTREE</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access</text:p>
          </table:table-cell>
          <table:table-cell table:style-name="Table2.A2" office:value-type="string">
            <text:p text:style-name="P82">2</text:p>
          </table:table-cell>
          <table:table-cell table:style-name="Table2.A2" office:value-type="string">
            <text:p text:style-name="P82">A</text:p>
          </table:table-cell>
          <table:table-cell table:style-name="Table2.A2" office:value-type="string">
            <text:p text:style-name="P82">No</text:p>
          </table:table-cell>
          <table:table-cell table:style-name="Table2.A2" office:value-type="string">
            <text:p text:style-name="P84"/>
          </table:table-cell>
        </table:table-row>
        <table:table-row>
          <table:table-cell table:style-name="Table2.A2" office:value-type="string">
            <text:p text:style-name="P82">created</text:p>
          </table:table-cell>
          <table:table-cell table:style-name="Table2.A2" office:value-type="string">
            <text:p text:style-name="P82">BTREE</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created</text:p>
          </table:table-cell>
          <table:table-cell table:style-name="Table2.A2" office:value-type="string">
            <text:p text:style-name="P82">2</text:p>
          </table:table-cell>
          <table:table-cell table:style-name="Table2.A2" office:value-type="string">
            <text:p text:style-name="P82">A</text:p>
          </table:table-cell>
          <table:table-cell table:style-name="Table2.A2" office:value-type="string">
            <text:p text:style-name="P82">No</text:p>
          </table:table-cell>
          <table:table-cell table:style-name="Table2.A2" office:value-type="string">
            <text:p text:style-name="P84"/>
          </table:table-cell>
        </table:table-row>
        <table:table-row>
          <table:table-cell table:style-name="Table2.A2" office:value-type="string">
            <text:p text:style-name="P82">mail</text:p>
          </table:table-cell>
          <table:table-cell table:style-name="Table2.A2" office:value-type="string">
            <text:p text:style-name="P82">BTREE</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mail</text:p>
          </table:table-cell>
          <table:table-cell table:style-name="Table2.A2" office:value-type="string">
            <text:p text:style-name="P82">2</text:p>
          </table:table-cell>
          <table:table-cell table:style-name="Table2.A2" office:value-type="string">
            <text:p text:style-name="P82">A</text:p>
          </table:table-cell>
          <table:table-cell table:style-name="Table2.A2" office:value-type="string">
            <text:p text:style-name="P82">Yes</text:p>
          </table:table-cell>
          <table:table-cell table:style-name="Table2.A2" office:value-type="string">
            <text:p text:style-name="P84"/>
          </table:table-cell>
        </table:table-row>
        <table:table-row>
          <table:table-cell table:style-name="Table2.A2" office:value-type="string">
            <text:p text:style-name="P82">picture</text:p>
          </table:table-cell>
          <table:table-cell table:style-name="Table2.A2" office:value-type="string">
            <text:p text:style-name="P82">BTREE</text:p>
          </table:table-cell>
          <table:table-cell table:style-name="Table2.A2" office:value-type="string">
            <text:p text:style-name="P82">No</text:p>
          </table:table-cell>
          <table:table-cell table:style-name="Table2.A2" office:value-type="string">
            <text:p text:style-name="P82">No</text:p>
          </table:table-cell>
          <table:table-cell table:style-name="Table2.A2" office:value-type="string">
            <text:p text:style-name="P82">picture</text:p>
          </table:table-cell>
          <table:table-cell table:style-name="Table2.A2" office:value-type="string">
            <text:p text:style-name="P82">2</text:p>
          </table:table-cell>
          <table:table-cell table:style-name="Table2.A2" office:value-type="string">
            <text:p text:style-name="P82">A</text:p>
          </table:table-cell>
          <table:table-cell table:style-name="Table2.A2" office:value-type="string">
            <text:p text:style-name="P82">No</text:p>
          </table:table-cell>
          <table:table-cell table:style-name="Table2.A2" office:value-type="string">
            <text:p text:style-name="P84"/>
          </table:table-cell>
        </table:table-row>
      </table:table>
      <text:p text:style-name="P18"><draw:line text:anchor-type="paragraph" draw:z-index="28" draw:style-name="gr1" draw:text-style-name="P156" svg:x1="0.007cm" svg:y1="0.515cm" svg:x2="9.167cm" svg:y2="0.515cm"><text:p/></draw:line><text:soft-page-break/><text:span text:style-name="T9">Content &amp; Analysis Table and Index</text:span>:</text:p>
      <text:p text:style-name="P11">Tab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88">Column</text:p>
            </table:table-cell>
            <table:table-cell table:style-name="Table3.A1" office:value-type="string">
              <text:p text:style-name="P88">Type</text:p>
            </table:table-cell>
            <table:table-cell table:style-name="Table3.A1" office:value-type="string">
              <text:p text:style-name="P88">Null</text:p>
            </table:table-cell>
            <table:table-cell table:style-name="Table3.A1" office:value-type="string">
              <text:p text:style-name="P88">Default</text:p>
            </table:table-cell>
            <table:table-cell table:style-name="Table3.A1" office:value-type="string">
              <text:p text:style-name="P88">Comments</text:p>
            </table:table-cell>
          </table:table-row>
        </table:table-header-rows>
        <table:table-row>
          <table:table-cell table:style-name="Table3.A2" office:value-type="string">
            <text:p text:style-name="P82">nid</text:p>
          </table:table-cell>
          <table:table-cell table:style-name="Table3.A2" office:value-type="string">
            <text:p text:style-name="P82">int(10)</text:p>
          </table:table-cell>
          <table:table-cell table:style-name="Table3.A2" office:value-type="string">
            <text:p text:style-name="P82">No</text:p>
          </table:table-cell>
          <table:table-cell table:style-name="Table3.A2" office:value-type="string">
            <text:p text:style-name="P82"/>
          </table:table-cell>
          <table:table-cell table:style-name="Table3.A2" office:value-type="string">
            <text:p text:style-name="P82">The primary identifier for a node.</text:p>
          </table:table-cell>
        </table:table-row>
        <table:table-row>
          <table:table-cell table:style-name="Table3.A2" office:value-type="string">
            <text:p text:style-name="P82">vid</text:p>
          </table:table-cell>
          <table:table-cell table:style-name="Table3.A2" office:value-type="string">
            <text:p text:style-name="P82">int(10)</text:p>
          </table:table-cell>
          <table:table-cell table:style-name="Table3.A2" office:value-type="string">
            <text:p text:style-name="P82">Yes</text:p>
          </table:table-cell>
          <table:table-cell table:style-name="Table3.A2" office:value-type="string">
            <text:p text:style-name="P83">NULL</text:p>
          </table:table-cell>
          <table:table-cell table:style-name="Table3.A2" office:value-type="string">
            <text:p text:style-name="P82">The current node_revision.vid version identifier.</text:p>
          </table:table-cell>
        </table:table-row>
        <table:table-row>
          <table:table-cell table:style-name="Table3.A2" office:value-type="string">
            <text:p text:style-name="P82">type</text:p>
          </table:table-cell>
          <table:table-cell table:style-name="Table3.A2" office:value-type="string">
            <text:p text:style-name="P82">varchar(32)</text:p>
          </table:table-cell>
          <table:table-cell table:style-name="Table3.A2" office:value-type="string">
            <text:p text:style-name="P82">No</text:p>
          </table:table-cell>
          <table:table-cell table:style-name="Table3.A2" office:value-type="string">
            <text:p text:style-name="P82"/>
          </table:table-cell>
          <table:table-cell table:style-name="Table3.A2" office:value-type="string">
            <text:p text:style-name="P82">The node_type.type of this node.</text:p>
          </table:table-cell>
        </table:table-row>
        <table:table-row>
          <table:table-cell table:style-name="Table3.A2" office:value-type="string">
            <text:p text:style-name="P82">language</text:p>
          </table:table-cell>
          <table:table-cell table:style-name="Table3.A2" office:value-type="string">
            <text:p text:style-name="P82">varchar(12)</text:p>
          </table:table-cell>
          <table:table-cell table:style-name="Table3.A2" office:value-type="string">
            <text:p text:style-name="P82">No</text:p>
          </table:table-cell>
          <table:table-cell table:style-name="Table3.A2" office:value-type="string">
            <text:p text:style-name="P82"/>
          </table:table-cell>
          <table:table-cell table:style-name="Table3.A2" office:value-type="string">
            <text:p text:style-name="P82">The languages.language of this node.</text:p>
          </table:table-cell>
        </table:table-row>
        <table:table-row>
          <table:table-cell table:style-name="Table3.A2" office:value-type="string">
            <text:p text:style-name="P82">title</text:p>
          </table:table-cell>
          <table:table-cell table:style-name="Table3.A2" office:value-type="string">
            <text:p text:style-name="P82">varchar(255)</text:p>
          </table:table-cell>
          <table:table-cell table:style-name="Table3.A2" office:value-type="string">
            <text:p text:style-name="P82">No</text:p>
          </table:table-cell>
          <table:table-cell table:style-name="Table3.A2" office:value-type="string">
            <text:p text:style-name="P82"/>
          </table:table-cell>
          <table:table-cell table:style-name="Table3.A2" office:value-type="string">
            <text:p text:style-name="P82">The title of this node, always treated as non-markup plain text.</text:p>
          </table:table-cell>
        </table:table-row>
        <table:table-row>
          <table:table-cell table:style-name="Table3.A2" office:value-type="string">
            <text:p text:style-name="P82">uid</text:p>
          </table:table-cell>
          <table:table-cell table:style-name="Table3.A2" office:value-type="string">
            <text:p text:style-name="P82">int(11)</text:p>
          </table:table-cell>
          <table:table-cell table:style-name="Table3.A2" office:value-type="string">
            <text:p text:style-name="P82">No</text:p>
          </table:table-cell>
          <table:table-cell table:style-name="Table3.A2" office:value-type="string">
            <text:p text:style-name="P82">0</text:p>
          </table:table-cell>
          <table:table-cell table:style-name="Table3.A2" office:value-type="string">
            <text:p text:style-name="P82">The users.uid that owns this node; initially, this is the user that created it.</text:p>
          </table:table-cell>
        </table:table-row>
        <table:table-row>
          <table:table-cell table:style-name="Table3.A2" office:value-type="string">
            <text:p text:style-name="P82">status</text:p>
          </table:table-cell>
          <table:table-cell table:style-name="Table3.A2" office:value-type="string">
            <text:p text:style-name="P82">int(11)</text:p>
          </table:table-cell>
          <table:table-cell table:style-name="Table3.A2" office:value-type="string">
            <text:p text:style-name="P82">No</text:p>
          </table:table-cell>
          <table:table-cell table:style-name="Table3.A2" office:value-type="string">
            <text:p text:style-name="P82">1</text:p>
          </table:table-cell>
          <table:table-cell table:style-name="Table3.A2" office:value-type="string">
            <text:p text:style-name="P82">Boolean indicating whether the node is published (visible to non-administrators).</text:p>
          </table:table-cell>
        </table:table-row>
        <table:table-row>
          <table:table-cell table:style-name="Table3.A2" office:value-type="string">
            <text:p text:style-name="P82">created</text:p>
          </table:table-cell>
          <table:table-cell table:style-name="Table3.A2" office:value-type="string">
            <text:p text:style-name="P82">int(11)</text:p>
          </table:table-cell>
          <table:table-cell table:style-name="Table3.A2" office:value-type="string">
            <text:p text:style-name="P82">No</text:p>
          </table:table-cell>
          <table:table-cell table:style-name="Table3.A2" office:value-type="string">
            <text:p text:style-name="P82">0</text:p>
          </table:table-cell>
          <table:table-cell table:style-name="Table3.A2" office:value-type="string">
            <text:p text:style-name="P82">The Unix timestamp when the node was created.</text:p>
          </table:table-cell>
        </table:table-row>
        <table:table-row>
          <table:table-cell table:style-name="Table3.A2" office:value-type="string">
            <text:p text:style-name="P82">changed</text:p>
          </table:table-cell>
          <table:table-cell table:style-name="Table3.A2" office:value-type="string">
            <text:p text:style-name="P82">int(11)</text:p>
          </table:table-cell>
          <table:table-cell table:style-name="Table3.A2" office:value-type="string">
            <text:p text:style-name="P82">No</text:p>
          </table:table-cell>
          <table:table-cell table:style-name="Table3.A2" office:value-type="string">
            <text:p text:style-name="P82">0</text:p>
          </table:table-cell>
          <table:table-cell table:style-name="Table3.A2" office:value-type="string">
            <text:p text:style-name="P82">The Unix timestamp when the node was most recently saved.</text:p>
          </table:table-cell>
        </table:table-row>
        <table:table-row>
          <table:table-cell table:style-name="Table3.A2" office:value-type="string">
            <text:p text:style-name="P82">comment</text:p>
          </table:table-cell>
          <table:table-cell table:style-name="Table3.A2" office:value-type="string">
            <text:p text:style-name="P82">int(11)</text:p>
          </table:table-cell>
          <table:table-cell table:style-name="Table3.A2" office:value-type="string">
            <text:p text:style-name="P82">No</text:p>
          </table:table-cell>
          <table:table-cell table:style-name="Table3.A2" office:value-type="string">
            <text:p text:style-name="P82">0</text:p>
          </table:table-cell>
          <table:table-cell table:style-name="Table3.A2" office:value-type="string">
            <text:p text:style-name="P82">Whether comments are allowed on this node: 0 = no, 1 = closed (read only), 2 = open (read/write).</text:p>
          </table:table-cell>
        </table:table-row>
        <table:table-row>
          <table:table-cell table:style-name="Table3.A2" office:value-type="string">
            <text:p text:style-name="P82">promote</text:p>
          </table:table-cell>
          <table:table-cell table:style-name="Table3.A2" office:value-type="string">
            <text:p text:style-name="P82">int(11)</text:p>
          </table:table-cell>
          <table:table-cell table:style-name="Table3.A2" office:value-type="string">
            <text:p text:style-name="P82">No</text:p>
          </table:table-cell>
          <table:table-cell table:style-name="Table3.A2" office:value-type="string">
            <text:p text:style-name="P82">0</text:p>
          </table:table-cell>
          <table:table-cell table:style-name="Table3.A2" office:value-type="string">
            <text:p text:style-name="P82">Boolean indicating whether the node should be displayed on the front page.</text:p>
          </table:table-cell>
        </table:table-row>
        <table:table-row>
          <table:table-cell table:style-name="Table3.A2" office:value-type="string">
            <text:p text:style-name="P82">sticky</text:p>
          </table:table-cell>
          <table:table-cell table:style-name="Table3.A2" office:value-type="string">
            <text:p text:style-name="P82">int(11)</text:p>
          </table:table-cell>
          <table:table-cell table:style-name="Table3.A2" office:value-type="string">
            <text:p text:style-name="P82">No</text:p>
          </table:table-cell>
          <table:table-cell table:style-name="Table3.A2" office:value-type="string">
            <text:p text:style-name="P82">0</text:p>
          </table:table-cell>
          <table:table-cell table:style-name="Table3.A2" office:value-type="string">
            <text:p text:style-name="P82">Boolean indicating whether the node should be displayed at the top of lists in which it appears.</text:p>
          </table:table-cell>
        </table:table-row>
        <table:table-row>
          <table:table-cell table:style-name="Table3.A2" office:value-type="string">
            <text:p text:style-name="P82">tnid</text:p>
          </table:table-cell>
          <table:table-cell table:style-name="Table3.A2" office:value-type="string">
            <text:p text:style-name="P82">int(10)</text:p>
          </table:table-cell>
          <table:table-cell table:style-name="Table3.A2" office:value-type="string">
            <text:p text:style-name="P82">No</text:p>
          </table:table-cell>
          <table:table-cell table:style-name="Table3.A2" office:value-type="string">
            <text:p text:style-name="P82">0</text:p>
          </table:table-cell>
          <table:table-cell table:style-name="Table3.A2" office:value-type="string">
            <text:p text:style-name="P82">The translation set id for this node, which equals the node id of the source post in each set.</text:p>
          </table:table-cell>
        </table:table-row>
        <table:table-row>
          <table:table-cell table:style-name="Table3.A2" office:value-type="string">
            <text:p text:style-name="P82">translate</text:p>
          </table:table-cell>
          <table:table-cell table:style-name="Table3.A2" office:value-type="string">
            <text:p text:style-name="P82">int(11)</text:p>
          </table:table-cell>
          <table:table-cell table:style-name="Table3.A2" office:value-type="string">
            <text:p text:style-name="P82">No</text:p>
          </table:table-cell>
          <table:table-cell table:style-name="Table3.A2" office:value-type="string">
            <text:p text:style-name="P82">0</text:p>
          </table:table-cell>
          <table:table-cell table:style-name="Table3.A2" office:value-type="string">
            <text:p text:style-name="P82">A boolean indicating whether this translation page needs to be updated.</text:p>
          </table:table-cell>
        </table:table-row>
      </table:table>
      <text:p text:style-name="P16"/>
      <text:p text:style-name="P16">Index</text:p>
      <text:p text:style-name="P87"><text:bookmark text:name="table_index1"/></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88">Keyname</text:p>
            </table:table-cell>
            <table:table-cell table:style-name="Table4.A1" office:value-type="string">
              <text:p text:style-name="P88">Type</text:p>
            </table:table-cell>
            <table:table-cell table:style-name="Table4.A1" office:value-type="string">
              <text:p text:style-name="P88">Unique</text:p>
            </table:table-cell>
            <table:table-cell table:style-name="Table4.A1" office:value-type="string">
              <text:p text:style-name="P88">Packed</text:p>
            </table:table-cell>
            <table:table-cell table:style-name="Table4.A1" office:value-type="string">
              <text:p text:style-name="P88">Column</text:p>
            </table:table-cell>
            <table:table-cell table:style-name="Table4.A1" office:value-type="string">
              <text:p text:style-name="P88">Cardinality</text:p>
            </table:table-cell>
            <table:table-cell table:style-name="Table4.A1" office:value-type="string">
              <text:p text:style-name="P88">Collation</text:p>
            </table:table-cell>
            <table:table-cell table:style-name="Table4.A1" office:value-type="string">
              <text:p text:style-name="P88">Null</text:p>
            </table:table-cell>
            <table:table-cell table:style-name="Table4.A1" office:value-type="string">
              <text:p text:style-name="P88">Comment</text:p>
            </table:table-cell>
          </table:table-row>
        </table:table-header-rows>
        <table:table-row>
          <table:table-cell table:style-name="Table4.A2" office:value-type="string">
            <text:p text:style-name="P82">PRIMARY</text:p>
          </table:table-cell>
          <table:table-cell table:style-name="Table4.A2" office:value-type="string">
            <text:p text:style-name="P82">BTREE</text:p>
          </table:table-cell>
          <table:table-cell table:style-name="Table4.A2" office:value-type="string">
            <text:p text:style-name="P82">Yes</text:p>
          </table:table-cell>
          <table:table-cell table:style-name="Table4.A2" office:value-type="string">
            <text:p text:style-name="P82">No</text:p>
          </table:table-cell>
          <table:table-cell table:style-name="Table4.A2" office:value-type="string">
            <text:p text:style-name="P82">nid</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office:value-type="string">
            <text:p text:style-name="P84"/>
          </table:table-cell>
        </table:table-row>
        <table:table-row>
          <table:table-cell table:style-name="Table4.A2" office:value-type="string">
            <text:p text:style-name="P82">vid</text:p>
          </table:table-cell>
          <table:table-cell table:style-name="Table4.A2" office:value-type="string">
            <text:p text:style-name="P82">BTREE</text:p>
          </table:table-cell>
          <table:table-cell table:style-name="Table4.A2" office:value-type="string">
            <text:p text:style-name="P82">Yes</text:p>
          </table:table-cell>
          <table:table-cell table:style-name="Table4.A2" office:value-type="string">
            <text:p text:style-name="P82">No</text:p>
          </table:table-cell>
          <table:table-cell table:style-name="Table4.A2" office:value-type="string">
            <text:p text:style-name="P82">vid</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Yes</text:p>
          </table:table-cell>
          <table:table-cell table:style-name="Table4.A2" office:value-type="string">
            <text:p text:style-name="P84"/>
          </table:table-cell>
        </table:table-row>
        <table:table-row>
          <table:table-cell table:style-name="Table4.A2" office:value-type="string">
            <text:p text:style-name="P82">node_changed</text:p>
          </table:table-cell>
          <table:table-cell table:style-name="Table4.A2" office:value-type="string">
            <text:p text:style-name="P82">BTREE</text:p>
          </table:table-cell>
          <table:table-cell table:style-name="Table4.A2" office:value-type="string">
            <text:p text:style-name="P82">No</text:p>
          </table:table-cell>
          <table:table-cell table:style-name="Table4.A2" office:value-type="string">
            <text:p text:style-name="P82">No</text:p>
          </table:table-cell>
          <table:table-cell table:style-name="Table4.A2" office:value-type="string">
            <text:p text:style-name="P82">changed</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office:value-type="string">
            <text:p text:style-name="P84"/>
          </table:table-cell>
        </table:table-row>
        <table:table-row>
          <table:table-cell table:style-name="Table4.A2" office:value-type="string">
            <text:p text:style-name="P82">node_created</text:p>
          </table:table-cell>
          <table:table-cell table:style-name="Table4.A2" office:value-type="string">
            <text:p text:style-name="P82">BTREE</text:p>
          </table:table-cell>
          <table:table-cell table:style-name="Table4.A2" office:value-type="string">
            <text:p text:style-name="P82">No</text:p>
          </table:table-cell>
          <table:table-cell table:style-name="Table4.A2" office:value-type="string">
            <text:p text:style-name="P82">No</text:p>
          </table:table-cell>
          <table:table-cell table:style-name="Table4.A2" office:value-type="string">
            <text:p text:style-name="P82">created</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office:value-type="string">
            <text:p text:style-name="P84"/>
          </table:table-cell>
        </table:table-row>
        <table:table-row>
          <table:table-cell table:style-name="Table4.A2" table:number-rows-spanned="4" office:value-type="string">
            <text:p text:style-name="P82">node_frontpage</text:p>
          </table:table-cell>
          <table:table-cell table:style-name="Table4.A2" table:number-rows-spanned="4" office:value-type="string">
            <text:p text:style-name="P82">BTREE</text:p>
          </table:table-cell>
          <table:table-cell table:style-name="Table4.A2" table:number-rows-spanned="4" office:value-type="string">
            <text:p text:style-name="P82">No</text:p>
          </table:table-cell>
          <table:table-cell table:style-name="Table4.A2" table:number-rows-spanned="4" office:value-type="string">
            <text:p text:style-name="P82">No</text:p>
          </table:table-cell>
          <table:table-cell table:style-name="Table4.A2" office:value-type="string">
            <text:p text:style-name="P82">promote</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table:number-rows-spanned="4" office:value-type="string">
            <text:p text:style-name="P84"/>
          </table:table-cell>
        </table:table-row>
        <table:table-row>
          <table:covered-table-cell/>
          <table:covered-table-cell/>
          <table:covered-table-cell/>
          <table:covered-table-cell/>
          <table:table-cell table:style-name="Table4.A2" office:value-type="string">
            <text:p text:style-name="P82">status</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covered-table-cell/>
        </table:table-row>
        <table:table-row>
          <table:covered-table-cell/>
          <table:covered-table-cell/>
          <table:covered-table-cell/>
          <table:covered-table-cell/>
          <table:table-cell table:style-name="Table4.A2" office:value-type="string">
            <text:p text:style-name="P82">sticky</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covered-table-cell/>
        </table:table-row>
        <table:table-row>
          <table:covered-table-cell/>
          <table:covered-table-cell/>
          <table:covered-table-cell/>
          <table:covered-table-cell/>
          <table:table-cell table:style-name="Table4.A2" office:value-type="string">
            <text:p text:style-name="P82">created</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covered-table-cell/>
        </table:table-row>
        <table:table-row>
          <table:table-cell table:style-name="Table4.A2" table:number-rows-spanned="3" office:value-type="string">
            <text:p text:style-name="P82">node_status_type</text:p>
          </table:table-cell>
          <table:table-cell table:style-name="Table4.A2" table:number-rows-spanned="3" office:value-type="string">
            <text:p text:style-name="P82">BTREE</text:p>
          </table:table-cell>
          <table:table-cell table:style-name="Table4.A2" table:number-rows-spanned="3" office:value-type="string">
            <text:p text:style-name="P82">No</text:p>
          </table:table-cell>
          <table:table-cell table:style-name="Table4.A2" table:number-rows-spanned="3" office:value-type="string">
            <text:p text:style-name="P82">No</text:p>
          </table:table-cell>
          <table:table-cell table:style-name="Table4.A2" office:value-type="string">
            <text:p text:style-name="P82">status</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table:number-rows-spanned="3" office:value-type="string">
            <text:p text:style-name="P84"/>
          </table:table-cell>
        </table:table-row>
        <table:table-row>
          <table:covered-table-cell/>
          <table:covered-table-cell/>
          <table:covered-table-cell/>
          <table:covered-table-cell/>
          <table:table-cell table:style-name="Table4.A2" office:value-type="string">
            <text:p text:style-name="P82">type</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covered-table-cell/>
        </table:table-row>
        <table:table-row>
          <table:covered-table-cell/>
          <table:covered-table-cell/>
          <table:covered-table-cell/>
          <table:covered-table-cell/>
          <table:table-cell table:style-name="Table4.A2" office:value-type="string">
            <text:p text:style-name="P82">nid</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covered-table-cell/>
        </table:table-row>
        <text:soft-page-break/>
        <table:table-row>
          <table:table-cell table:style-name="Table4.A2" table:number-rows-spanned="2" office:value-type="string">
            <text:p text:style-name="P82">node_title_type</text:p>
          </table:table-cell>
          <table:table-cell table:style-name="Table4.A2" table:number-rows-spanned="2" office:value-type="string">
            <text:p text:style-name="P82">BTREE</text:p>
          </table:table-cell>
          <table:table-cell table:style-name="Table4.A2" table:number-rows-spanned="2" office:value-type="string">
            <text:p text:style-name="P82">No</text:p>
          </table:table-cell>
          <table:table-cell table:style-name="Table4.A2" table:number-rows-spanned="2" office:value-type="string">
            <text:p text:style-name="P82">No</text:p>
          </table:table-cell>
          <table:table-cell table:style-name="Table4.A2" office:value-type="string">
            <text:p text:style-name="P82">title</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table:number-rows-spanned="2" office:value-type="string">
            <text:p text:style-name="P84"/>
          </table:table-cell>
        </table:table-row>
        <table:table-row>
          <table:covered-table-cell/>
          <table:covered-table-cell/>
          <table:covered-table-cell/>
          <table:covered-table-cell/>
          <table:table-cell table:style-name="Table4.A2" office:value-type="string">
            <text:p text:style-name="P82">type (4)</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covered-table-cell/>
        </table:table-row>
        <table:table-row>
          <table:table-cell table:style-name="Table4.A2" office:value-type="string">
            <text:p text:style-name="P82">node_type</text:p>
          </table:table-cell>
          <table:table-cell table:style-name="Table4.A2" office:value-type="string">
            <text:p text:style-name="P82">BTREE</text:p>
          </table:table-cell>
          <table:table-cell table:style-name="Table4.A2" office:value-type="string">
            <text:p text:style-name="P82">No</text:p>
          </table:table-cell>
          <table:table-cell table:style-name="Table4.A2" office:value-type="string">
            <text:p text:style-name="P82">No</text:p>
          </table:table-cell>
          <table:table-cell table:style-name="Table4.A2" office:value-type="string">
            <text:p text:style-name="P82">type (4)</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office:value-type="string">
            <text:p text:style-name="P84"/>
          </table:table-cell>
        </table:table-row>
        <table:table-row>
          <table:table-cell table:style-name="Table4.A2" office:value-type="string">
            <text:p text:style-name="P82">uid</text:p>
          </table:table-cell>
          <table:table-cell table:style-name="Table4.A2" office:value-type="string">
            <text:p text:style-name="P82">BTREE</text:p>
          </table:table-cell>
          <table:table-cell table:style-name="Table4.A2" office:value-type="string">
            <text:p text:style-name="P82">No</text:p>
          </table:table-cell>
          <table:table-cell table:style-name="Table4.A2" office:value-type="string">
            <text:p text:style-name="P82">No</text:p>
          </table:table-cell>
          <table:table-cell table:style-name="Table4.A2" office:value-type="string">
            <text:p text:style-name="P82">uid</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office:value-type="string">
            <text:p text:style-name="P84"/>
          </table:table-cell>
        </table:table-row>
        <table:table-row>
          <table:table-cell table:style-name="Table4.A2" office:value-type="string">
            <text:p text:style-name="P82">tnid</text:p>
          </table:table-cell>
          <table:table-cell table:style-name="Table4.A2" office:value-type="string">
            <text:p text:style-name="P82">BTREE</text:p>
          </table:table-cell>
          <table:table-cell table:style-name="Table4.A2" office:value-type="string">
            <text:p text:style-name="P82">No</text:p>
          </table:table-cell>
          <table:table-cell table:style-name="Table4.A2" office:value-type="string">
            <text:p text:style-name="P82">No</text:p>
          </table:table-cell>
          <table:table-cell table:style-name="Table4.A2" office:value-type="string">
            <text:p text:style-name="P82">tnid</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office:value-type="string">
            <text:p text:style-name="P84"/>
          </table:table-cell>
        </table:table-row>
        <table:table-row>
          <table:table-cell table:style-name="Table4.A2" office:value-type="string">
            <text:p text:style-name="P82">translate</text:p>
          </table:table-cell>
          <table:table-cell table:style-name="Table4.A2" office:value-type="string">
            <text:p text:style-name="P82">BTREE</text:p>
          </table:table-cell>
          <table:table-cell table:style-name="Table4.A2" office:value-type="string">
            <text:p text:style-name="P82">No</text:p>
          </table:table-cell>
          <table:table-cell table:style-name="Table4.A2" office:value-type="string">
            <text:p text:style-name="P82">No</text:p>
          </table:table-cell>
          <table:table-cell table:style-name="Table4.A2" office:value-type="string">
            <text:p text:style-name="P82">translate</text:p>
          </table:table-cell>
          <table:table-cell table:style-name="Table4.A2" office:value-type="string">
            <text:p text:style-name="P82">2</text:p>
          </table:table-cell>
          <table:table-cell table:style-name="Table4.A2" office:value-type="string">
            <text:p text:style-name="P82">A</text:p>
          </table:table-cell>
          <table:table-cell table:style-name="Table4.A2" office:value-type="string">
            <text:p text:style-name="P82">No</text:p>
          </table:table-cell>
          <table:table-cell table:style-name="Table4.A2" office:value-type="string">
            <text:p text:style-name="P89"/>
          </table:table-cell>
        </table:table-row>
        <table:table-row>
          <table:table-cell table:style-name="Table4.A19" office:value-type="string">
            <text:p text:style-name="P90">language</text:p>
          </table:table-cell>
          <table:table-cell table:style-name="Table4.B19" office:value-type="string">
            <text:p text:style-name="P90">BTREE</text:p>
          </table:table-cell>
          <table:table-cell table:style-name="Table4.C19" office:value-type="string">
            <text:p text:style-name="P90">No</text:p>
          </table:table-cell>
          <table:table-cell table:style-name="Table4.D19" office:value-type="string">
            <text:p text:style-name="P90">No</text:p>
          </table:table-cell>
          <table:table-cell table:style-name="Table4.E19" office:value-type="string">
            <text:p text:style-name="P90">language</text:p>
          </table:table-cell>
          <table:table-cell table:style-name="Table4.F19" office:value-type="string">
            <text:p text:style-name="P90">2</text:p>
          </table:table-cell>
          <table:table-cell table:style-name="Table4.G19" office:value-type="string">
            <text:p text:style-name="P90">A</text:p>
          </table:table-cell>
          <table:table-cell table:style-name="Table4.H19" office:value-type="string">
            <text:p text:style-name="P85">No</text:p>
          </table:table-cell>
          <table:table-cell table:style-name="Table4.I19" office:value-type="string">
            <text:p text:style-name="P84"/>
          </table:table-cell>
        </table:table-row>
      </table:table>
      <text:p text:style-name="Text_20_body"/>
      <text:h text:style-name="P140" text:outline-level="5"><draw:line text:anchor-type="paragraph" draw:z-index="29" draw:style-name="gr1" draw:text-style-name="P156" svg:x1="0.007cm" svg:y1="0.727cm" svg:x2="9.167cm" svg:y2="0.727cm"><text:p/></draw:line><text:span text:style-name="T10">Order Table &amp; Index</text:span>:</text:h>
      <text:p text:style-name="P12">Tabl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88">Column</text:p>
            </table:table-cell>
            <table:table-cell table:style-name="Table5.A1" office:value-type="string">
              <text:p text:style-name="P88">Type</text:p>
            </table:table-cell>
            <table:table-cell table:style-name="Table5.A1" office:value-type="string">
              <text:p text:style-name="P88">Null</text:p>
            </table:table-cell>
            <table:table-cell table:style-name="Table5.A1" office:value-type="string">
              <text:p text:style-name="P88">Default</text:p>
            </table:table-cell>
            <table:table-cell table:style-name="Table5.A1" office:value-type="string">
              <text:p text:style-name="P88">Comments</text:p>
            </table:table-cell>
          </table:table-row>
        </table:table-header-rows>
        <table:table-row>
          <table:table-cell table:style-name="Table5.A2" office:value-type="string">
            <text:p text:style-name="P82">order_id</text:p>
          </table:table-cell>
          <table:table-cell table:style-name="Table5.A2" office:value-type="string">
            <text:p text:style-name="P82">int(10)</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Primary key: the order ID.</text:p>
          </table:table-cell>
        </table:table-row>
        <table:table-row>
          <table:table-cell table:style-name="Table5.A2" office:value-type="string">
            <text:p text:style-name="P82">uid</text:p>
          </table:table-cell>
          <table:table-cell table:style-name="Table5.A2" office:value-type="string">
            <text:p text:style-name="P82">int(10)</text:p>
          </table:table-cell>
          <table:table-cell table:style-name="Table5.A2" office:value-type="string">
            <text:p text:style-name="P82">No</text:p>
          </table:table-cell>
          <table:table-cell table:style-name="Table5.A2" office:value-type="string">
            <text:p text:style-name="P82">0</text:p>
          </table:table-cell>
          <table:table-cell table:style-name="Table5.A2" office:value-type="string">
            <text:p text:style-name="P82">The user.uid of the customer that placed the order.</text:p>
          </table:table-cell>
        </table:table-row>
        <table:table-row>
          <table:table-cell table:style-name="Table5.A2" office:value-type="string">
            <text:p text:style-name="P82">order_status</text:p>
          </table:table-cell>
          <table:table-cell table:style-name="Table5.A2" office:value-type="string">
            <text:p text:style-name="P82">varchar(32)</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uc_order_statuses.order_status_id indicating the order status.</text:p>
          </table:table-cell>
        </table:table-row>
        <table:table-row>
          <table:table-cell table:style-name="Table5.A2" office:value-type="string">
            <text:p text:style-name="P82">order_total</text:p>
          </table:table-cell>
          <table:table-cell table:style-name="Table5.A2" office:value-type="string">
            <text:p text:style-name="P82">decimal(16,5)</text:p>
          </table:table-cell>
          <table:table-cell table:style-name="Table5.A2" office:value-type="string">
            <text:p text:style-name="P82">No</text:p>
          </table:table-cell>
          <table:table-cell table:style-name="Table5.A2" office:value-type="string">
            <text:p text:style-name="P82">0.00000</text:p>
          </table:table-cell>
          <table:table-cell table:style-name="Table5.A2" office:value-type="string">
            <text:p text:style-name="P82">The total amount to be paid for the order.</text:p>
          </table:table-cell>
        </table:table-row>
        <table:table-row>
          <table:table-cell table:style-name="Table5.A2" office:value-type="string">
            <text:p text:style-name="P82">product_count</text:p>
          </table:table-cell>
          <table:table-cell table:style-name="Table5.A2" office:value-type="string">
            <text:p text:style-name="P82">int(10)</text:p>
          </table:table-cell>
          <table:table-cell table:style-name="Table5.A2" office:value-type="string">
            <text:p text:style-name="P82">No</text:p>
          </table:table-cell>
          <table:table-cell table:style-name="Table5.A2" office:value-type="string">
            <text:p text:style-name="P82">0</text:p>
          </table:table-cell>
          <table:table-cell table:style-name="Table5.A2" office:value-type="string">
            <text:p text:style-name="P82">The total product quantity of the order.</text:p>
          </table:table-cell>
        </table:table-row>
        <table:table-row>
          <table:table-cell table:style-name="Table5.A2" office:value-type="string">
            <text:p text:style-name="P82">primary_email</text:p>
          </table:table-cell>
          <table:table-cell table:style-name="Table5.A2" office:value-type="string">
            <text:p text:style-name="P82">varchar(96)</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email address of the customer.</text:p>
          </table:table-cell>
        </table:table-row>
        <table:table-row>
          <table:table-cell table:style-name="Table5.A2" office:value-type="string">
            <text:p text:style-name="P82">delivery_first_name</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first name of the person receiving shipment.</text:p>
          </table:table-cell>
        </table:table-row>
        <table:table-row>
          <table:table-cell table:style-name="Table5.A2" office:value-type="string">
            <text:p text:style-name="P82">delivery_last_name</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last name of the person receiving shipment.</text:p>
          </table:table-cell>
        </table:table-row>
        <table:table-row>
          <table:table-cell table:style-name="Table5.A2" office:value-type="string">
            <text:p text:style-name="P82">delivery_phone</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phone number at the delivery location.</text:p>
          </table:table-cell>
        </table:table-row>
        <table:table-row>
          <table:table-cell table:style-name="Table5.A2" office:value-type="string">
            <text:p text:style-name="P82">delivery_company</text:p>
          </table:table-cell>
          <table:table-cell table:style-name="Table5.A2" office:value-type="string">
            <text:p text:style-name="P82">varchar(255)</text:p>
          </table:table-cell>
          <table:table-cell table:style-name="Table5.A2" office:value-type="string">
            <text:p text:style-name="P82">N</text:p>
          </table:table-cell>
          <table:table-cell table:style-name="Table5.A2" office:value-type="string">
            <text:p text:style-name="P82"/>
          </table:table-cell>
          <table:table-cell table:style-name="Table5.A2" office:value-type="string">
            <text:p text:style-name="P82">The company at the delivery location.</text:p>
          </table:table-cell>
        </table:table-row>
        <table:table-row>
          <table:table-cell table:style-name="Table5.A2" office:value-type="string">
            <text:p text:style-name="P82">delivery_street1</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street address of the delivery location.</text:p>
          </table:table-cell>
        </table:table-row>
        <table:table-row>
          <table:table-cell table:style-name="Table5.A2" office:value-type="string">
            <text:p text:style-name="P82">delivery_street2</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second line of the street address.</text:p>
          </table:table-cell>
        </table:table-row>
        <table:table-row>
          <table:table-cell table:style-name="Table5.A2" office:value-type="string">
            <text:p text:style-name="P82">delivery_city</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city of the delivery location.</text:p>
          </table:table-cell>
        </table:table-row>
        <table:table-row>
          <table:table-cell table:style-name="Table5.A2" office:value-type="string">
            <text:p text:style-name="P82">delivery_zone</text:p>
          </table:table-cell>
          <table:table-cell table:style-name="Table5.A2" office:value-type="string">
            <text:p text:style-name="P82">mediumint(8)</text:p>
          </table:table-cell>
          <table:table-cell table:style-name="Table5.A2" office:value-type="string">
            <text:p text:style-name="P82">No</text:p>
          </table:table-cell>
          <table:table-cell table:style-name="Table5.A2" office:value-type="string">
            <text:p text:style-name="P82">0</text:p>
          </table:table-cell>
          <table:table-cell table:style-name="Table5.A2" office:value-type="string">
            <text:p text:style-name="P82">The state/zone/province id of the delivery location.</text:p>
          </table:table-cell>
        </table:table-row>
        <table:table-row>
          <table:table-cell table:style-name="Table5.A2" office:value-type="string">
            <text:p text:style-name="P82">delivery_postal_code</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postal code of the delivery location.</text:p>
          </table:table-cell>
        </table:table-row>
        <table:table-row>
          <table:table-cell table:style-name="Table5.A2" office:value-type="string">
            <text:p text:style-name="P82">delivery_country</text:p>
          </table:table-cell>
          <table:table-cell table:style-name="Table5.A2" office:value-type="string">
            <text:p text:style-name="P82">mediumint(8)</text:p>
          </table:table-cell>
          <table:table-cell table:style-name="Table5.A2" office:value-type="string">
            <text:p text:style-name="P82">No</text:p>
          </table:table-cell>
          <table:table-cell table:style-name="Table5.A2" office:value-type="string">
            <text:p text:style-name="P82">0</text:p>
          </table:table-cell>
          <table:table-cell table:style-name="Table5.A2" office:value-type="string">
            <text:p text:style-name="P82">The country ID of the delivery location.</text:p>
          </table:table-cell>
        </table:table-row>
        <table:table-row>
          <table:table-cell table:style-name="Table5.A2" office:value-type="string">
            <text:p text:style-name="P82">billing_first_name</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first name of the person paying for the order.</text:p>
          </table:table-cell>
        </table:table-row>
        <table:table-row>
          <table:table-cell table:style-name="Table5.A2" office:value-type="string">
            <text:p text:style-name="P82">billing_last_name</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last name of the person paying for the order.</text:p>
          </table:table-cell>
        </table:table-row>
        <table:table-row>
          <table:table-cell table:style-name="Table5.A2" office:value-type="string">
            <text:p text:style-name="P82">billing_phone</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phone number for the billing <text:soft-page-break/>address.</text:p>
          </table:table-cell>
        </table:table-row>
        <table:table-row>
          <table:table-cell table:style-name="Table5.A2" office:value-type="string">
            <text:p text:style-name="P82">billing_company</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company of the billing address.</text:p>
          </table:table-cell>
        </table:table-row>
        <table:table-row>
          <table:table-cell table:style-name="Table5.A2" office:value-type="string">
            <text:p text:style-name="P82">billing_street1</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street address where the bill will be sent.</text:p>
          </table:table-cell>
        </table:table-row>
        <table:table-row>
          <table:table-cell table:style-name="Table5.A2" office:value-type="string">
            <text:p text:style-name="P82">billing_street2</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second line of the street address.</text:p>
          </table:table-cell>
        </table:table-row>
        <table:table-row>
          <table:table-cell table:style-name="Table5.A2" office:value-type="string">
            <text:p text:style-name="P82">billing_city</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city where the bill will be sent.</text:p>
          </table:table-cell>
        </table:table-row>
        <table:table-row>
          <table:table-cell table:style-name="Table5.A2" office:value-type="string">
            <text:p text:style-name="P82">billing_zone</text:p>
          </table:table-cell>
          <table:table-cell table:style-name="Table5.A2" office:value-type="string">
            <text:p text:style-name="P82">mediumint(8)</text:p>
          </table:table-cell>
          <table:table-cell table:style-name="Table5.A2" office:value-type="string">
            <text:p text:style-name="P82">No</text:p>
          </table:table-cell>
          <table:table-cell table:style-name="Table5.A2" office:value-type="string">
            <text:p text:style-name="P82">0</text:p>
          </table:table-cell>
          <table:table-cell table:style-name="Table5.A2" office:value-type="string">
            <text:p text:style-name="P82">The state/zone/province ID where the bill will be sent.</text:p>
          </table:table-cell>
        </table:table-row>
        <table:table-row>
          <table:table-cell table:style-name="Table5.A2" office:value-type="string">
            <text:p text:style-name="P82">billing_postal_code</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postal code where the bill will be sent.</text:p>
          </table:table-cell>
        </table:table-row>
        <table:table-row>
          <table:table-cell table:style-name="Table5.A2" office:value-type="string">
            <text:p text:style-name="P82">billing_country</text:p>
          </table:table-cell>
          <table:table-cell table:style-name="Table5.A2" office:value-type="string">
            <text:p text:style-name="P82">mediumint(8)</text:p>
          </table:table-cell>
          <table:table-cell table:style-name="Table5.A2" office:value-type="string">
            <text:p text:style-name="P82">No</text:p>
          </table:table-cell>
          <table:table-cell table:style-name="Table5.A2" office:value-type="string">
            <text:p text:style-name="P82">0</text:p>
          </table:table-cell>
          <table:table-cell table:style-name="Table5.A2" office:value-type="string">
            <text:p text:style-name="P82">The country ID where the bill will be sent.</text:p>
          </table:table-cell>
        </table:table-row>
        <table:table-row>
          <table:table-cell table:style-name="Table5.A2" office:value-type="string">
            <text:p text:style-name="P82">payment_method</text:p>
          </table:table-cell>
          <table:table-cell table:style-name="Table5.A2" office:value-type="string">
            <text:p text:style-name="P82">varchar(32)</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method of payment.</text:p>
          </table:table-cell>
        </table:table-row>
        <table:table-row>
          <table:table-cell table:style-name="Table5.A2" office:value-type="string">
            <text:p text:style-name="P82">data</text:p>
          </table:table-cell>
          <table:table-cell table:style-name="Table5.A2" office:value-type="string">
            <text:p text:style-name="P82">text</text:p>
          </table:table-cell>
          <table:table-cell table:style-name="Table5.A2" office:value-type="string">
            <text:p text:style-name="P82">Yes</text:p>
          </table:table-cell>
          <table:table-cell table:style-name="Table5.A2" office:value-type="string">
            <text:p text:style-name="P83">NULL</text:p>
          </table:table-cell>
          <table:table-cell table:style-name="Table5.A2" office:value-type="string">
            <text:p text:style-name="P82">A serialized array of extra data.</text:p>
          </table:table-cell>
        </table:table-row>
        <table:table-row>
          <table:table-cell table:style-name="Table5.A2" office:value-type="string">
            <text:p text:style-name="P82">created</text:p>
          </table:table-cell>
          <table:table-cell table:style-name="Table5.A2" office:value-type="string">
            <text:p text:style-name="P82">int(11)</text:p>
          </table:table-cell>
          <table:table-cell table:style-name="Table5.A2" office:value-type="string">
            <text:p text:style-name="P82">No</text:p>
          </table:table-cell>
          <table:table-cell table:style-name="Table5.A2" office:value-type="string">
            <text:p text:style-name="P82">0</text:p>
          </table:table-cell>
          <table:table-cell table:style-name="Table5.A2" office:value-type="string">
            <text:p text:style-name="P82">The Unix timestamp indicating when the order was created.</text:p>
          </table:table-cell>
        </table:table-row>
        <table:table-row>
          <table:table-cell table:style-name="Table5.A2" office:value-type="string">
            <text:p text:style-name="P82">modified</text:p>
          </table:table-cell>
          <table:table-cell table:style-name="Table5.A2" office:value-type="string">
            <text:p text:style-name="P82">int(11)</text:p>
          </table:table-cell>
          <table:table-cell table:style-name="Table5.A2" office:value-type="string">
            <text:p text:style-name="P82">No</text:p>
          </table:table-cell>
          <table:table-cell table:style-name="Table5.A2" office:value-type="string">
            <text:p text:style-name="P82">0</text:p>
          </table:table-cell>
          <table:table-cell table:style-name="Table5.A2" office:value-type="string">
            <text:p text:style-name="P82">The Unix timestamp indicating when the order was last modified.</text:p>
          </table:table-cell>
        </table:table-row>
        <table:table-row>
          <table:table-cell table:style-name="Table5.A2" office:value-type="string">
            <text:p text:style-name="P82">host</text:p>
          </table:table-cell>
          <table:table-cell table:style-name="Table5.A2" office:value-type="string">
            <text:p text:style-name="P82">varchar(255)</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Host IP address of the person paying for the order.</text:p>
          </table:table-cell>
        </table:table-row>
        <table:table-row>
          <table:table-cell table:style-name="Table5.A2" office:value-type="string">
            <text:p text:style-name="P82">currency</text:p>
          </table:table-cell>
          <table:table-cell table:style-name="Table5.A2" office:value-type="string">
            <text:p text:style-name="P82">char(3)</text:p>
          </table:table-cell>
          <table:table-cell table:style-name="Table5.A2" office:value-type="string">
            <text:p text:style-name="P82">No</text:p>
          </table:table-cell>
          <table:table-cell table:style-name="Table5.A2" office:value-type="string">
            <text:p text:style-name="P82"/>
          </table:table-cell>
          <table:table-cell table:style-name="Table5.A2" office:value-type="string">
            <text:p text:style-name="P82">The ISO currency code for the order.</text:p>
          </table:table-cell>
        </table:table-row>
      </table:table>
      <text:h text:style-name="P121" text:outline-level="3">Index</text:h>
      <text:p text:style-name="P87"><text:bookmark text:name="table_index3"/></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88">Keyname</text:p>
            </table:table-cell>
            <table:table-cell table:style-name="Table6.A1" office:value-type="string">
              <text:p text:style-name="P88">Type</text:p>
            </table:table-cell>
            <table:table-cell table:style-name="Table6.A1" office:value-type="string">
              <text:p text:style-name="P88">Unique</text:p>
            </table:table-cell>
            <table:table-cell table:style-name="Table6.A1" office:value-type="string">
              <text:p text:style-name="P88">Packed</text:p>
            </table:table-cell>
            <table:table-cell table:style-name="Table6.A1" office:value-type="string">
              <text:p text:style-name="P88">Column</text:p>
            </table:table-cell>
            <table:table-cell table:style-name="Table6.A1" office:value-type="string">
              <text:p text:style-name="P88">Cardinality</text:p>
            </table:table-cell>
            <table:table-cell table:style-name="Table6.A1" office:value-type="string">
              <text:p text:style-name="P88">Collation</text:p>
            </table:table-cell>
            <table:table-cell table:style-name="Table6.A1" office:value-type="string">
              <text:p text:style-name="P88">Null</text:p>
            </table:table-cell>
            <table:table-cell table:style-name="Table6.A1" office:value-type="string">
              <text:p text:style-name="P88">Comment</text:p>
            </table:table-cell>
          </table:table-row>
        </table:table-header-rows>
        <table:table-row>
          <table:table-cell table:style-name="Table6.A2" office:value-type="string">
            <text:p text:style-name="P82">PRIMARY</text:p>
          </table:table-cell>
          <table:table-cell table:style-name="Table6.A2" office:value-type="string">
            <text:p text:style-name="P82">BTREE</text:p>
          </table:table-cell>
          <table:table-cell table:style-name="Table6.A2" office:value-type="string">
            <text:p text:style-name="P82">Yes</text:p>
          </table:table-cell>
          <table:table-cell table:style-name="Table6.A2" office:value-type="string">
            <text:p text:style-name="P82">No</text:p>
          </table:table-cell>
          <table:table-cell table:style-name="Table6.A2" office:value-type="string">
            <text:p text:style-name="P82">order_id</text:p>
          </table:table-cell>
          <table:table-cell table:style-name="Table6.A2" office:value-type="string">
            <text:p text:style-name="P82">5</text:p>
          </table:table-cell>
          <table:table-cell table:style-name="Table6.A2" office:value-type="string">
            <text:p text:style-name="P82">A</text:p>
          </table:table-cell>
          <table:table-cell table:style-name="Table6.A2" office:value-type="string">
            <text:p text:style-name="P82">No</text:p>
          </table:table-cell>
          <table:table-cell table:style-name="Table6.A2" office:value-type="string">
            <text:p text:style-name="P84"/>
          </table:table-cell>
        </table:table-row>
        <table:table-row>
          <table:table-cell table:style-name="Table6.A2" office:value-type="string">
            <text:p text:style-name="P82">uid</text:p>
          </table:table-cell>
          <table:table-cell table:style-name="Table6.A2" office:value-type="string">
            <text:p text:style-name="P82">BTREE</text:p>
          </table:table-cell>
          <table:table-cell table:style-name="Table6.A2" office:value-type="string">
            <text:p text:style-name="P82">No</text:p>
          </table:table-cell>
          <table:table-cell table:style-name="Table6.A2" office:value-type="string">
            <text:p text:style-name="P82">No</text:p>
          </table:table-cell>
          <table:table-cell table:style-name="Table6.A2" office:value-type="string">
            <text:p text:style-name="P82">uid</text:p>
          </table:table-cell>
          <table:table-cell table:style-name="Table6.A2" office:value-type="string">
            <text:p text:style-name="P82">2</text:p>
          </table:table-cell>
          <table:table-cell table:style-name="Table6.A2" office:value-type="string">
            <text:p text:style-name="P82">A</text:p>
          </table:table-cell>
          <table:table-cell table:style-name="Table6.A2" office:value-type="string">
            <text:p text:style-name="P82">No</text:p>
          </table:table-cell>
          <table:table-cell table:style-name="Table6.A2" office:value-type="string">
            <text:p text:style-name="P84"/>
          </table:table-cell>
        </table:table-row>
        <table:table-row>
          <table:table-cell table:style-name="Table6.A2" office:value-type="string">
            <text:p text:style-name="P82">order_status</text:p>
          </table:table-cell>
          <table:table-cell table:style-name="Table6.A2" office:value-type="string">
            <text:p text:style-name="P82">BTREE</text:p>
          </table:table-cell>
          <table:table-cell table:style-name="Table6.A2" office:value-type="string">
            <text:p text:style-name="P82">No</text:p>
          </table:table-cell>
          <table:table-cell table:style-name="Table6.A2" office:value-type="string">
            <text:p text:style-name="P82">No</text:p>
          </table:table-cell>
          <table:table-cell table:style-name="Table6.A2" office:value-type="string">
            <text:p text:style-name="P82">order_status</text:p>
          </table:table-cell>
          <table:table-cell table:style-name="Table6.A2" office:value-type="string">
            <text:p text:style-name="P82">5</text:p>
          </table:table-cell>
          <table:table-cell table:style-name="Table6.A2" office:value-type="string">
            <text:p text:style-name="P82">A</text:p>
          </table:table-cell>
          <table:table-cell table:style-name="Table6.A2" office:value-type="string">
            <text:p text:style-name="P82">No</text:p>
          </table:table-cell>
          <table:table-cell table:style-name="Table6.A2" office:value-type="string">
            <text:p text:style-name="P84"/>
          </table:table-cell>
        </table:table-row>
      </table:table>
      <text:p text:style-name="P12"/>
      <text:h text:style-name="P141" text:outline-level="5"><draw:line text:anchor-type="paragraph" draw:z-index="30" draw:style-name="gr1" draw:text-style-name="P156" svg:x1="0.007cm" svg:y1="0.727cm" svg:x2="9.167cm" svg:y2="0.727cm"><text:p/></draw:line><text:span text:style-name="T11">Flag (Favorite) Table &amp; Index</text:span>:</text:h>
      <text:p text:style-name="P13">Table</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88">Column</text:p>
            </table:table-cell>
            <table:table-cell table:style-name="Table7.A1" office:value-type="string">
              <text:p text:style-name="P88">Type</text:p>
            </table:table-cell>
            <table:table-cell table:style-name="Table7.A1" office:value-type="string">
              <text:p text:style-name="P88">Null</text:p>
            </table:table-cell>
            <table:table-cell table:style-name="Table7.A1" office:value-type="string">
              <text:p text:style-name="P88">Default</text:p>
            </table:table-cell>
            <table:table-cell table:style-name="Table7.A1" office:value-type="string">
              <text:p text:style-name="P88">Comments</text:p>
            </table:table-cell>
          </table:table-row>
        </table:table-header-rows>
        <table:table-row>
          <table:table-cell table:style-name="Table7.A2" office:value-type="string">
            <text:p text:style-name="P82">fid</text:p>
          </table:table-cell>
          <table:table-cell table:style-name="Table7.A2" office:value-type="string">
            <text:p text:style-name="P82">smallint(5)</text:p>
          </table:table-cell>
          <table:table-cell table:style-name="Table7.A2" office:value-type="string">
            <text:p text:style-name="P82">No</text:p>
          </table:table-cell>
          <table:table-cell table:style-name="Table7.A2" office:value-type="string">
            <text:p text:style-name="P82"/>
          </table:table-cell>
          <table:table-cell table:style-name="Table7.A2" office:value-type="string">
            <text:p text:style-name="P82">The unique ID for this particular flag.</text:p>
          </table:table-cell>
        </table:table-row>
        <table:table-row>
          <table:table-cell table:style-name="Table7.A2" office:value-type="string">
            <text:p text:style-name="P82">entity_type</text:p>
          </table:table-cell>
          <table:table-cell table:style-name="Table7.A2" office:value-type="string">
            <text:p text:style-name="P82">varchar(128)</text:p>
          </table:table-cell>
          <table:table-cell table:style-name="Table7.A2" office:value-type="string">
            <text:p text:style-name="P82">No</text:p>
          </table:table-cell>
          <table:table-cell table:style-name="Table7.A2" office:value-type="string">
            <text:p text:style-name="P82"/>
          </table:table-cell>
          <table:table-cell table:style-name="Table7.A2" office:value-type="string">
            <text:p text:style-name="P82">The flag type, such as one of "node", "comment", or "user".</text:p>
          </table:table-cell>
        </table:table-row>
        <table:table-row>
          <table:table-cell table:style-name="Table7.A2" office:value-type="string">
            <text:p text:style-name="P82">name</text:p>
          </table:table-cell>
          <table:table-cell table:style-name="Table7.A2" office:value-type="string">
            <text:p text:style-name="P82">varchar(32)</text:p>
          </table:table-cell>
          <table:table-cell table:style-name="Table7.A2" office:value-type="string">
            <text:p text:style-name="P82">Yes</text:p>
          </table:table-cell>
          <table:table-cell table:style-name="Table7.A2" office:value-type="string">
            <text:p text:style-name="P82"/>
          </table:table-cell>
          <table:table-cell table:style-name="Table7.A2" office:value-type="string">
            <text:p text:style-name="P82">The machine-name for this flag.</text:p>
          </table:table-cell>
        </table:table-row>
        <table:table-row>
          <table:table-cell table:style-name="Table7.A2" office:value-type="string">
            <text:p text:style-name="P82">title</text:p>
          </table:table-cell>
          <table:table-cell table:style-name="Table7.A2" office:value-type="string">
            <text:p text:style-name="P82">varchar(255)</text:p>
          </table:table-cell>
          <table:table-cell table:style-name="Table7.A2" office:value-type="string">
            <text:p text:style-name="P82">Yes</text:p>
          </table:table-cell>
          <table:table-cell table:style-name="Table7.A2" office:value-type="string">
            <text:p text:style-name="P82"/>
          </table:table-cell>
          <table:table-cell table:style-name="Table7.A2" office:value-type="string">
            <text:p text:style-name="P82">The human-readable title for this flag.</text:p>
          </table:table-cell>
        </table:table-row>
        <table:table-row>
          <table:table-cell table:style-name="Table7.A2" office:value-type="string">
            <text:p text:style-name="P82">global</text:p>
          </table:table-cell>
          <table:table-cell table:style-name="Table7.A2" office:value-type="string">
            <text:p text:style-name="P82">tinyint(4)</text:p>
          </table:table-cell>
          <table:table-cell table:style-name="Table7.A2" office:value-type="string">
            <text:p text:style-name="P82">Yes</text:p>
          </table:table-cell>
          <table:table-cell table:style-name="Table7.A2" office:value-type="string">
            <text:p text:style-name="P82">0</text:p>
          </table:table-cell>
          <table:table-cell table:style-name="Table7.A2" office:value-type="string">
            <text:p text:style-name="P82">Whether this flag state should act as a single toggle to all users across the site.</text:p>
          </table:table-cell>
        </table:table-row>
        <table:table-row>
          <table:table-cell table:style-name="Table7.A2" office:value-type="string">
            <text:p text:style-name="P82">options</text:p>
          </table:table-cell>
          <table:table-cell table:style-name="Table7.A2" office:value-type="string">
            <text:p text:style-name="P82">text</text:p>
          </table:table-cell>
          <table:table-cell table:style-name="Table7.A2" office:value-type="string">
            <text:p text:style-name="P82">Yes</text:p>
          </table:table-cell>
          <table:table-cell table:style-name="Table7.A2" office:value-type="string">
            <text:p text:style-name="P83">NULL</text:p>
          </table:table-cell>
          <table:table-cell table:style-name="Table7.A2" office:value-type="string">
            <text:p text:style-name="P82">The options and configuration of this flag.</text:p>
          </table:table-cell>
        </table:table-row>
      </table:table>
      <text:h text:style-name="P122" text:outline-level="3"><text:soft-page-break/>Index</text:h>
      <text:p text:style-name="P87"><text:bookmark text:name="table_index2"/></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header-rows>
          <table:table-row>
            <table:table-cell table:style-name="Table8.A1" office:value-type="string">
              <text:p text:style-name="P88">Keyname</text:p>
            </table:table-cell>
            <table:table-cell table:style-name="Table8.A1" office:value-type="string">
              <text:p text:style-name="P88">Type</text:p>
            </table:table-cell>
            <table:table-cell table:style-name="Table8.A1" office:value-type="string">
              <text:p text:style-name="P88">Unique</text:p>
            </table:table-cell>
            <table:table-cell table:style-name="Table8.A1" office:value-type="string">
              <text:p text:style-name="P88">Packed</text:p>
            </table:table-cell>
            <table:table-cell table:style-name="Table8.A1" office:value-type="string">
              <text:p text:style-name="P88">Column</text:p>
            </table:table-cell>
            <table:table-cell table:style-name="Table8.A1" office:value-type="string">
              <text:p text:style-name="P88">Cardinality</text:p>
            </table:table-cell>
            <table:table-cell table:style-name="Table8.A1" office:value-type="string">
              <text:p text:style-name="P88">Collation</text:p>
            </table:table-cell>
            <table:table-cell table:style-name="Table8.A1" office:value-type="string">
              <text:p text:style-name="P88">Null</text:p>
            </table:table-cell>
            <table:table-cell table:style-name="Table8.A1" office:value-type="string">
              <text:p text:style-name="P88">Comment</text:p>
            </table:table-cell>
          </table:table-row>
        </table:table-header-rows>
        <table:table-row>
          <table:table-cell table:style-name="Table8.A2" office:value-type="string">
            <text:p text:style-name="P82">PRIMARY</text:p>
          </table:table-cell>
          <table:table-cell table:style-name="Table8.A2" office:value-type="string">
            <text:p text:style-name="P82">BTREE</text:p>
          </table:table-cell>
          <table:table-cell table:style-name="Table8.A2" office:value-type="string">
            <text:p text:style-name="P82">Yes</text:p>
          </table:table-cell>
          <table:table-cell table:style-name="Table8.A2" office:value-type="string">
            <text:p text:style-name="P82">No</text:p>
          </table:table-cell>
          <table:table-cell table:style-name="Table8.A2" office:value-type="string">
            <text:p text:style-name="P82">fid</text:p>
          </table:table-cell>
          <table:table-cell table:style-name="Table8.A2" office:value-type="string">
            <text:p text:style-name="P82">0</text:p>
          </table:table-cell>
          <table:table-cell table:style-name="Table8.A2" office:value-type="string">
            <text:p text:style-name="P82">A</text:p>
          </table:table-cell>
          <table:table-cell table:style-name="Table8.A2" office:value-type="string">
            <text:p text:style-name="P82">No</text:p>
          </table:table-cell>
          <table:table-cell table:style-name="Table8.A2" office:value-type="string">
            <text:p text:style-name="P84"/>
          </table:table-cell>
        </table:table-row>
        <table:table-row>
          <table:table-cell table:style-name="Table8.A2" office:value-type="string">
            <text:p text:style-name="P82">name</text:p>
          </table:table-cell>
          <table:table-cell table:style-name="Table8.A2" office:value-type="string">
            <text:p text:style-name="P82">BTREE</text:p>
          </table:table-cell>
          <table:table-cell table:style-name="Table8.A2" office:value-type="string">
            <text:p text:style-name="P82">Yes</text:p>
          </table:table-cell>
          <table:table-cell table:style-name="Table8.A2" office:value-type="string">
            <text:p text:style-name="P82">No</text:p>
          </table:table-cell>
          <table:table-cell table:style-name="Table8.A2" office:value-type="string">
            <text:p text:style-name="P82">name</text:p>
          </table:table-cell>
          <table:table-cell table:style-name="Table8.A2" office:value-type="string">
            <text:p text:style-name="P82">0</text:p>
          </table:table-cell>
          <table:table-cell table:style-name="Table8.A2" office:value-type="string">
            <text:p text:style-name="P82">A</text:p>
          </table:table-cell>
          <table:table-cell table:style-name="Table8.A2" office:value-type="string">
            <text:p text:style-name="P82">Yes</text:p>
          </table:table-cell>
          <table:table-cell table:style-name="Table8.A2" office:value-type="string">
            <text:p text:style-name="P84"/>
          </table:table-cell>
        </table:table-row>
      </table:table>
      <text:p text:style-name="P35">(Note: - There are some other tables available in the database and some of those are as following.)</text:p>
      <text:h text:style-name="P142" text:outline-level="5"><draw:line text:anchor-type="paragraph" draw:z-index="31" draw:style-name="gr1" draw:text-style-name="P156" svg:x1="0.007cm" svg:y1="0.727cm" svg:x2="9.167cm" svg:y2="0.727cm"><text:p/></draw:line><text:span text:style-name="T12">Block Table &amp; Index</text:span>:</text:h>
      <text:p text:style-name="P14">Table</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88">Column</text:p>
            </table:table-cell>
            <table:table-cell table:style-name="Table9.A1" office:value-type="string">
              <text:p text:style-name="P88">Type</text:p>
            </table:table-cell>
            <table:table-cell table:style-name="Table9.A1" office:value-type="string">
              <text:p text:style-name="P88">Null</text:p>
            </table:table-cell>
            <table:table-cell table:style-name="Table9.A1" office:value-type="string">
              <text:p text:style-name="P88">Default</text:p>
            </table:table-cell>
            <table:table-cell table:style-name="Table9.A1" office:value-type="string">
              <text:p text:style-name="P88">Comments</text:p>
            </table:table-cell>
          </table:table-row>
        </table:table-header-rows>
        <table:table-row>
          <table:table-cell table:style-name="Table9.A2" office:value-type="string">
            <text:p text:style-name="P82">bid</text:p>
          </table:table-cell>
          <table:table-cell table:style-name="Table9.A2" office:value-type="string">
            <text:p text:style-name="P82">int(11)</text:p>
          </table:table-cell>
          <table:table-cell table:style-name="Table9.A2" office:value-type="string">
            <text:p text:style-name="P82">No</text:p>
          </table:table-cell>
          <table:table-cell table:style-name="Table9.A2" office:value-type="string">
            <text:p text:style-name="P82"/>
          </table:table-cell>
          <table:table-cell table:style-name="Table9.A2" office:value-type="string">
            <text:p text:style-name="P82">Primary Key: Unique block ID.</text:p>
          </table:table-cell>
        </table:table-row>
        <table:table-row>
          <table:table-cell table:style-name="Table9.A2" office:value-type="string">
            <text:p text:style-name="P82">module</text:p>
          </table:table-cell>
          <table:table-cell table:style-name="Table9.A2" office:value-type="string">
            <text:p text:style-name="P82">varchar(64)</text:p>
          </table:table-cell>
          <table:table-cell table:style-name="Table9.A2" office:value-type="string">
            <text:p text:style-name="P82">No</text:p>
          </table:table-cell>
          <table:table-cell table:style-name="Table9.A2" office:value-type="string">
            <text:p text:style-name="P82"/>
          </table:table-cell>
          <table:table-cell table:style-name="Table9.A2" office:value-type="string">
            <text:p text:style-name="P82">The module from which the block originates; for example, ’user’ for the Who’s Online block, and ’block’ for any custom blocks.</text:p>
          </table:table-cell>
        </table:table-row>
        <table:table-row>
          <table:table-cell table:style-name="Table9.A2" office:value-type="string">
            <text:p text:style-name="P82">delta</text:p>
          </table:table-cell>
          <table:table-cell table:style-name="Table9.A2" office:value-type="string">
            <text:p text:style-name="P82">varchar(32)</text:p>
          </table:table-cell>
          <table:table-cell table:style-name="Table9.A2" office:value-type="string">
            <text:p text:style-name="P82">No</text:p>
          </table:table-cell>
          <table:table-cell table:style-name="Table9.A2" office:value-type="string">
            <text:p text:style-name="P82">0</text:p>
          </table:table-cell>
          <table:table-cell table:style-name="Table9.A2" office:value-type="string">
            <text:p text:style-name="P82">Unique ID for block within a module.</text:p>
          </table:table-cell>
        </table:table-row>
        <table:table-row>
          <table:table-cell table:style-name="Table9.A2" office:value-type="string">
            <text:p text:style-name="P82">theme</text:p>
          </table:table-cell>
          <table:table-cell table:style-name="Table9.A2" office:value-type="string">
            <text:p text:style-name="P82">varchar(64)</text:p>
          </table:table-cell>
          <table:table-cell table:style-name="Table9.A2" office:value-type="string">
            <text:p text:style-name="P82">No</text:p>
          </table:table-cell>
          <table:table-cell table:style-name="Table9.A2" office:value-type="string">
            <text:p text:style-name="P82"/>
          </table:table-cell>
          <table:table-cell table:style-name="Table9.A2" office:value-type="string">
            <text:p text:style-name="P82">The theme under which the block settings apply.</text:p>
          </table:table-cell>
        </table:table-row>
        <table:table-row>
          <table:table-cell table:style-name="Table9.A2" office:value-type="string">
            <text:p text:style-name="P82">status</text:p>
          </table:table-cell>
          <table:table-cell table:style-name="Table9.A2" office:value-type="string">
            <text:p text:style-name="P82">tinyint(4)</text:p>
          </table:table-cell>
          <table:table-cell table:style-name="Table9.A2" office:value-type="string">
            <text:p text:style-name="P82">No</text:p>
          </table:table-cell>
          <table:table-cell table:style-name="Table9.A2" office:value-type="string">
            <text:p text:style-name="P82">0</text:p>
          </table:table-cell>
          <table:table-cell table:style-name="Table9.A2" office:value-type="string">
            <text:p text:style-name="P82">Block enabled status. (1 = enabled, 0 = disabled)</text:p>
          </table:table-cell>
        </table:table-row>
        <table:table-row>
          <table:table-cell table:style-name="Table9.A2" office:value-type="string">
            <text:p text:style-name="P82">weight</text:p>
          </table:table-cell>
          <table:table-cell table:style-name="Table9.A2" office:value-type="string">
            <text:p text:style-name="P82">int(11)</text:p>
          </table:table-cell>
          <table:table-cell table:style-name="Table9.A2" office:value-type="string">
            <text:p text:style-name="P82">No</text:p>
          </table:table-cell>
          <table:table-cell table:style-name="Table9.A2" office:value-type="string">
            <text:p text:style-name="P82">0</text:p>
          </table:table-cell>
          <table:table-cell table:style-name="Table9.A2" office:value-type="string">
            <text:p text:style-name="P82">Block weight within region.</text:p>
          </table:table-cell>
        </table:table-row>
        <table:table-row>
          <table:table-cell table:style-name="Table9.A2" office:value-type="string">
            <text:p text:style-name="P82">region</text:p>
          </table:table-cell>
          <table:table-cell table:style-name="Table9.A2" office:value-type="string">
            <text:p text:style-name="P82">varchar(64)</text:p>
          </table:table-cell>
          <table:table-cell table:style-name="Table9.A2" office:value-type="string">
            <text:p text:style-name="P82">No</text:p>
          </table:table-cell>
          <table:table-cell table:style-name="Table9.A2" office:value-type="string">
            <text:p text:style-name="P82"/>
          </table:table-cell>
          <table:table-cell table:style-name="Table9.A2" office:value-type="string">
            <text:p text:style-name="P82">Theme region within which the block is set.</text:p>
          </table:table-cell>
        </table:table-row>
        <table:table-row>
          <table:table-cell table:style-name="Table9.A2" office:value-type="string">
            <text:p text:style-name="P82">custom</text:p>
          </table:table-cell>
          <table:table-cell table:style-name="Table9.A2" office:value-type="string">
            <text:p text:style-name="P82">tinyint(4)</text:p>
          </table:table-cell>
          <table:table-cell table:style-name="Table9.A2" office:value-type="string">
            <text:p text:style-name="P82">No</text:p>
          </table:table-cell>
          <table:table-cell table:style-name="Table9.A2" office:value-type="string">
            <text:p text:style-name="P82">0</text:p>
          </table:table-cell>
          <table:table-cell table:style-name="Table9.A2" office:value-type="string">
            <text:p text:style-name="P82">Flag to indicate how users may control visibility of the block. (0 = Users cannot control, 1 = On by default, but can be hidden, 2 = Hidden by default, but can be shown)</text:p>
          </table:table-cell>
        </table:table-row>
        <table:table-row>
          <table:table-cell table:style-name="Table9.A2" office:value-type="string">
            <text:p text:style-name="P82">visibility</text:p>
          </table:table-cell>
          <table:table-cell table:style-name="Table9.A2" office:value-type="string">
            <text:p text:style-name="P82">tinyint(4)</text:p>
          </table:table-cell>
          <table:table-cell table:style-name="Table9.A2" office:value-type="string">
            <text:p text:style-name="P82">No</text:p>
          </table:table-cell>
          <table:table-cell table:style-name="Table9.A2" office:value-type="string">
            <text:p text:style-name="P82">0</text:p>
          </table:table-cell>
          <table:table-cell table:style-name="Table9.A2" office:value-type="string">
            <text:p text:style-name="P82">Flag to indicate how to show blocks on pages. (0 = Show on all pages except listed pages, 1 = Show only on listed pages, 2 = Use custom PHP code to determine visibility)</text:p>
          </table:table-cell>
        </table:table-row>
        <table:table-row>
          <table:table-cell table:style-name="Table9.A2" office:value-type="string">
            <text:p text:style-name="P82">pages</text:p>
          </table:table-cell>
          <table:table-cell table:style-name="Table9.A2" office:value-type="string">
            <text:p text:style-name="P82">text</text:p>
          </table:table-cell>
          <table:table-cell table:style-name="Table9.A2" office:value-type="string">
            <text:p text:style-name="P82">No</text:p>
          </table:table-cell>
          <table:table-cell table:style-name="Table9.A2" office:value-type="string">
            <text:p text:style-name="P82"/>
          </table:table-cell>
          <table:table-cell table:style-name="Table9.A2" office:value-type="string">
            <text:p text:style-name="P82">Contents of the "Pages" block; contains either a list of paths on which to include/exclude the block or PHP code, depending on "visibility" setting.</text:p>
          </table:table-cell>
        </table:table-row>
        <table:table-row>
          <table:table-cell table:style-name="Table9.A2" office:value-type="string">
            <text:p text:style-name="P82">title</text:p>
          </table:table-cell>
          <table:table-cell table:style-name="Table9.A2" office:value-type="string">
            <text:p text:style-name="P82">varchar(64)</text:p>
          </table:table-cell>
          <table:table-cell table:style-name="Table9.A2" office:value-type="string">
            <text:p text:style-name="P82">No</text:p>
          </table:table-cell>
          <table:table-cell table:style-name="Table9.A2" office:value-type="string">
            <text:p text:style-name="P82"/>
          </table:table-cell>
          <table:table-cell table:style-name="Table9.A2" office:value-type="string">
            <text:p text:style-name="P82">Custom title for the block. (Empty string will use block default title, &lt;none&gt; will remove the title, text will cause block to use specified title.)</text:p>
          </table:table-cell>
        </table:table-row>
        <table:table-row>
          <table:table-cell table:style-name="Table9.A2" office:value-type="string">
            <text:p text:style-name="P82">cache</text:p>
          </table:table-cell>
          <table:table-cell table:style-name="Table9.A2" office:value-type="string">
            <text:p text:style-name="P82">tinyint(4)</text:p>
          </table:table-cell>
          <table:table-cell table:style-name="Table9.A2" office:value-type="string">
            <text:p text:style-name="P82">No</text:p>
          </table:table-cell>
          <table:table-cell table:style-name="Table9.A2" office:value-type="string">
            <text:p text:style-name="P82">1</text:p>
          </table:table-cell>
          <table:table-cell table:style-name="Table9.A2" office:value-type="string">
            <text:p text:style-name="P82">Binary flag to indicate block cache mode. (-2: Custom cache, -1: Do not cache, 1: Cache per role, 2: Cache per user, 4: Cache per page, 8: Block cache global) See DRUPAL_CACHE_* constants in ../includes/common.inc for more detailed information.</text:p>
          </table:table-cell>
        </table:table-row>
      </table:table>
      <text:h text:style-name="P123" text:outline-level="3">Index</text:h>
      <text:p text:style-name="P87"><text:bookmark text:name="table_index4"/></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header-rows>
          <table:table-row>
            <table:table-cell table:style-name="Table10.A1" office:value-type="string">
              <text:p text:style-name="P88">Keyname</text:p>
            </table:table-cell>
            <table:table-cell table:style-name="Table10.A1" office:value-type="string">
              <text:p text:style-name="P88">Type</text:p>
            </table:table-cell>
            <table:table-cell table:style-name="Table10.A1" office:value-type="string">
              <text:p text:style-name="P88">Unique</text:p>
            </table:table-cell>
            <table:table-cell table:style-name="Table10.A1" office:value-type="string">
              <text:p text:style-name="P88">Packed</text:p>
            </table:table-cell>
            <table:table-cell table:style-name="Table10.A1" office:value-type="string">
              <text:p text:style-name="P88">Column</text:p>
            </table:table-cell>
            <table:table-cell table:style-name="Table10.A1" office:value-type="string">
              <text:p text:style-name="P88">Cardinality</text:p>
            </table:table-cell>
            <table:table-cell table:style-name="Table10.A1" office:value-type="string">
              <text:p text:style-name="P88">Collation</text:p>
            </table:table-cell>
            <table:table-cell table:style-name="Table10.A1" office:value-type="string">
              <text:p text:style-name="P88">Null</text:p>
            </table:table-cell>
            <table:table-cell table:style-name="Table10.A1" office:value-type="string">
              <text:p text:style-name="P88">Comment</text:p>
            </table:table-cell>
          </table:table-row>
        </table:table-header-rows>
        <table:table-row>
          <table:table-cell table:style-name="Table10.A2" office:value-type="string">
            <text:p text:style-name="P82">PRIMARY</text:p>
          </table:table-cell>
          <table:table-cell table:style-name="Table10.A2" office:value-type="string">
            <text:p text:style-name="P82">BTREE</text:p>
          </table:table-cell>
          <table:table-cell table:style-name="Table10.A2" office:value-type="string">
            <text:p text:style-name="P82">Yes</text:p>
          </table:table-cell>
          <table:table-cell table:style-name="Table10.A2" office:value-type="string">
            <text:p text:style-name="P82">No</text:p>
          </table:table-cell>
          <table:table-cell table:style-name="Table10.A2" office:value-type="string">
            <text:p text:style-name="P82">bid</text:p>
          </table:table-cell>
          <table:table-cell table:style-name="Table10.A2" office:value-type="string">
            <text:p text:style-name="P82">30</text:p>
          </table:table-cell>
          <table:table-cell table:style-name="Table10.A2" office:value-type="string">
            <text:p text:style-name="P82">A</text:p>
          </table:table-cell>
          <table:table-cell table:style-name="Table10.A2" office:value-type="string">
            <text:p text:style-name="P82">No</text:p>
          </table:table-cell>
          <table:table-cell table:style-name="Table10.A2" office:value-type="string">
            <text:p text:style-name="P84"/>
          </table:table-cell>
        </table:table-row>
        <table:table-row>
          <table:table-cell table:style-name="Table10.A2" table:number-rows-spanned="2" office:value-type="string">
            <text:p text:style-name="P82">tmd</text:p>
          </table:table-cell>
          <table:table-cell table:style-name="Table10.A2" table:number-rows-spanned="2" office:value-type="string">
            <text:p text:style-name="P82">BTREE</text:p>
          </table:table-cell>
          <table:table-cell table:style-name="Table10.A2" table:number-rows-spanned="2" office:value-type="string">
            <text:p text:style-name="P82">Yes</text:p>
          </table:table-cell>
          <table:table-cell table:style-name="Table10.A2" table:number-rows-spanned="2" office:value-type="string">
            <text:p text:style-name="P82">No</text:p>
          </table:table-cell>
          <table:table-cell table:style-name="Table10.A2" office:value-type="string">
            <text:p text:style-name="P82">theme</text:p>
          </table:table-cell>
          <table:table-cell table:style-name="Table10.A2" office:value-type="string">
            <text:p text:style-name="P82">4</text:p>
          </table:table-cell>
          <table:table-cell table:style-name="Table10.A2" office:value-type="string">
            <text:p text:style-name="P82">A</text:p>
          </table:table-cell>
          <table:table-cell table:style-name="Table10.A2" office:value-type="string">
            <text:p text:style-name="P82">No</text:p>
          </table:table-cell>
          <table:table-cell table:style-name="Table10.A2" table:number-rows-spanned="2" office:value-type="string">
            <text:p text:style-name="P84"/>
          </table:table-cell>
        </table:table-row>
        <table:table-row>
          <table:covered-table-cell/>
          <table:covered-table-cell/>
          <table:covered-table-cell/>
          <table:covered-table-cell/>
          <table:table-cell table:style-name="Table10.A2" office:value-type="string">
            <text:p text:style-name="P82">module</text:p>
          </table:table-cell>
          <table:table-cell table:style-name="Table10.A2" office:value-type="string">
            <text:p text:style-name="P82">30</text:p>
          </table:table-cell>
          <table:table-cell table:style-name="Table10.A2" office:value-type="string">
            <text:p text:style-name="P82">A</text:p>
          </table:table-cell>
          <table:table-cell table:style-name="Table10.A2" office:value-type="string">
            <text:p text:style-name="P82">No</text:p>
          </table:table-cell>
          <table:covered-table-cell/>
        </table:table-row>
      </table:table>
      <text:h text:style-name="P142" text:outline-level="5"><draw:line text:anchor-type="paragraph" draw:z-index="32" draw:style-name="gr1" draw:text-style-name="P156" svg:x1="0.007cm" svg:y1="0.515cm" svg:x2="9.167cm" svg:y2="0.515cm"><text:p/></draw:line><text:soft-page-break/><text:span text:style-name="T13">Session Table &amp; Index</text:span>:</text:h>
      <text:p text:style-name="P14">Tabl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88">Column</text:p>
            </table:table-cell>
            <table:table-cell table:style-name="Table11.A1" office:value-type="string">
              <text:p text:style-name="P88">Type</text:p>
            </table:table-cell>
            <table:table-cell table:style-name="Table11.A1" office:value-type="string">
              <text:p text:style-name="P88">Null</text:p>
            </table:table-cell>
            <table:table-cell table:style-name="Table11.A1" office:value-type="string">
              <text:p text:style-name="P88">Default</text:p>
            </table:table-cell>
            <table:table-cell table:style-name="Table11.A1" office:value-type="string">
              <text:p text:style-name="P88">Comments</text:p>
            </table:table-cell>
          </table:table-row>
        </table:table-header-rows>
        <table:table-row>
          <table:table-cell table:style-name="Table11.A2" office:value-type="string">
            <text:p text:style-name="P82">uid</text:p>
          </table:table-cell>
          <table:table-cell table:style-name="Table11.A2" office:value-type="string">
            <text:p text:style-name="P82">int(10)</text:p>
          </table:table-cell>
          <table:table-cell table:style-name="Table11.A2" office:value-type="string">
            <text:p text:style-name="P82">No</text:p>
          </table:table-cell>
          <table:table-cell table:style-name="Table11.A2" office:value-type="string">
            <text:p text:style-name="P82"/>
          </table:table-cell>
          <table:table-cell table:style-name="Table11.A2" office:value-type="string">
            <text:p text:style-name="P82">The users.uid corresponding to a session, or 0 for anonymous user.</text:p>
          </table:table-cell>
        </table:table-row>
        <table:table-row>
          <table:table-cell table:style-name="Table11.A2" office:value-type="string">
            <text:p text:style-name="P82">sid</text:p>
          </table:table-cell>
          <table:table-cell table:style-name="Table11.A2" office:value-type="string">
            <text:p text:style-name="P82">varchar(128)</text:p>
          </table:table-cell>
          <table:table-cell table:style-name="Table11.A2" office:value-type="string">
            <text:p text:style-name="P82">No</text:p>
          </table:table-cell>
          <table:table-cell table:style-name="Table11.A2" office:value-type="string">
            <text:p text:style-name="P82"/>
          </table:table-cell>
          <table:table-cell table:style-name="Table11.A2" office:value-type="string">
            <text:p text:style-name="P82">A session ID. The value is generated by Drupal’s session handlers.</text:p>
          </table:table-cell>
        </table:table-row>
        <table:table-row>
          <table:table-cell table:style-name="Table11.A2" office:value-type="string">
            <text:p text:style-name="P82">ssid</text:p>
          </table:table-cell>
          <table:table-cell table:style-name="Table11.A2" office:value-type="string">
            <text:p text:style-name="P82">varchar(128)</text:p>
          </table:table-cell>
          <table:table-cell table:style-name="Table11.A2" office:value-type="string">
            <text:p text:style-name="P82">No</text:p>
          </table:table-cell>
          <table:table-cell table:style-name="Table11.A2" office:value-type="string">
            <text:p text:style-name="P82"/>
          </table:table-cell>
          <table:table-cell table:style-name="Table11.A2" office:value-type="string">
            <text:p text:style-name="P82">Secure session ID. The value is generated by Drupal’s session handlers.</text:p>
          </table:table-cell>
        </table:table-row>
        <table:table-row>
          <table:table-cell table:style-name="Table11.A2" office:value-type="string">
            <text:p text:style-name="P82">hostname</text:p>
          </table:table-cell>
          <table:table-cell table:style-name="Table11.A2" office:value-type="string">
            <text:p text:style-name="P82">varchar(128)</text:p>
          </table:table-cell>
          <table:table-cell table:style-name="Table11.A2" office:value-type="string">
            <text:p text:style-name="P82">No</text:p>
          </table:table-cell>
          <table:table-cell table:style-name="Table11.A2" office:value-type="string">
            <text:p text:style-name="P82"/>
          </table:table-cell>
          <table:table-cell table:style-name="Table11.A2" office:value-type="string">
            <text:p text:style-name="P82">The IP address that last used this session ID (sid).</text:p>
          </table:table-cell>
        </table:table-row>
        <table:table-row>
          <table:table-cell table:style-name="Table11.A2" office:value-type="string">
            <text:p text:style-name="P82">timestamp</text:p>
          </table:table-cell>
          <table:table-cell table:style-name="Table11.A2" office:value-type="string">
            <text:p text:style-name="P82">int(11)</text:p>
          </table:table-cell>
          <table:table-cell table:style-name="Table11.A2" office:value-type="string">
            <text:p text:style-name="P82">No</text:p>
          </table:table-cell>
          <table:table-cell table:style-name="Table11.A2" office:value-type="string">
            <text:p text:style-name="P82">0</text:p>
          </table:table-cell>
          <table:table-cell table:style-name="Table11.A2" office:value-type="string">
            <text:p text:style-name="P82">The Unix timestamp when this session last requested a page. Old records are purged by PHP automatically.</text:p>
          </table:table-cell>
        </table:table-row>
        <table:table-row>
          <table:table-cell table:style-name="Table11.A2" office:value-type="string">
            <text:p text:style-name="P82">cache</text:p>
          </table:table-cell>
          <table:table-cell table:style-name="Table11.A2" office:value-type="string">
            <text:p text:style-name="P82">int(11)</text:p>
          </table:table-cell>
          <table:table-cell table:style-name="Table11.A2" office:value-type="string">
            <text:p text:style-name="P82">No</text:p>
          </table:table-cell>
          <table:table-cell table:style-name="Table11.A2" office:value-type="string">
            <text:p text:style-name="P82">0</text:p>
          </table:table-cell>
          <table:table-cell table:style-name="Table11.A2" office:value-type="string">
            <text:p text:style-name="P82">The time of this user’s last post. This is used when the site has specified a minimum_cache_lifetime. See cache_get().</text:p>
          </table:table-cell>
        </table:table-row>
        <table:table-row>
          <table:table-cell table:style-name="Table11.A2" office:value-type="string">
            <text:p text:style-name="P82">session</text:p>
          </table:table-cell>
          <table:table-cell table:style-name="Table11.A2" office:value-type="string">
            <text:p text:style-name="P82">longblob</text:p>
          </table:table-cell>
          <table:table-cell table:style-name="Table11.A2" office:value-type="string">
            <text:p text:style-name="P82">Yes</text:p>
          </table:table-cell>
          <table:table-cell table:style-name="Table11.A2" office:value-type="string">
            <text:p text:style-name="P83">NULL</text:p>
          </table:table-cell>
          <table:table-cell table:style-name="Table11.A2" office:value-type="string">
            <text:p text:style-name="P82">The serialized contents of $_SESSION, an array of name/value pairs that persists across page requests by this session ID. Drupal loads $_SESSION from here at the start of each request and saves it at the end.</text:p>
          </table:table-cell>
        </table:table-row>
      </table:table>
      <text:h text:style-name="P124" text:outline-level="3"/>
      <text:p text:style-name="P34">Index</text:p>
      <text:p text:style-name="P87"><text:bookmark text:name="table_index5"/></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header-rows>
          <table:table-row>
            <table:table-cell table:style-name="Table12.A1" office:value-type="string">
              <text:p text:style-name="P88">Keyname</text:p>
            </table:table-cell>
            <table:table-cell table:style-name="Table12.A1" office:value-type="string">
              <text:p text:style-name="P88">Type</text:p>
            </table:table-cell>
            <table:table-cell table:style-name="Table12.A1" office:value-type="string">
              <text:p text:style-name="P88">Unique</text:p>
            </table:table-cell>
            <table:table-cell table:style-name="Table12.A1" office:value-type="string">
              <text:p text:style-name="P88">Packed</text:p>
            </table:table-cell>
            <table:table-cell table:style-name="Table12.A1" office:value-type="string">
              <text:p text:style-name="P88">Column</text:p>
            </table:table-cell>
            <table:table-cell table:style-name="Table12.A1" office:value-type="string">
              <text:p text:style-name="P88">Cardinality</text:p>
            </table:table-cell>
            <table:table-cell table:style-name="Table12.A1" office:value-type="string">
              <text:p text:style-name="P88">Collation</text:p>
            </table:table-cell>
            <table:table-cell table:style-name="Table12.A1" office:value-type="string">
              <text:p text:style-name="P88">Null</text:p>
            </table:table-cell>
            <table:table-cell table:style-name="Table12.A1" office:value-type="string">
              <text:p text:style-name="P88">Comment</text:p>
            </table:table-cell>
          </table:table-row>
        </table:table-header-rows>
        <table:table-row>
          <table:table-cell table:style-name="Table12.A2" table:number-rows-spanned="2" office:value-type="string">
            <text:p text:style-name="P82">PRIMARY</text:p>
          </table:table-cell>
          <table:table-cell table:style-name="Table12.A2" table:number-rows-spanned="2" office:value-type="string">
            <text:p text:style-name="P82">BTREE</text:p>
          </table:table-cell>
          <table:table-cell table:style-name="Table12.A2" table:number-rows-spanned="2" office:value-type="string">
            <text:p text:style-name="P82">Yes</text:p>
          </table:table-cell>
          <table:table-cell table:style-name="Table12.A2" table:number-rows-spanned="2" office:value-type="string">
            <text:p text:style-name="P82">No</text:p>
          </table:table-cell>
          <table:table-cell table:style-name="Table12.A2" office:value-type="string">
            <text:p text:style-name="P82">sid</text:p>
          </table:table-cell>
          <table:table-cell table:style-name="Table12.A2" office:value-type="string">
            <text:p text:style-name="P82">1</text:p>
          </table:table-cell>
          <table:table-cell table:style-name="Table12.A2" office:value-type="string">
            <text:p text:style-name="P82">A</text:p>
          </table:table-cell>
          <table:table-cell table:style-name="Table12.A2" office:value-type="string">
            <text:p text:style-name="P82">No</text:p>
          </table:table-cell>
          <table:table-cell table:style-name="Table12.A2" table:number-rows-spanned="2" office:value-type="string">
            <text:p text:style-name="P84"/>
          </table:table-cell>
        </table:table-row>
        <table:table-row>
          <table:covered-table-cell/>
          <table:covered-table-cell/>
          <table:covered-table-cell/>
          <table:covered-table-cell/>
          <table:table-cell table:style-name="Table12.A2" office:value-type="string">
            <text:p text:style-name="P82">ssid</text:p>
          </table:table-cell>
          <table:table-cell table:style-name="Table12.A2" office:value-type="string">
            <text:p text:style-name="P82">1</text:p>
          </table:table-cell>
          <table:table-cell table:style-name="Table12.A2" office:value-type="string">
            <text:p text:style-name="P82">A</text:p>
          </table:table-cell>
          <table:table-cell table:style-name="Table12.A2" office:value-type="string">
            <text:p text:style-name="P82">No</text:p>
          </table:table-cell>
          <table:covered-table-cell/>
        </table:table-row>
        <table:table-row>
          <table:table-cell table:style-name="Table12.A2" office:value-type="string">
            <text:p text:style-name="P82">timestamp</text:p>
          </table:table-cell>
          <table:table-cell table:style-name="Table12.A2" office:value-type="string">
            <text:p text:style-name="P82">BTREE</text:p>
          </table:table-cell>
          <table:table-cell table:style-name="Table12.A2" office:value-type="string">
            <text:p text:style-name="P82">No</text:p>
          </table:table-cell>
          <table:table-cell table:style-name="Table12.A2" office:value-type="string">
            <text:p text:style-name="P82">No</text:p>
          </table:table-cell>
          <table:table-cell table:style-name="Table12.A2" office:value-type="string">
            <text:p text:style-name="P82">timestamp</text:p>
          </table:table-cell>
          <table:table-cell table:style-name="Table12.A2" office:value-type="string">
            <text:p text:style-name="P82">1</text:p>
          </table:table-cell>
          <table:table-cell table:style-name="Table12.A2" office:value-type="string">
            <text:p text:style-name="P82">A</text:p>
          </table:table-cell>
          <table:table-cell table:style-name="Table12.A2" office:value-type="string">
            <text:p text:style-name="P82">No</text:p>
          </table:table-cell>
          <table:table-cell table:style-name="Table12.A2" office:value-type="string">
            <text:p text:style-name="P84"/>
          </table:table-cell>
        </table:table-row>
        <table:table-row>
          <table:table-cell table:style-name="Table12.A2" office:value-type="string">
            <text:p text:style-name="P82">uid</text:p>
          </table:table-cell>
          <table:table-cell table:style-name="Table12.A2" office:value-type="string">
            <text:p text:style-name="P82">BTREE</text:p>
          </table:table-cell>
          <table:table-cell table:style-name="Table12.A2" office:value-type="string">
            <text:p text:style-name="P82">No</text:p>
          </table:table-cell>
          <table:table-cell table:style-name="Table12.A2" office:value-type="string">
            <text:p text:style-name="P82">No</text:p>
          </table:table-cell>
          <table:table-cell table:style-name="Table12.A2" office:value-type="string">
            <text:p text:style-name="P82">uid</text:p>
          </table:table-cell>
          <table:table-cell table:style-name="Table12.A2" office:value-type="string">
            <text:p text:style-name="P82">1</text:p>
          </table:table-cell>
          <table:table-cell table:style-name="Table12.A2" office:value-type="string">
            <text:p text:style-name="P82">A</text:p>
          </table:table-cell>
          <table:table-cell table:style-name="Table12.A2" office:value-type="string">
            <text:p text:style-name="P82">No</text:p>
          </table:table-cell>
          <table:table-cell table:style-name="Table12.A2" office:value-type="string">
            <text:p text:style-name="P84"/>
          </table:table-cell>
        </table:table-row>
        <table:table-row>
          <table:table-cell table:style-name="Table12.A2" office:value-type="string">
            <text:p text:style-name="P82">ssid</text:p>
          </table:table-cell>
          <table:table-cell table:style-name="Table12.A2" office:value-type="string">
            <text:p text:style-name="P82">BTREE</text:p>
          </table:table-cell>
          <table:table-cell table:style-name="Table12.A2" office:value-type="string">
            <text:p text:style-name="P82">No</text:p>
          </table:table-cell>
          <table:table-cell table:style-name="Table12.A2" office:value-type="string">
            <text:p text:style-name="P82">No</text:p>
          </table:table-cell>
          <table:table-cell table:style-name="Table12.A2" office:value-type="string">
            <text:p text:style-name="P82">ssid</text:p>
          </table:table-cell>
          <table:table-cell table:style-name="Table12.A2" office:value-type="string">
            <text:p text:style-name="P82">1</text:p>
          </table:table-cell>
          <table:table-cell table:style-name="Table12.A2" office:value-type="string">
            <text:p text:style-name="P82">A</text:p>
          </table:table-cell>
          <table:table-cell table:style-name="Table12.A2" office:value-type="string">
            <text:p text:style-name="P82">No</text:p>
          </table:table-cell>
          <table:table-cell table:style-name="Table12.A2" office:value-type="string">
            <text:p text:style-name="P84"/>
          </table:table-cell>
        </table:table-row>
      </table:table>
      <text:p text:style-name="Text_20_body"/>
      <text:h text:style-name="P143" text:outline-level="5"><draw:line text:anchor-type="paragraph" draw:z-index="33" draw:style-name="gr1" draw:text-style-name="P156" svg:x1="0.007cm" svg:y1="0.727cm" svg:x2="9.167cm" svg:y2="0.727cm"><text:p/></draw:line><text:span text:style-name="T13">Session Table &amp; Index</text:span>:</text:h>
      <text:p text:style-name="P15">Tabl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P88">Column</text:p>
            </table:table-cell>
            <table:table-cell table:style-name="Table13.A1" office:value-type="string">
              <text:p text:style-name="P88">Type</text:p>
            </table:table-cell>
            <table:table-cell table:style-name="Table13.A1" office:value-type="string">
              <text:p text:style-name="P88">Null</text:p>
            </table:table-cell>
            <table:table-cell table:style-name="Table13.A1" office:value-type="string">
              <text:p text:style-name="P88">Default</text:p>
            </table:table-cell>
            <table:table-cell table:style-name="Table13.A1" office:value-type="string">
              <text:p text:style-name="P88">Comments</text:p>
            </table:table-cell>
          </table:table-row>
        </table:table-header-rows>
        <table:table-row>
          <table:table-cell table:style-name="Table13.A2" office:value-type="string">
            <text:p text:style-name="P82">name</text:p>
          </table:table-cell>
          <table:table-cell table:style-name="Table13.A2" office:value-type="string">
            <text:p text:style-name="P82">varchar(128)</text:p>
          </table:table-cell>
          <table:table-cell table:style-name="Table13.A2" office:value-type="string">
            <text:p text:style-name="P82">No</text:p>
          </table:table-cell>
          <table:table-cell table:style-name="Table13.A2" office:value-type="string">
            <text:p text:style-name="P82"/>
          </table:table-cell>
          <table:table-cell table:style-name="Table13.A2" office:value-type="string">
            <text:p text:style-name="P82">The name of the variable.</text:p>
          </table:table-cell>
        </table:table-row>
        <table:table-row>
          <table:table-cell table:style-name="Table13.A2" office:value-type="string">
            <text:p text:style-name="P82">value</text:p>
          </table:table-cell>
          <table:table-cell table:style-name="Table13.A2" office:value-type="string">
            <text:p text:style-name="P82">longblob</text:p>
          </table:table-cell>
          <table:table-cell table:style-name="Table13.A2" office:value-type="string">
            <text:p text:style-name="P82">No</text:p>
          </table:table-cell>
          <table:table-cell table:style-name="Table13.A2" office:value-type="string">
            <text:p text:style-name="P82"/>
          </table:table-cell>
          <table:table-cell table:style-name="Table13.A2" office:value-type="string">
            <text:p text:style-name="P82">The value of the variable.</text:p>
          </table:table-cell>
        </table:table-row>
      </table:table>
      <text:p text:style-name="P36"/>
      <text:p text:style-name="P37"><text:span text:style-name="T2">I</text:span><text:span text:style-name="T1">ndex</text:span></text:p>
      <text:p text:style-name="P87"><text:bookmark text:name="table_index6"/></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header-rows>
          <table:table-row>
            <table:table-cell table:style-name="Table14.A1" office:value-type="string">
              <text:p text:style-name="P88">Keyname</text:p>
            </table:table-cell>
            <table:table-cell table:style-name="Table14.A1" office:value-type="string">
              <text:p text:style-name="P88">Type</text:p>
            </table:table-cell>
            <table:table-cell table:style-name="Table14.A1" office:value-type="string">
              <text:p text:style-name="P88">Unique</text:p>
            </table:table-cell>
            <table:table-cell table:style-name="Table14.A1" office:value-type="string">
              <text:p text:style-name="P88">Packed</text:p>
            </table:table-cell>
            <table:table-cell table:style-name="Table14.A1" office:value-type="string">
              <text:p text:style-name="P88">Column</text:p>
            </table:table-cell>
            <table:table-cell table:style-name="Table14.A1" office:value-type="string">
              <text:p text:style-name="P88">Cardinality</text:p>
            </table:table-cell>
            <table:table-cell table:style-name="Table14.A1" office:value-type="string">
              <text:p text:style-name="P88">Collation</text:p>
            </table:table-cell>
            <table:table-cell table:style-name="Table14.A1" office:value-type="string">
              <text:p text:style-name="P88">Null</text:p>
            </table:table-cell>
            <table:table-cell table:style-name="Table14.A1" office:value-type="string">
              <text:p text:style-name="P91">Comment</text:p>
            </table:table-cell>
          </table:table-row>
        </table:table-header-rows>
        <table:table-row>
          <table:table-cell table:style-name="Table14.A2" office:value-type="string">
            <text:p text:style-name="P90">PRIMARY</text:p>
          </table:table-cell>
          <table:table-cell table:style-name="Table14.B2" office:value-type="string">
            <text:p text:style-name="P90">BTREE</text:p>
          </table:table-cell>
          <table:table-cell table:style-name="Table14.C2" office:value-type="string">
            <text:p text:style-name="P90">Yes</text:p>
          </table:table-cell>
          <table:table-cell table:style-name="Table14.D2" office:value-type="string">
            <text:p text:style-name="P90">No</text:p>
          </table:table-cell>
          <table:table-cell table:style-name="Table14.E2" office:value-type="string">
            <text:p text:style-name="P90">name</text:p>
          </table:table-cell>
          <table:table-cell table:style-name="Table14.F2" office:value-type="string">
            <text:p text:style-name="P90">84</text:p>
          </table:table-cell>
          <table:table-cell table:style-name="Table14.G2" office:value-type="string">
            <text:p text:style-name="P90">A</text:p>
          </table:table-cell>
          <table:table-cell table:style-name="Table14.H2" office:value-type="string">
            <text:p text:style-name="P85">No</text:p>
          </table:table-cell>
          <table:table-cell table:style-name="Table14.I2" office:value-type="string">
            <text:p text:style-name="P84"/>
          </table:table-cell>
        </table:table-row>
      </table:table>
      <text:h text:style-name="P120" text:outline-level="2"><draw:line text:anchor-type="paragraph" draw:z-index="34" draw:style-name="gr2" draw:text-style-name="P156" svg:x1="-0.019cm" svg:y1="1.205cm" svg:x2="17.232cm" svg:y2="1.205cm"><text:p/></draw:line><text:span text:style-name="T36">ix. </text:span>COMPLETE STRUCTURE</text:h>
      <text:p text:style-name="P60"/>
      <text:h text:style-name="P144" text:outline-level="5"><draw:line text:anchor-type="paragraph" draw:z-index="35" draw:style-name="gr1" draw:text-style-name="P156" svg:x1="0.007cm" svg:y1="0.753cm" svg:x2="9.167cm" svg:y2="0.753cm"><text:p/></draw:line>Registration &amp; Login Module:</text:h>
      <text:p text:style-name="P49">Any visitor can register on the site, simple by feeling a form with some mandatory fields. After submitting the form, he/she will receive a confirmation email on his/her mail ID. User just needs to click on confirmation link and he/she will be able to login on the site. Here is some mandatory field list: -</text:p>
      <text:list xml:id="list6230553914133933309" text:style-name="WW8Num7">
        <text:list-item>
          <text:p text:style-name="P105">Username</text:p>
        </text:list-item>
        <text:list-item>
          <text:p text:style-name="P105">Password (with Confirm Password)</text:p>
        </text:list-item>
        <text:list-item>
          <text:p text:style-name="P105">Email</text:p>
        </text:list-item>
      </text:list>
      <text:p text:style-name="P40">Now there are some more field, but those are not mandatory so he can feel that field either in registration form or in profile editing form. An administrator can simple manage the list of users including analyst or simple customer from a special user administration menu.</text:p>
      <text:h text:style-name="P145" text:outline-level="5"><draw:line text:anchor-type="paragraph" draw:z-index="36" draw:style-name="gr1" draw:text-style-name="P156" svg:x1="0.007cm" svg:y1="0.753cm" svg:x2="9.167cm" svg:y2="0.753cm"><text:p/></draw:line><text:span text:style-name="T14">News Feed Module</text:span>:</text:h>
      <text:p text:style-name="P50">Any visitor can see the news list and he/she can read full news by just clicking on the news title. And there will be a subscribe block which will have 2 form elements one is email and another is subscribe button. If any visitor wants the news feed in his/her email then he can simple put his/her email to the subscription form and subscribe for news feed. An administrator can manage all news and subscriber list.</text:p>
      <text:h text:style-name="P146" text:outline-level="5"><draw:line text:anchor-type="paragraph" draw:z-index="37" draw:style-name="gr1" draw:text-style-name="P156" svg:x1="0.007cm" svg:y1="0.753cm" svg:x2="9.167cm" svg:y2="0.753cm"><text:p/></draw:line><text:span text:style-name="T15">Membership Module</text:span>:</text:h>
      <text:p text:style-name="P51"><text:span text:style-name="T16">Any registered user can buy a membership plan, if he/she wants to add his/her analysis data on the site. In this manner he/she will be called an </text:span><text:span text:style-name="T3">Analyst. </text:span><text:span text:style-name="T16">After the buying a membership plan he/she will be assigned analyst role, where he/she can add data with that role permissions. An administrator can manage the membership plans from a special membership administration menu.</text:span></text:p>
      <text:h text:style-name="P147" text:outline-level="5"><draw:line text:anchor-type="paragraph" draw:z-index="38" draw:style-name="gr1" draw:text-style-name="P156" svg:x1="0.007cm" svg:y1="0.753cm" svg:x2="9.167cm" svg:y2="0.753cm"><text:p/></draw:line><text:span text:style-name="T17">Analysis &amp; Content Module</text:span>:</text:h>
      <text:p text:style-name="P23">Any analyst can manage his/her analysis data &amp; news report from a <text:s/>special analyst menu link. And he/she can also add new analysis data &amp; news report. So this analysis data &amp; news report will be listed with his/her name as author. Any visitor can see the list of all the content and analysis data. But if and only if he/she can see the full analysis data, which he/she has been purchased. An administrator can manage all the content and analysis data from a special administrator menu.</text:p>
      <text:h text:style-name="P148" text:outline-level="5"><draw:line text:anchor-type="paragraph" draw:z-index="39" draw:style-name="gr1" draw:text-style-name="P156" svg:x1="0.007cm" svg:y1="0.753cm" svg:x2="9.167cm" svg:y2="0.753cm"><text:p/></draw:line><text:span text:style-name="T18">Rating &amp; Review Module</text:span>:</text:h>
      <text:p text:style-name="P55">Any registered user can give his/her rating for a particular analysis and review so that other can see that information and if that is useful for them so they can use that.</text:p>
      <text:p text:style-name="P52"/>
      <text:p text:style-name="P22"><text:soft-page-break/></text:p>
      <text:h text:style-name="P148" text:outline-level="5"><draw:line text:anchor-type="paragraph" draw:z-index="40" draw:style-name="gr1" draw:text-style-name="P156" svg:x1="0.007cm" svg:y1="0.727cm" svg:x2="9.167cm" svg:y2="0.727cm"><text:p/></draw:line><text:span text:style-name="T19">Analyst Profile Module</text:span>:</text:h>
      <text:p text:style-name="P56">Any visitor can visit to a particular analyst profile and he/she can see the list of content and analysis data that is added by that particular analyst. Visitor can also see the rating of that analyst and any registered user can give rating for a particular analyst.</text:p>
      <text:h text:style-name="P149" text:outline-level="5"><draw:line text:anchor-type="paragraph" draw:z-index="41" draw:style-name="gr1" draw:text-style-name="P156" svg:x1="0.007cm" svg:y1="0.753cm" svg:x2="9.167cm" svg:y2="0.753cm"><text:p/></draw:line><text:span text:style-name="T20">Orders Module</text:span>:</text:h>
      <text:p text:style-name="P53">Any registered user can see all the orders which were entered by him/her. For this the user just need to go to his/her profile and then click on order list and there will be a detail list option from where he can see a particular order in detail.</text:p>
      <text:h text:style-name="P150" text:outline-level="5"><draw:line text:anchor-type="paragraph" draw:z-index="42" draw:style-name="gr1" draw:text-style-name="P156" svg:x1="0.007cm" svg:y1="0.753cm" svg:x2="9.167cm" svg:y2="0.753cm"><text:p/></draw:line><text:span text:style-name="T21">Customer Profile Module</text:span>:</text:h>
      <text:p text:style-name="P57">Any registered user can give his/her rating for a particular analysis and review so that other can see that information and if that is useful for them so they can use that. And a Customer can see list of his/her own history orders.</text:p>
      <text:p text:style-name="P54"/>
      <text:h text:style-name="P114" text:outline-level="2"><draw:line text:anchor-type="paragraph" draw:z-index="43" draw:style-name="gr2" draw:text-style-name="P156" svg:x1="-0.019cm" svg:y1="1.205cm" svg:x2="17.232cm" svg:y2="1.205cm"><text:p/></draw:line><text:span text:style-name="T37">x. </text:span>SECURITY MECHANISMS</text:h>
      <text:p text:style-name="P38"/>
      <text:h text:style-name="P151" text:outline-level="5"><draw:line text:anchor-type="paragraph" draw:z-index="44" draw:style-name="gr1" draw:text-style-name="P156" svg:x1="0.007cm" svg:y1="0.753cm" svg:x2="9.167cm" svg:y2="0.753cm"><text:p/></draw:line><text:span text:style-name="T22">Password Protection</text:span>:</text:h>
      <text:p text:style-name="P25">All user passwords will be saved after conversion to MD5 and SH1 both. First it will convert the password to MD5 and then it will convert it to SH1 so it will be dual protected.</text:p>
      <text:h text:style-name="P151" text:outline-level="5"><draw:line text:anchor-type="paragraph" draw:z-index="45" draw:style-name="gr1" draw:text-style-name="P156" svg:x1="0.007cm" svg:y1="0.753cm" svg:x2="9.167cm" svg:y2="0.753cm"><text:p/></draw:line><text:span text:style-name="T23">Injection Protection</text:span>:</text:h>
      <text:p text:style-name="P27">I have used PDO as an object oriented database library. So basically it prevents any SQL injection which occurs by any drone or human.</text:p>
      <text:h text:style-name="P151" text:outline-level="5"><draw:line text:anchor-type="paragraph" draw:z-index="46" draw:style-name="gr1" draw:text-style-name="P156" svg:x1="0.007cm" svg:y1="0.753cm" svg:x2="9.167cm" svg:y2="0.753cm"><text:p/></draw:line><text:span text:style-name="T24">Captcha Protection</text:span>:</text:h>
      <text:p text:style-name="P58">I have used captcha protection on few critical forms. So that there will not be any drone entry on the site.</text:p>
      <text:p text:style-name="P27"/>
      <text:p text:style-name="P26"/>
      <text:p text:style-name="P26"/>
      <text:p text:style-name="P26"/>
      <text:p text:style-name="P26"/>
      <text:p text:style-name="P26"/>
      <text:p text:style-name="P26"/>
      <text:p text:style-name="P26"><text:soft-page-break/></text:p>
      <text:p text:style-name="P24"/>
      <text:h text:style-name="P115" text:outline-level="2"><draw:line text:anchor-type="paragraph" draw:z-index="47" draw:style-name="gr2" draw:text-style-name="P156" svg:x1="-0.019cm" svg:y1="1.126cm" svg:x2="17.232cm" svg:y2="1.126cm"><text:p/></draw:line><text:span text:style-name="T37">xi. </text:span>FUTURE SCOPE &amp; ENHANCEMENT</text:h>
      <text:p text:style-name="P39"/>
      <text:h text:style-name="P152" text:outline-level="5"><draw:line text:anchor-type="paragraph" draw:z-index="48" draw:style-name="gr1" draw:text-style-name="P156" svg:x1="0.007cm" svg:y1="0.753cm" svg:x2="9.167cm" svg:y2="0.753cm"><text:p/></draw:line><text:span text:style-name="T25">Future Scope</text:span>:</text:h>
      <text:p text:style-name="P58">In future, it may need some more additional functionality as following: -</text:p>
      <text:list xml:id="list2032282527444948177" text:style-name="WW8Num8">
        <text:list-item>
          <text:p text:style-name="P106">Training Institutions registration, so that they can provide relevant trainings online.</text:p>
        </text:list-item>
        <text:list-item>
          <text:p text:style-name="P106">Discount and Coupon code requirement on few analysis data.</text:p>
        </text:list-item>
        <text:list-item>
          <text:p text:style-name="P106">Blog &amp; Forum implementation for socialization.</text:p>
        </text:list-item>
        <text:list-item>
          <text:p text:style-name="P100">Chatting system between users and group chat or public chat system.</text:p>
        </text:list-item>
      </text:list>
      <text:h text:style-name="P153" text:outline-level="5"><draw:line text:anchor-type="paragraph" draw:z-index="49" draw:style-name="gr1" draw:text-style-name="P156" svg:x1="0.007cm" svg:y1="0.753cm" svg:x2="9.167cm" svg:y2="0.753cm"><text:p/></draw:line><text:span text:style-name="T25">Future Enhancement</text:span>:</text:h>
      <text:p text:style-name="P28">I will develop such a code where can enhance the application in the future by simply adding modules of extra functionality. And that will not affect on current functionality. So it will be very easy for future development and maintained to keep all the code standardized.</text:p>
      <text:h text:style-name="P116" text:outline-level="2"><draw:line text:anchor-type="paragraph" draw:z-index="113" draw:style-name="gr2" draw:text-style-name="P156" svg:x1="-0.019cm" svg:y1="1.126cm" svg:x2="17.232cm" svg:y2="1.126cm"><text:p/></draw:line><text:span text:style-name="T37">xii. BIBLIOGRAPHY</text:span></text:h>
      <text:p text:style-name="P101"/>
      <text:h text:style-name="P154" text:outline-level="5"><draw:line text:anchor-type="paragraph" draw:z-index="114" draw:style-name="gr1" draw:text-style-name="P156" svg:x1="0.007cm" svg:y1="0.753cm" svg:x2="9.167cm" svg:y2="0.753cm"><text:p/></draw:line><text:span text:style-name="T40">Books</text:span>:</text:h>
      <text:p text:style-name="P102">Author: Matt Doyle in (2009) - Beginning PHP 5.3 (Wrox Programmer to Programmer). <text:line-break/>Publisher: John Wiley &amp; Sons.</text:p>
      <text:p text:style-name="P103">Author: Nicholas C. Zakas in (2011) – Professional Javascript for Web Developers, 3<text:span text:style-name="T41">rd</text:span> Edition.<text:line-break/>Publisher: John Wiley &amp; Sons.</text:p>
      <text:p text:style-name="P104">Author: Paul Reinheimer in (2006) – Professional Web APIs with PHP: eBay, Google, Paypal, Amazon, FedEx plus Web Feeds.<text:line-break/>Publisher: John Wiley &amp; Sons.</text:p>
      <text:p text:style-name="P104"/>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836 110" svg:d="M0 0h278 278 280v36 36 38h-278-278-280v-36-36z"/>
    <draw:marker draw:name="Arrowheads_20_2" draw:display-name="Arrowheads 2"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text-properties style:font-name="Symbol" fo:font-family="Symbol" style:font-family-generic="roman" style:font-pitch="variable" style:font-name-complex="OpenSymbol1" style:font-family-complex="OpenSymbol, 'Arial Unicode MS'"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roman" style:font-pitch="variable"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family-generic="roman" style:font-pitch="variable" style:font-name-complex="OpenSymbol1" style:font-family-complex="OpenSymbol, 'Arial Unicode MS'"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0" style:family="text">
      <style:text-properties style:font-name="Symbol" fo:font-family="Symbol" style:font-family-generic="roman" style:font-pitch="variable"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0" style:family="text">
      <style:text-properties style:font-name="Symbol" fo:font-family="Symbol" style:font-family-generic="roman" style:font-pitch="variable"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family-generic="roman" style:font-pitch="variable" style:font-name-complex="OpenSymbol1" style:font-family-complex="OpenSymbol, 'Arial Unicode MS'"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family-generic="roman" style:font-pitch="variable" style:font-name-complex="OpenSymbol1" style:font-family-complex="OpenSymbol, 'Arial Unicode MS'"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2:17:33.944512253</meta:creation-date>
    <dc:date>2014-12-26T18:18:43.204403446</dc:date>
    <meta:editing-duration>PT16H13M13S</meta:editing-duration>
    <meta:editing-cycles>269</meta:editing-cycles>
    <meta:generator>LibreOffice/4.2.7.2$Linux_X86_64 LibreOffice_project/420m0$Build-2</meta:generator>
    <meta:document-statistic meta:table-count="15" meta:image-count="0" meta:object-count="0" meta:page-count="17" meta:paragraph-count="939" meta:word-count="3607" meta:character-count="20136" meta:non-whitespace-character-count="17469"/>
  </office:meta>
</office:document-meta>
</file>